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cm" fo:margin-left="0.025cm" fo:margin-right="0.014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91*"/>
    </style:style>
    <style:style style:name="Table34.B" style:family="table-column">
      <style:table-column-properties style:column-width="9.432cm" style:rel-column-width="3134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17" style:family="table-cell">
      <style:table-cell-properties style:vertical-align="middle" fo:background-color="#f3f3f3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2" style:family="table">
      <style:table-properties style:width="18.493cm" fo:margin-left="0.753cm" fo:margin-right="0.513cm" table:align="margins"/>
    </style:style>
    <style:style style:name="Table82.A" style:family="table-column">
      <style:table-column-properties style:column-width="18.493cm" style:rel-column-width="65535*"/>
    </style:style>
    <style:style style:name="Table82.A1" style:family="table-cell">
      <style:table-cell-properties fo:padding="0.097cm" fo:border="0.002cm solid #000000"/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7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4.732cm" fo:margin-left="2.387cm" fo:margin-right="2.641cm" fo:break-before="page" table:align="margins"/>
    </style:style>
    <style:style style:name="Table18.A" style:family="table-column">
      <style:table-column-properties style:column-width="14.732cm" style:rel-column-width="65535*"/>
    </style:style>
    <style:style style:name="Table18.A1" style:family="table-cell">
      <style:table-cell-properties fo:padding="0.097cm" fo:border="0.002cm solid #000000"/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609cm" fo:margin-left="2.671cm" fo:margin-right="10.479cm" table:align="margins" fo:background-color="transparent">
        <style:background-image/>
      </style:table-properties>
    </style:style>
    <style:style style:name="Table79.A" style:family="table-column">
      <style:table-column-properties style:column-width="2.2cm" style:rel-column-width="21810*"/>
    </style:style>
    <style:style style:name="Table79.C" style:family="table-column">
      <style:table-column-properties style:column-width="2.21cm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12.952cm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3.A" style:family="table-column">
      <style:table-column-properties style:column-width="4.981cm" style:rel-column-width="16573*"/>
    </style:style>
    <style:style style:name="Table83.B" style:family="table-column">
      <style:table-column-properties style:column-width="1.766cm" style:rel-column-width="5877*"/>
    </style:style>
    <style:style style:name="Table83.C" style:family="table-column">
      <style:table-column-properties style:column-width="12.95cm" style:rel-column-width="43085*"/>
    </style:style>
    <style:style style:name="Table83.1" style:family="table-row">
      <style:table-row-properties fo:background-color="#e6e6e6">
        <style:background-image/>
      </style:table-row-properties>
    </style:style>
    <style:style style:name="Table8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3.2" style:family="table-row">
      <style:table-row-properties fo:background-color="#ffffcc">
        <style:background-image/>
      </style:table-row-properties>
    </style:style>
    <style:style style:name="Table8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4.A" style:family="table-column">
      <style:table-column-properties style:column-width="4.981cm" style:rel-column-width="16573*"/>
    </style:style>
    <style:style style:name="Table84.B" style:family="table-column">
      <style:table-column-properties style:column-width="1.766cm" style:rel-column-width="5877*"/>
    </style:style>
    <style:style style:name="Table84.C" style:family="table-column">
      <style:table-column-properties style:column-width="12.95cm" style:rel-column-width="43085*"/>
    </style:style>
    <style:style style:name="Table84.1" style:family="table-row">
      <style:table-row-properties fo:background-color="#e6e6e6">
        <style:background-image/>
      </style:table-row-properties>
    </style:style>
    <style:style style:name="Table8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4.2" style:family="table-row">
      <style:table-row-properties fo:background-color="#ffffcc">
        <style:background-image/>
      </style:table-row-properties>
    </style:style>
    <style:style style:name="Table8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0.A" style:family="table-column">
      <style:table-column-properties style:column-width="4.981cm" style:rel-column-width="16573*"/>
    </style:style>
    <style:style style:name="Table80.B" style:family="table-column">
      <style:table-column-properties style:column-width="1.766cm" style:rel-column-width="5877*"/>
    </style:style>
    <style:style style:name="Table80.C" style:family="table-column">
      <style:table-column-properties style:column-width="12.95cm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1.A" style:family="table-column">
      <style:table-column-properties style:column-width="4.978cm" style:rel-column-width="16562*"/>
    </style:style>
    <style:style style:name="Table81.B" style:family="table-column">
      <style:table-column-properties style:column-width="1.766cm" style:rel-column-width="5877*"/>
    </style:style>
    <style:style style:name="Table81.C" style:family="table-column">
      <style:table-column-properties style:column-width="12.952cm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78cm" style:rel-column-width="16562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8.241cm" style:rel-column-width="27416*"/>
    </style:style>
    <style:style style:name="Table37.D" style:family="table-column">
      <style:table-column-properties style:column-width="4.713cm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7" style:family="paragraph" style:parent-style-name="Text_20_body"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5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59" style:family="paragraph" style:parent-style-name="Text_20_body">
      <style:paragraph-properties fo:margin-top="0cm" fo:margin-bottom="0cm" fo:text-align="start" style:justify-single-word="false"/>
    </style:style>
    <style:style style:name="P60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</style:style>
    <style:style style:name="P61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2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 fo:margin-top="0cm" fo:margin-bottom="0cm">
        <style:tab-stops>
          <style:tab-stop style:position="11.596cm"/>
        </style:tab-stops>
      </style:paragraph-properties>
    </style:style>
    <style:style style:name="P65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6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7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9" style:family="paragraph" style:parent-style-name="Standard">
      <style:text-properties style:font-name="Arial2" fo:font-size="10pt" style:font-size-asian="10pt" style:font-size-complex="10pt"/>
    </style:style>
    <style:style style:name="P70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2" style:family="paragraph" style:parent-style-name="Standard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5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7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</style:style>
    <style:style style:name="P81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2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3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4" style:family="paragraph" style:parent-style-name="Standard">
      <style:paragraph-properties fo:break-before="page"/>
    </style:style>
    <style:style style:name="P85" style:family="paragraph" style:parent-style-name="Contents_20_Heading">
      <style:paragraph-properties fo:break-before="page"/>
    </style:style>
    <style:style style:name="P86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7" style:family="paragraph" style:parent-style-name="Text_20_body">
      <style:paragraph-properties fo:margin-left="1.127cm" fo:margin-right="0cm" fo:text-indent="0cm" style:auto-text-indent="false"/>
    </style:style>
    <style:style style:name="P88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9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90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1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2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3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4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5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96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7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8" style:family="paragraph" style:parent-style-name="Text_20_body">
      <style:paragraph-properties fo:margin-top="0cm" fo:margin-bottom="0.4cm"/>
      <style:text-properties fo:font-weight="normal" style:font-weight-asian="normal" style:font-weight-complex="normal"/>
    </style:style>
    <style:style style:name="P99" style:family="paragraph" style:parent-style-name="Text_20_body">
      <style:paragraph-properties fo:margin-left="0.4cm" fo:margin-right="0cm" fo:margin-top="0.101cm" fo:margin-bottom="0.101cm" fo:text-indent="0cm" style:auto-text-indent="false"/>
    </style:style>
    <style:style style:name="P100" style:family="paragraph" style:parent-style-name="Text_20_body">
      <style:paragraph-properties fo:margin-left="0.4cm" fo:margin-right="0.4cm" fo:margin-top="0.101cm" fo:margin-bottom="0.101cm" fo:text-indent="0cm" style:auto-text-indent="false"/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101" style:family="paragraph" style:parent-style-name="Text_20_body">
      <style:paragraph-properties fo:margin-left="0.499cm" fo:margin-right="0cm" fo:margin-top="0cm" fo:margin-bottom="0cm" fo:text-indent="0cm" style:auto-text-indent="false">
        <style:tab-stops>
          <style:tab-stop style:position="0.838cm"/>
        </style:tab-stops>
      </style:paragraph-properties>
    </style:style>
    <style:style style:name="P102" style:family="paragraph" style:parent-style-name="Text_20_body">
      <style:paragraph-properties fo:margin-left="0.499cm" fo:margin-right="0cm" fo:margin-top="0cm" fo:margin-bottom="0cm" fo:text-indent="0cm" style:auto-text-indent="false">
        <style:tab-stops>
          <style:tab-stop style:position="0.838cm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3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105" style:family="paragraph" style:parent-style-name="Text_20_body" style:list-style-name="L1"/>
    <style:style style:name="P106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07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08" style:family="paragraph" style:parent-style-name="Text_20_body" style:list-style-name="L1">
      <style:paragraph-properties>
        <style:tab-stops>
          <style:tab-stop style:position="6.405cm"/>
        </style:tab-stops>
      </style:paragraph-properties>
    </style:style>
    <style:style style:name="P109" style:family="paragraph" style:parent-style-name="Text_20_body">
      <style:text-properties style:font-name="Arial2" fo:font-style="normal" style:font-style-asian="normal" style:font-style-complex="normal"/>
    </style:style>
    <style:style style:name="P110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11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12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13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4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5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16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17" style:family="paragraph" style:parent-style-name="Text_20_body" style:list-style-name="L1">
      <style:paragraph-properties fo:margin-top="0.4cm" fo:margin-bottom="0.199cm"/>
    </style:style>
    <style:style style:name="P118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19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0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1" style:family="paragraph" style:parent-style-name="Heading_20_1">
      <style:paragraph-properties fo:break-before="page"/>
    </style:style>
    <style:style style:name="P122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23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24" style:family="paragraph" style:parent-style-name="Heading_20_2">
      <style:text-properties style:font-name="Arial2" fo:font-size="10pt" style:font-size-asian="10pt" style:font-size-complex="10pt"/>
    </style:style>
    <style:style style:name="P125" style:family="paragraph" style:parent-style-name="Heading_20_2">
      <style:paragraph-properties fo:break-before="page"/>
    </style:style>
    <style:style style:name="P126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27" style:family="paragraph" style:parent-style-name="Standard" style:list-style-name="L1"/>
    <style:style style:name="P128" style:family="paragraph" style:parent-style-name="Standard" style:list-style-name="L3">
      <style:paragraph-properties fo:margin-top="0cm" fo:margin-bottom="0.199cm"/>
    </style:style>
    <style:style style:name="P129" style:family="paragraph">
      <style:paragraph-properties fo:text-align="center"/>
    </style:style>
    <style:style style:name="P130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31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-complex="Arial2"/>
    </style:style>
    <style:style style:name="T21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2" style:family="text">
      <style:text-properties style:use-window-font-color="true" style:font-name="Courier New" fo:font-weight="bold" style:font-weight-asian="bold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6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7" style:family="text">
      <style:text-properties fo:color="#c00000"/>
    </style:style>
    <style:style style:name="T28" style:family="text">
      <style:text-properties fo:color="#c00000" style:font-name="Arial2" style:font-size-asian="10pt" style:font-name-complex="Arial2" style:font-size-complex="10pt"/>
    </style:style>
    <style:style style:name="T29" style:family="text">
      <style:text-properties fo:color="#c00000" style:font-name="Arial2" fo:font-size="10pt" style:font-size-asian="10pt" style:font-name-complex="Arial2" style:font-size-complex="10pt"/>
    </style:style>
    <style:style style:name="T30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1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c00000" style:font-name="Arial2" fo:font-weight="normal" style:font-size-asian="10pt" style:font-weight-asian="normal" style:font-name-complex="Arial2" style:font-size-complex="10pt" style:font-weight-complex="normal"/>
    </style:style>
    <style:style style:name="T34" style:family="text">
      <style:text-properties fo:color="#c00000" style:font-name-complex="Arial2"/>
    </style:style>
    <style:style style:name="T35" style:family="text">
      <style:text-properties fo:color="#c00000" style:font-name-asian="Monospace" style:font-name-complex="Arial2"/>
    </style:style>
    <style:style style:name="T36" style:family="text">
      <style:text-properties fo:color="#0000c0"/>
    </style:style>
    <style:style style:name="T37" style:family="text">
      <style:text-properties fo:color="#0000c0" style:font-name="Arial2" style:font-size-asian="10pt" style:font-name-complex="Arial2" style:font-size-complex="10pt"/>
    </style:style>
    <style:style style:name="T38" style:family="text">
      <style:text-properties fo:color="#0000c0" style:font-name="Arial2" fo:font-size="10pt" style:font-size-asian="10pt" style:font-name-complex="Arial2" style:font-size-complex="10pt"/>
    </style:style>
    <style:style style:name="T39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40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41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2" style:family="text">
      <style:text-properties fo:color="#0000c0" style:font-name="Arial2" fo:font-weight="normal" style:font-size-asian="10pt" style:font-weight-asian="normal" style:font-name-complex="Arial2" style:font-size-complex="10pt" style:font-weight-complex="normal"/>
    </style:style>
    <style:style style:name="T43" style:family="text">
      <style:text-properties fo:color="#0000c0" style:font-name="Arial2" style:text-underline-style="none" style:font-size-asian="10pt" style:font-name-complex="Arial2" style:font-size-complex="10pt"/>
    </style:style>
    <style:style style:name="T44" style:family="text">
      <style:text-properties fo:color="#0000c0" style:font-name-complex="Arial2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name-asian="Arial2" style:font-weight-asian="bold" style:font-name-complex="Arial2" style:font-weight-complex="bold"/>
    </style:style>
    <style:style style:name="T47" style:family="text">
      <style:text-properties style:font-name="Arial2"/>
    </style:style>
    <style:style style:name="T48" style:family="text">
      <style:text-properties style:font-name="Arial2" fo:font-size="10pt" style:font-size-asian="10pt" style:font-size-complex="10pt"/>
    </style:style>
    <style:style style:name="T49" style:family="text">
      <style:text-properties style:font-name="Arial2" fo:font-size="10pt" style:font-size-asian="10pt" style:font-name-complex="Arial2" style:font-size-complex="10pt"/>
    </style:style>
    <style:style style:name="T50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51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4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7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8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9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60" style:family="text">
      <style:text-properties style:font-name="Arial2" fo:font-size="10pt" style:font-name-asian="HJLJEC+TimesNewRomanPSMT" style:font-size-asian="10pt" style:font-name-complex="HJLJEC+TimesNewRomanPSMT" style:font-size-complex="10pt"/>
    </style:style>
    <style:style style:name="T61" style:family="text">
      <style:text-properties style:font-name="Arial2" fo:font-style="normal" style:font-style-asian="normal" style:font-style-complex="normal"/>
    </style:style>
    <style:style style:name="T62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font-name="Arial2" fo:font-style="italic" style:font-style-asian="italic" style:font-style-complex="italic"/>
    </style:style>
    <style:style style:name="T64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font-name="Arial2" fo:font-weight="normal" style:font-weight-asian="normal" style:font-weight-complex="normal"/>
    </style:style>
    <style:style style:name="T66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7" style:family="text">
      <style:text-properties style:font-name="Arial2" fo:font-size="4pt" style:font-size-asian="4pt" style:font-size-complex="4pt"/>
    </style:style>
    <style:style style:name="T68" style:family="text">
      <style:text-properties style:font-name-asian="Arial2" style:font-name-complex="Arial2"/>
    </style:style>
    <style:style style:name="T69" style:family="text">
      <style:text-properties fo:font-size="4pt" style:font-size-asian="4pt" style:font-size-complex="4pt"/>
    </style:style>
    <style:style style:name="T70" style:family="text">
      <style:text-properties fo:font-size="4pt" style:font-name-asian="Arial2" style:font-size-asian="4pt" style:font-name-complex="Arial2" style:font-size-complex="4pt"/>
    </style:style>
    <style:style style:name="T71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style:font-weight-asian="bold" style:font-weight-complex="bold"/>
    </style:style>
    <style:style style:name="T77" style:family="text">
      <style:text-properties fo:font-weight="normal" style:font-name-asian="Arial2" style:font-weight-asian="normal" style:font-name-complex="Arial2" style:font-weight-complex="normal"/>
    </style:style>
    <style:style style:name="T78" style:family="text">
      <style:text-properties style:font-name="Courier New" fo:font-weight="bold" style:font-weight-asian="bold" style:font-weight-complex="bold"/>
    </style:style>
    <style:style style:name="T79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80" style:family="text">
      <style:text-properties style:font-name="Courier New" fo:font-weight="bold" style:font-size-asian="10pt" style:font-weight-asian="bold" style:font-size-complex="10pt" style:font-weight-complex="bold"/>
    </style:style>
    <style:style style:name="T81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2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4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style:font-name="Courier New" fo:font-style="normal" style:font-style-asian="normal" style:font-style-complex="normal"/>
    </style:style>
    <style:style style:name="T87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8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9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90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91" style:family="text">
      <style:text-properties fo:font-variant="normal" fo:text-transform="none"/>
    </style:style>
    <style:style style:name="T92" style:family="text">
      <style:text-properties fo:font-variant="normal" fo:text-transform="none" fo:font-weight="normal" style:font-weight-asian="normal" style:font-weight-complex="normal"/>
    </style:style>
    <style:style style:name="T93" style:family="text">
      <style:text-properties fo:font-variant="normal" fo:text-transform="none" fo:font-style="normal" style:font-style-asian="normal" style:font-style-complex="normal"/>
    </style:style>
    <style:style style:name="T94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/>
    </style:style>
    <style:style style:name="T96" style:family="text">
      <style:text-properties fo:color="#000000" style:font-name-complex="Arial2"/>
    </style:style>
    <style:style style:name="T97" style:family="text">
      <style:text-properties fo:color="#000000" style:font-name="Arial2" fo:font-size="10pt" style:font-size-asian="10pt" style:font-name-complex="Arial2" style:font-size-complex="10pt"/>
    </style:style>
    <style:style style:name="T98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9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0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01" style:family="text">
      <style:text-properties fo:color="#000000" style:font-name="Arial2" style:font-size-asian="10pt" style:font-name-complex="Arial2" style:font-size-complex="10pt"/>
    </style:style>
    <style:style style:name="T102" style:family="text">
      <style:text-properties fo:color="#000000" style:font-name="Courier New" fo:font-style="normal" fo:font-weight="bold" style:font-name-asian="Monospace" style:font-size-asian="10pt" style:font-style-asian="normal" style:font-weight-asian="bold" style:font-name-complex="Arial2" style:font-size-complex="10pt" style:font-style-complex="normal" style:font-weight-complex="bold"/>
    </style:style>
    <style:style style:name="T103" style:family="text">
      <style:text-properties fo:color="#008000"/>
    </style:style>
    <style:style style:name="T104" style:family="text">
      <style:text-properties fo:color="#008000" style:font-name-complex="Arial2"/>
    </style:style>
    <style:style style:name="T105" style:family="text">
      <style:text-properties fo:color="#008000" style:font-name="Arial2" fo:font-size="10pt" style:font-size-asian="10pt" style:font-name-complex="Arial2" style:font-size-complex="10pt"/>
    </style:style>
    <style:style style:name="T106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7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8" style:family="text">
      <style:text-properties fo:color="#008000" style:font-name="Arial2" style:font-size-asian="10pt" style:font-name-complex="Arial2" style:font-size-complex="10pt"/>
    </style:style>
    <style:style style:name="T109" style:family="text">
      <style:text-properties fo:color="#008000" style:font-name="Arial2" fo:font-weight="normal" style:font-name-asian="Monospace" style:font-size-asian="10pt" style:font-weight-asian="normal" style:font-name-complex="Arial2" style:font-size-complex="10pt" style:font-weight-complex="normal"/>
    </style:style>
    <style:style style:name="T110" style:family="text">
      <style:text-properties fo:color="#008000" style:font-name="Arial2" fo:font-weight="normal" style:font-size-asian="10pt" style:font-weight-asian="normal" style:font-name-complex="Arial2" style:font-size-complex="10pt" style:font-weight-complex="normal"/>
    </style:style>
    <style:style style:name="T111" style:family="text">
      <style:text-properties fo:color="#008000" style:font-name-asian="Monospace" style:font-name-complex="Arial2"/>
    </style:style>
    <style:style style:name="T112" style:family="text">
      <style:text-properties style:font-name-complex="Arial2"/>
    </style:style>
    <style:style style:name="T113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14" style:family="text">
      <style:text-properties style:font-name="Verdana" fo:font-size="10pt" style:font-size-asian="12.0500001907349pt" style:font-size-complex="13.8000001907349pt"/>
    </style:style>
    <style:style style:name="T115" style:family="text">
      <style:text-properties style:font-name="Arial" style:font-name-asian="Arial" style:font-name-complex="Arial"/>
    </style:style>
    <style:style style:name="T116" style:family="text">
      <style:text-properties style:font-name="Arial" style:font-name-asian="DejaVu Sans" style:font-name-complex="DejaVu Sans"/>
    </style:style>
    <style:style style:name="T117" style:family="text">
      <style:text-properties style:font-name="Arial" fo:font-weight="bold" style:font-weight-asian="bold" style:font-weight-complex="bold"/>
    </style:style>
    <style:style style:name="T118" style:family="text">
      <style:text-properties fo:color="#808080" style:font-name="Arial2" fo:font-size="10pt" style:font-size-asian="10pt" style:font-name-complex="Arial2" style:font-size-complex="10pt"/>
    </style:style>
    <style:style style:name="T119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20" style:family="text">
      <style:text-properties style:font-name-asian="Monospace" style:font-name-complex="Monospace"/>
    </style:style>
    <style:style style:name="T121" style:family="text"/>
    <style:style style:name="T122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23" style:family="text">
      <style:text-properties style:font-name="Arial2" fo:font-size="10pt" fo:font-style="italic" style:font-name-complex="Arial2" style:font-size-complex="10pt" style:font-style-complex="italic"/>
    </style:style>
    <style:style style:name="T124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30" svg:width="3.864cm" svg:height="1.103cm" draw:transform="rotate (-0.523598775599386) translate (16.4270972222222cm -0.259291666666667cm)" draw:corner-radius="0.199cm">
     <text:p text:style-name="P129"><text:span text:style-name="T122">DRAFT</text:span></text:p>
    </draw:rect><draw:rect text:anchor-type="paragraph" draw:z-index="6" draw:style-name="gr3" draw:text-style-name="P129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1"/>
      <text:p text:style-name="P71"/>
      <text:p text:style-name="P71"><draw:frame text:anchor-type="paragraph" draw:z-index="5" draw:style-name="gr2" draw:text-style-name="P131" svg:width="16.613cm" svg:height="1.195cm" svg:x="1.565cm" svg:y="0.374cm">
     <draw:text-box>
      <text:p><text:span text:style-name="T123">Disclaimer</text:span><text:span text:style-name="T124">: This is a system in development. <text:s/>That is, the specification may change without notice.</text:span></text:p>
      <text:p><text:span text:style-name="T124">However, it should still give you a good insight in the “Cloud” Token concept. <text:s/></text:span><text:span text:style-name="T123">Feedback is encouraged!</text:span></text:p>
     </draw:text-box>
    </draw:frame></text:p>
      <text:p text:style-name="P71"/>
      <text:p text:style-name="P71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5">Table of Contents</text:p>
          </text:index-title>
          <text:p text:style-name="P103"><text:a xlink:type="simple" xlink:href="#2.Introduction|outline" text:style-name="Internet_20_link" text:visited-style-name="Internet_20_link">Introduction<text:tab/>4</text:a></text:p>
          <text:p text:style-name="P103"><text:a xlink:type="simple" xlink:href="#3.Architecture|outline" text:style-name="Internet_20_link" text:visited-style-name="Internet_20_link">Architecture<text:tab/>4</text:a></text:p>
          <text:p text:style-name="P103"><text:a xlink:type="simple" xlink:href="#4.Provisioning API|outline" text:style-name="Internet_20_link" text:visited-style-name="Internet_20_link">Provisioning API<text:tab/>4</text:a></text:p>
          <text:p text:style-name="P104"><text:a xlink:type="simple" xlink:href="#4.1.Backward Compatibility|outline" text:style-name="Internet_20_link" text:visited-style-name="Internet_20_link">Backward Compatibility<text:tab/>5</text:a></text:p>
          <text:p text:style-name="P103"><text:a xlink:type="simple" xlink:href="#5.User API|outline" text:style-name="Internet_20_link" text:visited-style-name="Internet_20_link">User API<text:tab/>5</text:a></text:p>
          <text:p text:style-name="P103"><text:a xlink:type="simple" xlink:href="#6.Security Model|outline" text:style-name="Internet_20_link" text:visited-style-name="Internet_20_link">Security Model<text:tab/>5</text:a></text:p>
          <text:p text:style-name="P103"><text:a xlink:type="simple" xlink:href="#7.Objects|outline" text:style-name="Internet_20_link" text:visited-style-name="Internet_20_link">Objects<text:tab/>6</text:a></text:p>
          <text:p text:style-name="P104"><text:a xlink:type="simple" xlink:href="#7.1.Key Protection Objects|outline" text:style-name="Internet_20_link" text:visited-style-name="Internet_20_link">Key Protection Objects<text:tab/>6</text:a></text:p>
          <text:p text:style-name="P104"><text:a xlink:type="simple" xlink:href="#7.3.Key Entries|outline" text:style-name="Internet_20_link" text:visited-style-name="Internet_20_link">Key Entries<text:tab/>7</text:a></text:p>
          <text:p text:style-name="P104"><text:a xlink:type="simple" xlink:href="#7.4.Provisioning Objects|outline" text:style-name="Internet_20_link" text:visited-style-name="Internet_20_link">Provisioning Objects<text:tab/>7</text:a></text:p>
          <text:p text:style-name="P103"><text:a xlink:type="simple" xlink:href="#8.Algorithm Support|outline" text:style-name="Internet_20_link" text:visited-style-name="Internet_20_link">Algorithm Support<text:tab/>8</text:a></text:p>
          <text:p text:style-name="P103"><text:a xlink:type="simple" xlink:href="#9.Data Types|outline" text:style-name="Internet_20_link" text:visited-style-name="Internet_20_link">Data Types<text:tab/>9</text:a></text:p>
          <text:p text:style-name="P103"><text:a xlink:type="simple" xlink:href="#10.Return Values|outline" text:style-name="Internet_20_link" text:visited-style-name="Internet_20_link">Return Values<text:tab/>9</text:a></text:p>
          <text:p text:style-name="P103"><text:a xlink:type="simple" xlink:href="#11.Error Codes|outline" text:style-name="Internet_20_link" text:visited-style-name="Internet_20_link">Error Codes<text:tab/>9</text:a></text:p>
          <text:p text:style-name="P103"><text:a xlink:type="simple" xlink:href="#12.Key Policy Attributes|outline" text:style-name="Internet_20_link" text:visited-style-name="Internet_20_link">Key Policy Attributes<text:tab/>10</text:a></text:p>
          <text:p text:style-name="P104"><text:a xlink:type="simple" xlink:href="#12.1.Export Control|outline" text:style-name="Internet_20_link" text:visited-style-name="Internet_20_link">Export Control<text:tab/>10</text:a></text:p>
          <text:p text:style-name="P104"><text:a xlink:type="simple" xlink:href="#12.2.PIN Input Control|outline" text:style-name="Internet_20_link" text:visited-style-name="Internet_20_link">PIN Input Control<text:tab/>10</text:a></text:p>
          <text:p text:style-name="P104"><text:a xlink:type="simple" xlink:href="#12.3.PIN Grouping Control|outline" text:style-name="Internet_20_link" text:visited-style-name="Internet_20_link">PIN Grouping Control<text:tab/>10</text:a></text:p>
          <text:p text:style-name="P104"><text:a xlink:type="simple" xlink:href="#12.4.PIN Pattern Control|outline" text:style-name="Internet_20_link" text:visited-style-name="Internet_20_link">PIN Pattern Control<text:tab/>11</text:a></text:p>
          <text:p text:style-name="P104"><text:a xlink:type="simple" xlink:href="#12.5.PIN and PUK Formats|outline" text:style-name="Internet_20_link" text:visited-style-name="Internet_20_link">PIN and PUK Formats<text:tab/>11</text:a></text:p>
          <text:p text:style-name="P104"><text:a xlink:type="simple" xlink:href="#12.6.Delete Control|outline" text:style-name="Internet_20_link" text:visited-style-name="Internet_20_link">Delete Control<text:tab/>11</text:a></text:p>
          <text:p text:style-name="P104"><text:a xlink:type="simple" xlink:href="#12.7.Biometric Protection|outline" text:style-name="Internet_20_link" text:visited-style-name="Internet_20_link">Biometric Protection<text:tab/>12</text:a></text:p>
          <text:p text:style-name="P104"><text:a xlink:type="simple" xlink:href="#12.9.Key Usage|outline" text:style-name="Internet_20_link" text:visited-style-name="Internet_20_link">Key Usage<text:tab/>12</text:a></text:p>
          <text:p text:style-name="P103"><text:a xlink:type="simple" xlink:href="#14.Atomic Operation|outline" text:style-name="Internet_20_link" text:visited-style-name="Internet_20_link">Atomic Operation<text:tab/>13</text:a></text:p>
          <text:p text:style-name="P103"><text:a xlink:type="simple" xlink:href="#15.Method List|outline" text:style-name="Internet_20_link" text:visited-style-name="Internet_20_link">Method List<text:tab/>13</text:a></text:p>
          <text:p text:style-name="P104"><text:a xlink:type="simple" xlink:href="#15.1.createProvisioningSession (1)|outline" text:style-name="Internet_20_link" text:visited-style-name="Internet_20_link">createProvisioningSession (1)<text:tab/>14</text:a></text:p>
          <text:p text:style-name="P104"><text:a xlink:type="simple" xlink:href="#15.2.closeProvisioningSession (2)|outline" text:style-name="Internet_20_link" text:visited-style-name="Internet_20_link">closeProvisioningSession (2)<text:tab/>19</text:a></text:p>
          <text:p text:style-name="P104"><text:a xlink:type="simple" xlink:href="#15.3.enumerateProvisioningSessions (3)|outline" text:style-name="Internet_20_link" text:visited-style-name="Internet_20_link">enumerateProvisioningSessions (3)<text:tab/>20</text:a></text:p>
          <text:p text:style-name="P104"><text:a xlink:type="simple" xlink:href="#15.4.abortProvisioningSession (4)|outline" text:style-name="Internet_20_link" text:visited-style-name="Internet_20_link">abortProvisioningSession (4)<text:tab/>21</text:a></text:p>
          <text:p text:style-name="P104"><text:a xlink:type="simple" xlink:href="#15.5.signProvisioningSessionData (5)|outline" text:style-name="Internet_20_link" text:visited-style-name="Internet_20_link">signProvisioningSessionData (5)<text:tab/>22</text:a></text:p>
          <text:p text:style-name="P104"><text:a xlink:type="simple" xlink:href="#15.6.createPUKPolicy (7)|outline" text:style-name="Internet_20_link" text:visited-style-name="Internet_20_link">createPUKPolicy (7)<text:tab/>23</text:a></text:p>
          <text:p text:style-name="P104"><text:a xlink:type="simple" xlink:href="#15.7.createPINPolicy (8)|outline" text:style-name="Internet_20_link" text:visited-style-name="Internet_20_link">createPINPolicy (8)<text:tab/>24</text:a></text:p>
          <text:p text:style-name="P104"><text:a xlink:type="simple" xlink:href="#15.8.createKeyPair (9)|outline" text:style-name="Internet_20_link" text:visited-style-name="Internet_20_link">createKeyPair (9)<text:tab/>25</text:a></text:p>
          <text:p text:style-name="P104"><text:a xlink:type="simple" xlink:href="#15.9.setCertificatePath (10)|outline" text:style-name="Internet_20_link" text:visited-style-name="Internet_20_link">setCertificatePath (10)<text:tab/>28</text:a></text:p>
          <text:p text:style-name="P104"><text:a xlink:type="simple" xlink:href="#15.10.setSymmetricKey (11)|outline" text:style-name="Internet_20_link" text:visited-style-name="Internet_20_link">setSymmetricKey (11)<text:tab/>30</text:a></text:p>
          <text:p text:style-name="P104"><text:a xlink:type="simple" xlink:href="#15.11.addExtension (12)|outline" text:style-name="Internet_20_link" text:visited-style-name="Internet_20_link">addExtension (12)<text:tab/>31</text:a></text:p>
          <text:p text:style-name="P104"><text:a xlink:type="simple" xlink:href="#15.12.getKeyHandle (19)|outline" text:style-name="Internet_20_link" text:visited-style-name="Internet_20_link">getKeyHandle (19)<text:tab/>34</text:a></text:p>
          <text:p text:style-name="P104"><text:a xlink:type="simple" xlink:href="#15.13.restorePrivateKey (20)|outline" text:style-name="Internet_20_link" text:visited-style-name="Internet_20_link">restorePrivateKey (20)<text:tab/>35</text:a></text:p>
          <text:p text:style-name="P104"><text:a xlink:type="simple" xlink:href="#15.14.getDeviceInfo (30)|outline" text:style-name="Internet_20_link" text:visited-style-name="Internet_20_link">getDeviceInfo (30)<text:tab/>36</text:a></text:p>
          <text:p text:style-name="P104"><text:a xlink:type="simple" xlink:href="#15.15.pp_deleteKey (50)|outline" text:style-name="Internet_20_link" text:visited-style-name="Internet_20_link">pp_deleteKey (50)<text:tab/>37</text:a></text:p>
          <text:p text:style-name="P104"><text:a xlink:type="simple" xlink:href="#15.16.pp_updateKey (51)|outline" text:style-name="Internet_20_link" text:visited-style-name="Internet_20_link">pp_updateKey (51)<text:tab/>38</text:a></text:p>
          <text:p text:style-name="P104"><text:a xlink:type="simple" xlink:href="#15.17.pp_cloneKeyProtection (52)|outline" text:style-name="Internet_20_link" text:visited-style-name="Internet_20_link">pp_cloneKeyProtection (52)<text:tab/>39</text:a></text:p>
          <text:p text:style-name="P104"><text:a xlink:type="simple" xlink:href="#15.18.enumerateKeys (100)|outline" text:style-name="Internet_20_link" text:visited-style-name="Internet_20_link">enumerateKeys (100)<text:tab/>40</text:a></text:p>
          <text:p text:style-name="P104"><text:a xlink:type="simple" xlink:href="#15.19.getKeyAttributes (101)|outline" text:style-name="Internet_20_link" text:visited-style-name="Internet_20_link">getKeyAttributes (101)<text:tab/>41</text:a></text:p>
          <text:p text:style-name="P104"><text:a xlink:type="simple" xlink:href="#15.20.getKeyProtectionInfo (102)|outline" text:style-name="Internet_20_link" text:visited-style-name="Internet_20_link">getKeyProtectionInfo (102)<text:tab/>42</text:a></text:p>
          <text:p text:style-name="P104"><text:a xlink:type="simple" xlink:href="#15.22.getExtensionObject (103)|outline" text:style-name="Internet_20_link" text:visited-style-name="Internet_20_link">getExtensionObject (103)<text:tab/>43</text:a></text:p>
          <text:p text:style-name="P104"><text:soft-page-break/><text:a xlink:type="simple" xlink:href="#15.23.deleteKey (104)|outline" text:style-name="Internet_20_link" text:visited-style-name="Internet_20_link">deleteKey (104)<text:tab/>44</text:a></text:p>
          <text:p text:style-name="P104"><text:a xlink:type="simple" xlink:href="#15.24.unlockKey (105)|outline" text:style-name="Internet_20_link" text:visited-style-name="Internet_20_link">unlockKey (105)<text:tab/>45</text:a></text:p>
          <text:p text:style-name="P104"><text:a xlink:type="simple" xlink:href="#15.25.exportKey (106)|outline" text:style-name="Internet_20_link" text:visited-style-name="Internet_20_link">exportKey (106)<text:tab/>46</text:a></text:p>
          <text:p text:style-name="P104"><text:a xlink:type="simple" xlink:href="#15.26.signHashedData (110)|outline" text:style-name="Internet_20_link" text:visited-style-name="Internet_20_link">signHashedData (110)<text:tab/>47</text:a></text:p>
          <text:p text:style-name="P103"><text:a xlink:type="simple" xlink:href="#16.Session Security Mechanisms|outline" text:style-name="Internet_20_link" text:visited-style-name="Internet_20_link">Session Security Mechanisms<text:tab/>48</text:a></text:p>
          <text:p text:style-name="P104"><text:a xlink:type="simple" xlink:href="#16.1.Encrypted Data|outline" text:style-name="Internet_20_link" text:visited-style-name="Internet_20_link">Encrypted Data<text:tab/>48</text:a></text:p>
          <text:p text:style-name="P104"><text:a xlink:type="simple" xlink:href="#16.2.MAC Operations|outline" text:style-name="Internet_20_link" text:visited-style-name="Internet_20_link">MAC Operations<text:tab/>48</text:a></text:p>
          <text:p text:style-name="P104"><text:a xlink:type="simple" xlink:href="#16.3.Attestations|outline" text:style-name="Internet_20_link" text:visited-style-name="Internet_20_link">Attestations<text:tab/>48</text:a></text:p>
          <text:p text:style-name="P104"><text:a xlink:type="simple" xlink:href="#16.4.Post Provisioning MAC Operations|outline" text:style-name="Internet_20_link" text:visited-style-name="Internet_20_link">Post Provisioning MAC Operations<text:tab/>48</text:a></text:p>
          <text:p text:style-name="P103"><text:a xlink:type="simple" xlink:href="#17.Missing Methods|outline" text:style-name="Internet_20_link" text:visited-style-name="Internet_20_link">Missing Methods<text:tab/>49</text:a></text:p>
          <text:p text:style-name="P103"><text:a xlink:type="simple" xlink:href="#18.Sample Session|outline" text:style-name="Internet_20_link" text:visited-style-name="Internet_20_link">Sample Session<text:tab/>50</text:a></text:p>
          <text:p text:style-name="P103"><text:a xlink:type="simple" xlink:href="#19.Reference Implementation|outline" text:style-name="Internet_20_link" text:visited-style-name="Internet_20_link">Reference Implementation<text:tab/>50</text:a></text:p>
          <text:p text:style-name="P103"><text:a xlink:type="simple" xlink:href="#20.Remote Key Lookup|outline" text:style-name="Internet_20_link" text:visited-style-name="Internet_20_link">Remote Key Lookup<text:tab/>51</text:a></text:p>
          <text:p text:style-name="P103"><text:a xlink:type="simple" xlink:href="#21.Security Considerations|outline" text:style-name="Internet_20_link" text:visited-style-name="Internet_20_link">Security Considerations<text:tab/>52</text:a></text:p>
          <text:p text:style-name="P103"><text:a xlink:type="simple" xlink:href="#22.Intellectual Property Rights|outline" text:style-name="Internet_20_link" text:visited-style-name="Internet_20_link">Intellectual Property Rights<text:tab/>52</text:a></text:p>
          <text:p text:style-name="P103"><text:a xlink:type="simple" xlink:href="#23.References|outline" text:style-name="Internet_20_link" text:visited-style-name="Internet_20_link">References<text:tab/>53</text:a></text:p>
          <text:p text:style-name="P103"><text:a xlink:type="simple" xlink:href="#24.Acknowledgments|outline" text:style-name="Internet_20_link" text:visited-style-name="Internet_20_link">Acknowledgments<text:tab/>54</text:a></text:p>
          <text:p text:style-name="P103"><text:a xlink:type="simple" xlink:href="#25.Author|outline" text:style-name="Internet_20_link" text:visited-style-name="Internet_20_link">Author<text:tab/>54</text:a></text:p>
        </text:index-body>
      </text:table-of-content>
      <text:h text:style-name="Heading_20_1" text:outline-level="1"/>
      <text:h text:style-name="P121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</text:reference-ref></text:span><text:span text:style-name="CrossRef">s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2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25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3">“On the Internet anybody can be an operator of something”<text:line-break/></text:p>
      <text:p text:style-name="Text_20_body"><text:span text:style-name="T72">Many card schemes also depend on roles like SO (Security Officer) which squarely matches scenarios with users associated with a multitude of </text:span><text:span text:style-name="T1">independent</text:span><text:span text:style-name="T72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72">. <text:s/>Using SKS, the </text:span><text:span text:style-name="T1">technical</text:span><text:span text:style-name="T72"> part of the SO role, exclusively becomes an affair between the card and the issuers, </text:span><text:span text:style-name="T1">where each issuer is confined to their own virtual card and SO policy</text:span><text:span text:style-name="T72">.</text:span></text:p>
      <text:p text:style-name="P52"><text:span text:style-name="T72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72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121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8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125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72"> denotes an </text:span><text:span text:style-name="T1">optional</text:span><text:span text:style-name="T72"> secret key defined by calling </text:span><text:span text:style-name="CrossRef"><text:span text:style-name="T72"><text:reference-ref text:reference-format="text" text:ref-name="setpiggybacked">setSymmetricKey</text:reference-ref></text:span></text:span><text:span text:style-name="T72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74"> denote </text:span><text:span text:style-name="T2">optional</text:span><text:span text:style-name="T74"> extension objects defined by calling </text:span><text:span text:style-name="CrossRef"><text:span text:style-name="T72"><text:reference-ref text:reference-format="text" text:ref-name="addextensiondata">addExtension</text:reference-ref></text:span></text:span><text:span text:style-name="T74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72"><text:reference-ref text:reference-format="text" text:ref-name="setpiggybacked">setSymmetricKey</text:reference-ref></text:span></text:span><text:span text:style-name="T72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121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75">See </text:span><text:span text:style-name="CrossRef"><text:span text:style-name="T76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8">See </text:span><text:span text:style-name="CrossRef"><text:span text:style-name="T48"><text:reference-ref text:reference-format="text" text:ref-name="fips.197">FIPS 197</text:reference-ref></text:span></text:span>. <text:s text:c="2"/><text:span text:style-name="T48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18"/>
          </table:table-cell>
          <table:covered-table-cell/>
        </table:table-row>
        <table:table-row table:style-name="Table34.2">
          <table:table-cell table:style-name="Table34.A17" table:number-columns-spanned="2" office:value-type="string">
            <text:p text:style-name="P12">Diffie-Hellman Key Agreement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ecdh</text:p>
          </table:table-cell>
          <table:table-cell table:style-name="Table34.B4" office:value-type="string">
            <text:p text:style-name="P64">See <text:span text:style-name="CrossRef"><text:reference-ref text:reference-format="text" text:ref-name="sp800-56a">SP800-56A</text:reference-ref></text:span> <text:span text:style-name="T60">ECC CDH primitive (Section 5.7.1.2)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rsa.none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signdata">signHashedData</text:reference-ref></text:span></text:p>
          </table:table-cell>
        </table:table-row>
        <table:table-row table:style-name="Table34.2">
          <table:table-cell table:style-name="Table34.A4" office:value-type="string">
            <text:p text:style-name="P75">http://xmlns.webpki.org/keygen2/1.0#algorithm.ecdsa.none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5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Attestation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121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9"> </text:span>] which MUST contain an 1-32 byte string according to the <text:span text:style-name="CrossRef"><text:reference-ref text:reference-format="text" text:ref-name="xml.schema">XML Schema</text:reference-ref></text:span> data type <text:span text:style-name="T1">NCName</text:span><text:span text:style-name="T72"> but restricted to: | a-z | A-Z | 0-9 | . | _ | - |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terminating null characters. <text:s/>String literals are in this specification considered equivalent to <text:span text:style-name="T48">byte[</text:span><text:span text:style-name="T67"> </text:span><text:span text:style-name="T48">].</text:span>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h text:style-name="P122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72"><text:reference-ref text:reference-format="text" text:ref-name="privatekeybackup">PrivateKeyBackup</text:reference-ref></text:span></text:span>, <text:span text:style-name="CrossRef"><text:span text:style-name="T72"><text:reference-ref text:reference-format="text" text:ref-name="sess.updatable">Updatable</text:reference-ref></text:span></text:span>, and <text:span text:style-name="CrossRef"><text:span text:style-name="T72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75">The following table illustrates the use of the </text:span><text:span text:style-name="CrossRef"><text:reference-ref text:reference-format="text" text:ref-name="exportpolicy">ExportPolicy</text:reference-ref></text:span><text:span text:style-name="T75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6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SHOULD maintain the PIN policy and optionally ask the user to create another PIN if there is a policy mismatch because <text:span text:style-name="CrossRef"><text:reference-ref text:reference-format="text" text:ref-name="createKeyPair">createKeyPair</text:reference-ref></text:span> MUST return an error if it fed with inappropriate arguments.</text:p>
      <text:p text:style-name="Text_20_body">Keys protected by a <text:span text:style-name="T24">shared</text:span> PIN MUST be treated as having a single PIN error counter.</text:p>
      <text:p text:style-name="P77"/>
      <text:h text:style-name="P125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5">The PIN format MUST be <text:span text:style-name="T24">alphanumeric</text:span> or <text:span text:style-name="T24">string</text:span> and contain a mix of <text:span text:style-name="T1">letters</text:span> and <text:span text:style-name="T1">digits</text:span>. <text:s/>The <text:span text:style-name="T24">string</text:span> format also requires <text:span text:style-name="T1">lowercase</text:span> letters and <text:span text:style-name="T1">non-alphanumeric</text:span> characters.<text:line-break/><text:span text:style-name="T47">See </text:span>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8"> </text:span><text:span text:style-name="CrossRef"><text:reference-ref text:reference-format="text" text:ref-name="pinpukformat">PIN and PUK Formats</text:reference-ref></text:span>).</text:p>
      <text:p text:style-name="Text_20_body">During provisioning the middleware SHOULD maintain the PIN policy and optionally ask the user to create another PIN if there is a policy mismatch because <text:span text:style-name="CrossRef"><text:reference-ref text:reference-format="text" text:ref-name="createKeyPair">createKeyPair</text:reference-ref></text:span> MUST return an error if it fed with inappropriate arguments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25">Note that format specifiers only deal with how PINs and PUKs are treated in GUIs; internally and in the SKS API, key protection data MUST always be handled as <text:span text:style-name="T1">decoded</text:span> strings of bytes. <text:s/>A conforming SKS MUST perform syntax validation during <text:span text:style-name="CrossRef"><text:reference-ref text:reference-format="text" text:ref-name="createKeyPair">createKeyPair</text:reference-ref></text:span> on <text:span text:style-name="T24">numeric</text:span> and <text:span text:style-name="T24">alphanumeric</text:span> PIN data.<text:span text:style-name="T72"> <text:s/></text:span><text:span text:style-name="T65">Length of the clear-text binary value MUST NOT exceed 100 bytes. <text:s/></text:span>See <text:span text:style-name="T24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8">Also see <text:span text:style-name="CrossRef"><text:reference-ref text:reference-format="text" text:ref-name="deletekey">deleteKey</text:reference-ref></text:span>.</text:p>
      <text:h text:style-name="P125" text:outline-level="2"><text:reference-mark-start text:name="biometricoption"/><text:span text:style-name="CrossRef"><text:span text:style-name="T21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24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8">The biometric protection option is only intended to be applied to </text:span><text:span text:style-name="CrossRef"><text:span text:style-name="T114"><text:reference-ref text:reference-format="text" text:ref-name="user.api">User API</text:reference-ref></text:span></text:span><text:span text:style-name="T48"> methods like </text:span><text:span text:style-name="CrossRef"><text:span text:style-name="T114"><text:reference-ref text:reference-format="text" text:ref-name="signdata">signHashedData</text:reference-ref></text:span></text:span><text:span text:style-name="T48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<text:span text:style-name="T1">asymmetric keys</text:span> may be used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4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 for RSA and ECC respectively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8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10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72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20</text:p>
          </table:table-cell>
          <table:table-cell table:style-name="Table25.C2" office:value-type="float" office:value="3">
            <text:p text:style-name="P68">3</text:p>
          </table:table-cell>
          <table:table-cell table:style-name="Table25.D2" office:value-type="string">
            <text:p text:style-name="P67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7"><text:span text:style-name="CrossRef"><text:span text:style-name="T13">See </text:span></text:span><text:span text:style-name="CrossRef"><text:span text:style-name="T72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3">signature</text:span> and <text:span text:style-name="T23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8">nonRepudiation</text:span> and <text:span text:style-name="T78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5">Notes</text:p>
      <text:p text:style-name="P31">1. The key MUST NOT be subject to a <text:span text:style-name="CrossRef"><text:span text:style-name="T72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h text:style-name="Heading_20_1" text:outline-level="1"/>
      <text:h text:style-name="P121" text:outline-level="1"><text:reference-mark-start text:name="atomic.op"/>Atomic Operation<text:reference-mark-end text:name="atomic.op"/></text:h>
      <text:p text:style-name="P58">An important aspect of SKS is that a provisioning session SHOULD either succeed or leave the system intact, AKA “atomic” operation. <text:s/>To accomplish this some operations MUST not be committed before <text:span text:style-name="CrossRef"><text:reference-ref text:reference-format="text" text:ref-name="closeProvisioningSession">closeProvisioningSession</text:reference-ref></text:span>. <text:s/>This is particularly important for post provisioning methods like <text:span text:style-name="CrossRef"><text:reference-ref text:reference-format="text" text:ref-name="pp.delkey">pp_deleteKey</text:reference-ref></text:span>.</text:p>
      <text:p text:style-name="P58"><text:span text:style-name="T1">Ideally</text:span> an SKS container SHOULD be able dealing with power-failures regardless when they occur.</text:p>
      <text:p text:style-name="P58"/>
      <text:h text:style-name="Heading_20_1" text:outline-level="1">Method List</text:h>
      <text:p text:style-name="P98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15">≥</text:span><text:span text:style-name="T116"> 100.</text:span>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100">Note: The described API is adapted for an SKS using low-level byte-streams for communication. <text:s/>However, the SKS design is equally applicable to API schemes using high-level objects and exceptions. <text:s/>The only thing that MUST remain intact are the cryptographic operations including how objects are represented in MACs.</text:p>
          </table:table-cell>
        </table:table-row>
      </table:table>
      <text:p text:style-name="P57"/>
      <text:h text:style-name="P126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9"> </text:span>]</text:p>
          </table:table-cell>
          <table:table-cell table:style-name="Table1.C2" office:value-type="string">
            <text:p text:style-name="P25"><text:span text:style-name="T48">Server-created ephemeral ECDH key</text:span>. <text:s/>See <text:span text:style-name="CrossRef"><text:span text:style-name="T72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72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<text:reference-mark-start text:name="sess.updatable"/>Updatable<text:reference-mark-end text:name="sess.updatable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Locally acquired time in UNIX “epoch” format in <text:span text:style-name="T1">seconds. <text:s/>See </text:span><text:span text:style-name="CrossRef"><text:span text:style-name="T72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9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7"> </text:span><text:span text:style-name="T78">SessionKey</text:span><text:span text:style-name="T47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9"> </text:span>]</text:p>
          </table:table-cell>
          <table:table-cell table:style-name="Table3.C2" office:value-type="string">
            <text:p text:style-name="P8">SKS-created ephemeral ECDH key which <text:span text:style-name="T72">MUST be in </text:span><text:span text:style-name="CrossRef"><text:span text:style-name="T72"><text:reference-ref text:reference-format="text" text:ref-name="X.509">X.509</text:reference-ref></text:span></text:span><text:span text:style-name="T72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9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84">createProvisioningSession</text:span><text:span text:style-name="T72"> establishes a </text:span><text:span text:style-name="T1">persistent session key</text:span><text:span text:style-name="T72"> that is only known by the issuer and the SKS for usage in subsequent provisioning steps. <text:s/>In addition, the SKS is </text:span><text:span text:style-name="T1">optionally</text:span><text:span text:style-name="T72"> authenticated by the issuer.</text:span></text:p>
      <text:p text:style-name="P31"/>
      <text:p text:style-name="P82"/>
      <text:p text:style-name="P31"/>
      <text:p text:style-name="P31"/>
      <text:p text:style-name="P77">Continued on the next page...</text:p>
      <text:p text:style-name="P77"/>
      <text:p text:style-name="P84">Shown below is the mandatory to support<text:span text:style-name="T99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1230842434" text:style-name="L1">
              <text:list-item>
                <text:p text:style-name="P110">Generate a for this SKS <text:span text:style-name="T1">unique</text:span> <text:span text:style-name="T78">ClientSessionID</text:span></text:p>
              </text:list-item>
              <text:list-item>
                <text:p text:style-name="P106">Output <text:span text:style-name="T78">ClientSessionID</text:span></text:p>
              </text:list-item>
              <text:list-item>
                <text:p text:style-name="P106">Generate an <text:span text:style-name="T1">ephemeral</text:span> ECDH key-pair <text:span text:style-name="T78">EKP</text:span> using <text:span text:style-name="T1">the same named curve</text:span> as <text:span text:style-name="T78">ServerEphemeralKey</text:span></text:p>
              </text:list-item>
              <text:list-item>
                <text:p text:style-name="P105">Output <text:span text:style-name="T83">ClientEphemeralKey</text:span> = <text:span text:style-name="T85">EKP.PublicKey</text:span></text:p>
              </text:list-item>
              <text:list-item>
                <text:p text:style-name="P106">Apply the <text:span text:style-name="CrossRef"><text:reference-ref text:reference-format="text" text:ref-name="sp800-56a">SP800-56A</text:reference-ref></text:span> C(2, 0, ECC CDH) algorithm on <text:span text:style-name="T78">EKP.PrivateKey</text:span> and <text:span text:style-name="T78">ServerEphemeralKey</text:span> creating a shared secret <text:span text:style-name="T78">Z</text:span></text:p>
              </text:list-item>
              <text:list-item>
                <text:p text:style-name="P107">Define a variable byte[32] <text:reference-mark-start text:name="sess.key"/><text:span text:style-name="T78">SessionKey</text:span><text:reference-mark-end text:name="sess.key"/></text:p>
              </text:list-item>
              <text:list-item>
                <text:p text:style-name="P108">Set <text:span text:style-name="T78">SessionKey</text:span> = <text:span text:style-name="CrossRef"><text:span text:style-name="T72"><text:reference-ref text:reference-format="text" text:ref-name="HMAC_SHA256">HMAC-SHA256</text:reference-ref></text:span></text:span> (<text:span text:style-name="T78">Z</text:span>, <text:span text:style-name="T78">ClientSessionID</text:span> || <text:tab/> <text:span text:style-name="T87">// KDF (Key Derivation Function)</text:span><text:line-break/><text:tab/><text:span text:style-name="T78">ServerSessionID</text:span> ||<text:line-break/> <text:tab/><text:span text:style-name="T78">IssuerURI</text:span> ||<text:line-break/><text:tab/><text:span text:style-name="CrossRef"><text:span text:style-name="T72"><text:reference-ref text:reference-format="text" text:ref-name="devcert">Device Certificate</text:reference-ref></text:span></text:span><text:span text:style-name="T65">)</text:span><text:tab/></text:p>
              </text:list-item>
              <text:list-item>
                <text:p text:style-name="P113"><text:span text:style-name="T65">Output </text:span><text:span text:style-name="T83">SessionAttestation</text:span> = <text:span text:style-name="CrossRef"><text:span text:style-name="T72"><text:reference-ref text:reference-format="text" text:ref-name="sign">Sign</text:reference-ref></text:span></text:span><text:span text:style-name="T73"> </text:span><text:span text:style-name="T65">(</text:span><text:span text:style-name="T64">Attestation Private Key</text:span><text:span text:style-name="T65">,</text:span> <text:s text:c="2"/><text:span text:style-name="T87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72"><text:reference-ref text:reference-format="text" text:ref-name="HMAC_SHA256">HMAC-SHA256</text:reference-ref></text:span></text:span> (<text:span text:style-name="T78">SessionKey</text:span>,<text:tab/><text:span text:style-name="T78">ClientSessionID</text:span> ||<text:line-break/><text:tab/><text:span text:style-name="T78">ServerSessionID</text:span> ||<text:line-break/> <text:tab/><text:span text:style-name="T78">IssuerURI</text:span> ||<text:line-break/><text:tab/><text:span text:style-name="T78">ServerEphemeralKey</text:span> ||<text:line-break/><text:tab/><text:span text:style-name="T78">EKP.PublicKey</text:span> ||<text:line-break/><text:tab/><text:span text:style-name="T78">Updatable</text:span> ||<text:line-break/><text:tab/><text:span text:style-name="T78">ClientTime</text:span> ||<text:line-break/><text:tab/><text:span text:style-name="T78">SessionLifeTime</text:span> ||<text:line-break/><text:tab/><text:span text:style-name="T78">SessionKeyLimit</text:span>))</text:p>
              </text:list-item>
              <text:list-item>
                <text:p text:style-name="P114">Define a variable short <text:reference-mark-start text:name="mac.seq.cnt"/><text:span text:style-name="T78">MACSequenceCounter</text:span><text:reference-mark-end text:name="mac.seq.cnt"/> and set it to <text:span text:style-name="T1">zero</text:span></text:p>
              </text:list-item>
              <text:list-item>
                <text:p text:style-name="P114"><text:span text:style-name="T47">Store </text:span><text:span text:style-name="T78">SessionKey</text:span><text:span text:style-name="T47">, </text:span><text:span text:style-name="T78">MACSequenceCounter</text:span><text:span text:style-name="T47">, </text:span><text:span text:style-name="T78">ClientSessionID</text:span><text:span text:style-name="T47">, </text:span><text:span text:style-name="T78">ServerSessionID</text:span><text:span text:style-name="T47">, </text:span><text:span text:style-name="T78">IssuerURI</text:span><text:span text:style-name="T47">, </text:span><text:span text:style-name="T78">Updatable</text:span><text:span text:style-name="T47">, </text:span><text:span text:style-name="T83">ClientTime</text:span><text:span text:style-name="T47">, </text:span><text:span text:style-name="T78">SessionLifeTime</text:span><text:span text:style-name="T47"> and </text:span><text:span text:style-name="T78">SessionKeyLimit</text:span><text:span text:style-name="T47"> in the </text:span><text:span text:style-name="CrossRef"><text:reference-ref text:reference-format="text" text:ref-name="cred.db">Credential Database</text:reference-ref></text:span><text:span text:style-name="CrossRef"> </text:span><text:span text:style-name="T47">and return a handle to the database entry in </text:span><text:span text:style-name="T78">ProvisioningHandle</text:span></text:p>
              </text:list-item>
              <text:list-item>
                <text:p text:style-name="P115">Output <text:span text:style-name="T78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72">Creation of a session key is an </text:span><text:span text:style-name="T1">atomic</text:span><text:span text:style-name="T72"> operation.</text:span></text:p>
      <text:p text:style-name="P81"/>
      <text:p text:style-name="P31"/>
      <text:p text:style-name="P31"/>
      <text:p text:style-name="P31"/>
      <text:p text:style-name="P37">Continued on the next page...</text:p>
      <text:p text:style-name="P83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53">Using </text:span><text:span text:style-name="CrossRef"><text:span text:style-name="T72"><text:reference-ref text:reference-format="text" text:ref-name="keygen2">KeyGen2</text:reference-ref></text:span></text:span><text:span text:style-name="T53"> </text:span><text:reference-mark-start text:name="issueruri"/><text:span text:style-name="T81">IssuerURI</text:span><text:reference-mark-end text:name="issueruri"/><text:span text:style-name="T53"> is the URL to which the result of this method is POSTed. <text:s/>The string MUST NOT exceed 1024 bytes.</text:span></text:p>
      <text:p text:style-name="Text_20_body"><text:reference-mark-start text:name="iisuer.puk.key"/><text:span text:style-name="T85">ServerEphemeralKey</text:span><text:reference-mark-end text:name="iisuer.puk.key"/><text:span text:style-name="T72"> </text:span><text:span text:style-name="T53">MUST be in </text:span><text:span text:style-name="CrossRef"><text:span text:style-name="T72"><text:reference-ref text:reference-format="text" text:ref-name="X.509">X.509</text:reference-ref></text:span></text:span><text:span text:style-name="T53"> DER format and MUST match the </text:span><text:span text:style-name="CrossRef"><text:span text:style-name="T72"><text:reference-ref text:reference-format="text" text:ref-name="elliptic.curves">Elliptic Curves</text:reference-ref></text:span></text:span><text:span text:style-name="T53"> capabilities given by </text:span><text:span text:style-name="CrossRef"><text:span text:style-name="T72"><text:reference-ref text:reference-format="text" text:ref-name="getDeviceData">getDeviceInfo</text:reference-ref></text:span></text:span>.</text:p>
      <text:p text:style-name="Text_20_body"><text:span text:style-name="T74">The </text:span><text:reference-mark-start text:name="sign"/><text:span text:style-name="T2">Sign</text:span><text:reference-mark-end text:name="sign"/><text:span text:style-name="T72"> function MUST use </text:span><text:span text:style-name="CrossRef"><text:span text:style-name="T72"><text:reference-ref text:reference-format="text" text:ref-name="DIAS">DIAS</text:reference-ref></text:span></text:span><text:span text:style-name="T72"> or </text:span><text:span text:style-name="CrossRef"><text:span text:style-name="T72"><text:reference-ref text:reference-format="text" text:ref-name="pkcs1">PKCS #1</text:reference-ref></text:span></text:span><text:span text:style-name="T72"> RSASSA signatures for RSA keys and </text:span><text:span text:style-name="CrossRef"><text:span text:style-name="T72"><text:reference-ref text:reference-format="text" text:ref-name="ECDSA">ECDSA</text:reference-ref></text:span></text:span><text:span text:style-name="T72"> for ECC keys with </text:span><text:span text:style-name="CrossRef"><text:span text:style-name="T72"><text:reference-ref text:reference-format="text" text:ref-name="SHA256">SHA256</text:reference-ref></text:span></text:span><text:span text:style-name="T72"> as the hash function. <text:s/>The distinction between RSA and ECDSA keys is performed through the </text:span><text:span text:style-name="CrossRef"><text:span text:style-name="T72"><text:reference-ref text:reference-format="text" text:ref-name="devcert">Device Certificate</text:reference-ref></text:span></text:span> (see <text:span text:style-name="CrossRef"><text:span text:style-name="T72"><text:reference-ref text:reference-format="text" text:ref-name="getDeviceData">getDeviceInfo</text:reference-ref></text:span></text:span>)<text:span text:style-name="CrossRef"><text:span text:style-name="T72"> </text:span></text:span><text:span text:style-name="T72">which in </text:span><text:span text:style-name="CrossRef"><text:span text:style-name="T72"><text:reference-ref text:reference-format="text" text:ref-name="keygen2">KeyGen2</text:reference-ref></text:span></text:span><text:span text:style-name="T72"> is supplied as well as a part of the response to the issuer, while a </text:span><text:span text:style-name="CrossRef"><text:span text:style-name="T72"><text:reference-ref text:reference-format="text" text:ref-name="DIAS">DIAS</text:reference-ref></text:span></text:span><text:span text:style-name="T72"> signature also requires the DIAS policy OID to be present in the </text:span><text:span text:style-name="CrossRef"><text:span text:style-name="T72"><text:reference-ref text:reference-format="text" text:ref-name="devcert">Device Certificate</text:reference-ref></text:span></text:span><text:span text:style-name="T72">.</text:span></text:p>
      <text:p text:style-name="Text_20_body"><text:span text:style-name="T84">ProvisioningHandle</text:span><text:span text:style-name="T72"> MUST be </text:span><text:span text:style-name="T1">static</text:span><text:span text:style-name="T72">, </text:span><text:span text:style-name="T1">unique</text:span><text:span text:style-name="T72"> and never be reused.</text:span></text:p>
      <text:p text:style-name="Text_20_body"><text:span text:style-name="T72">The </text:span><text:span text:style-name="T81">SessionKeyAlgorithm</text:span><text:span text:style-name="T72"> does not only define the creation of </text:span><text:span text:style-name="T85">SessionKey</text:span><text:span text:style-name="T72">, but also the integrity, confidentiality, and attestation mechanisms used during the provisioning session. <text:s/>See </text:span><text:span text:style-name="CrossRef"><text:span text:style-name="T72"><text:reference-ref text:reference-format="text" text:ref-name="MACOperations">MAC Operations</text:reference-ref></text:span></text:span><text:span text:style-name="T72">, </text:span><text:span text:style-name="CrossRef"><text:span text:style-name="T72"><text:reference-ref text:reference-format="text" text:ref-name="EncryptedData">Encrypted Data</text:reference-ref></text:span></text:span><text:span text:style-name="T72">, and </text:span><text:span text:style-name="CrossRef"><text:span text:style-name="T72"><text:reference-ref text:reference-format="text" text:ref-name="SKSAttestations">Attestations</text:reference-ref></text:span></text:span><text:span text:style-name="T72">.</text:span></text:p>
      <text:p text:style-name="Text_20_body"><text:span text:style-name="T72">The </text:span><text:reference-mark-start text:name="sess.key.op"/><text:span text:style-name="T81">SessionKeyLimit</text:span><text:reference-mark-end text:name="sess.key.op"/><text:span text:style-name="T72"> attribute MUST be large enough to handle all </text:span><text:span text:style-name="T85">SessionKey</text:span><text:span text:style-name="T72"> related operations required during the rest of the provisioning session, otherwise the session MUST be terminated. <text:s/></text:span><text:span text:style-name="T53"><text:s/>See </text:span><text:span text:style-name="CrossRef"><text:span text:style-name="T72"><text:reference-ref text:reference-format="text" text:ref-name="sess.security.mech">Session Security Mechanisms</text:reference-ref></text:span></text:span><text:span text:style-name="T72">. <text:s/>Note that </text:span><text:span text:style-name="CrossRef"><text:span text:style-name="T72"><text:reference-ref text:reference-format="text" text:ref-name="setpiggybacked">setSymmetricKey</text:reference-ref></text:span></text:span><text:span text:style-name="T72"> actually uses </text:span><text:span text:style-name="T1">two</text:span><text:span text:style-name="T72"> </text:span><text:span text:style-name="T85">SessionKey</text:span><text:span text:style-name="T72"> operations, while </text:span><text:span text:style-name="CrossRef"><text:span text:style-name="T72"><text:reference-ref text:reference-format="text" text:ref-name="pp.delkey">pp_deleteKey</text:reference-ref></text:span></text:span> also depends on the <text:span text:style-name="T81">SessionKeyLimit</text:span> of a <text:span text:style-name="T1">previous</text:span> session.</text:p>
      <text:p text:style-name="Text_20_body">When <text:reference-mark-start text:name="client.time"/><text:span text:style-name="T84">ClientTime</text:span><text:reference-mark-end text:name="client.time"/> is transferred through a protocol such as <text:span text:style-name="CrossRef"><text:span text:style-name="T72"><text:reference-ref text:reference-format="text" text:ref-name="keygen2">KeyGen2</text:reference-ref></text:span></text:span> it MUST always as a <text:span text:style-name="T1">minimum</text:span> have seconds resolution otherwise serious interoperability issues will occur. <text:s/>Possible milliseconds MUST be <text:span text:style-name="T1">ignored</text:span>.</text:p>
      <text:p text:style-name="Text_20_body"><text:span text:style-name="T61">Note that individual elements featured in the </text:span><text:span text:style-name="T63">argument</text:span><text:span text:style-name="T61"> (e.g. </text:span><text:span text:style-name="T84">ClientSessionID</text:span><text:span text:style-name="T61">) to the HMAC operations MUST use the representation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189620429" text:continue-numbering="true" text:style-name="L1">
              <text:list-item>
                <text:p text:style-name="P117">Decide if <text:span text:style-name="T84">DeviceCertificate</text:span> is to be accepted/trusted. <text:s/>See <text:span text:style-name="CrossRef"><text:span text:style-name="T72"><text:reference-ref text:reference-format="text" text:ref-name="prov.sess.resp">ProvisioningSessionResponse</text:reference-ref></text:span></text:span></text:p>
              </text:list-item>
              <text:list-item>
                <text:p text:style-name="P114">Run the the same <text:span text:style-name="CrossRef"><text:reference-ref text:reference-format="text" text:ref-name="sp800-56a">SP800-56A</text:reference-ref></text:span> procedure and KDF as for the SKS but now using <text:span text:style-name="T78">ClientEphemeralKey</text:span> and the saved private key of <text:span text:style-name="T78">ServerEphemeralKey</text:span> to obtain <text:span text:style-name="T78">SessionKey</text:span></text:p>
              </text:list-item>
              <text:list-item>
                <text:p text:style-name="P116">VerifySignature<text:span text:style-name="T73"> </text:span><text:span text:style-name="T65">(</text:span><text:span text:style-name="T84">DeviceCertificate.PublicKey</text:span><text:span text:style-name="T65">,<text:tab/></text:span><text:span text:style-name="T89">// Received</text:span><text:span text:style-name="T65"><text:line-break/> <text:s text:c="5"/></text:span><text:span text:style-name="T66"><text:s/></text:span><text:span text:style-name="T65"><text:s text:c="20"/></text:span><text:span text:style-name="T83">SessionAttestation</text:span><text:span text:style-name="T55">,<text:tab/><text:tab/></text:span><text:span text:style-name="T89">// Received</text:span><text:line-break/> <text:s text:c="11"/><text:span text:style-name="T69"><text:s/></text:span><text:s text:c="14"/><text:span text:style-name="CrossRef"><text:span text:style-name="T72"><text:reference-ref text:reference-format="text" text:ref-name="HMAC_SHA256">HMAC-SHA256</text:reference-ref></text:span></text:span> (<text:span text:style-name="T78">SessionKey</text:span>,<text:tab/><text:span text:style-name="T78">ClientSessionID</text:span> ||<text:tab/><text:span text:style-name="T88">// Received</text:span><text:line-break/><text:tab/><text:span text:style-name="T78">ServerSessionID</text:span> ||<text:tab/><text:span text:style-name="T88">// Saved</text:span><text:line-break/> <text:tab/><text:span text:style-name="T78">IssuerURI</text:span> ||<text:tab/><text:span text:style-name="T88">// Saved</text:span><text:line-break/><text:tab/><text:span text:style-name="T78">ServerEphemeralKey</text:span> ||<text:tab/><text:span text:style-name="T88">// Saved</text:span><text:line-break/><text:tab/><text:span text:style-name="T78">ClientEphemeralKey</text:span> ||<text:tab/><text:span text:style-name="T88">// Received</text:span><text:line-break/><text:tab/><text:span text:style-name="T78">Updatable</text:span> ||<text:tab/><text:span text:style-name="T88">// Saved</text:span><text:line-break/><text:tab/><text:span text:style-name="T78">ClientTime</text:span> ||<text:tab/><text:span text:style-name="T88">// Received</text:span><text:line-break/><text:tab/><text:span text:style-name="T78">SessionLifeTime</text:span> ||<text:tab/><text:span text:style-name="T88">// Saved</text:span><text:line-break/><text:tab/><text:span text:style-name="T78">SessionKeyLimit</text:span>))<text:tab/><text:span text:style-name="T88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54">Continued on the next page...</text:p>
      <text:p text:style-name="P84"><text:span text:style-name="T75">When using </text:span><text:span text:style-name="CrossRef"><text:reference-ref text:reference-format="text" text:ref-name="keygen2">KeyGen2</text:reference-ref></text:span><text:span text:style-name="T75"> the </text:span><text:span text:style-name="T2">input</text:span><text:span text:style-name="T75"> to </text:span><text:span text:style-name="T84">createProvisioningSession</text:span><text:span text:style-name="T75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9"><text:span text:style-name="T97">&lt;</text:span><text:span text:style-name="T29">ProvisioningSessionRequest </text:span><text:span text:style-name="T38">ID</text:span><text:span text:style-name="T14">="_0fa47ab3c00c … a67992b6ac61c"<text:line-break/></text:span><text:span text:style-name="T29"> <text:s text:c="48"/></text:span><text:span text:style-name="T38">SubmitURL</text:span><text:span text:style-name="T10">="https://ca.example.com/enroll"<text:line-break/></text:span><text:span text:style-name="T29"> <text:s text:c="48"/></text:span><text:span text:style-name="T38">Updatable</text:span><text:span text:style-name="T10">="true"<text:line-break/></text:span><text:span text:style-name="T29"> <text:s text:c="48"/></text:span><text:span text:style-name="T38">SessionLifeTime</text:span><text:span text:style-name="T10">="50000"<text:line-break/></text:span><text:span text:style-name="T29"> <text:s text:c="48"/></text:span><text:span text:style-name="T38">SessionKeyLimit</text:span><text:span text:style-name="T10">="25"<text:line-break/> <text:s text:c="48"/></text:span><text:span text:style-name="T38">SessionKeyAlgorithm</text:span><text:span text:style-name="T97">="http://xmlns.webpki.org/keygen2/1.0#algorithm.sk1"</text:span><text:span text:style-name="T7">  </text:span><text:span text:style-name="T16">…</text:span><text:span text:style-name="T7"> <text:s/>&gt;</text:span><text:span text:style-name="T96"><text:line-break/></text:span></text:p>
            <text:p text:style-name="P59"><text:span text:style-name="T96"><text:s text:c="4"/>&lt;</text:span><text:span text:style-name="T28">ServerEphemeralKey</text:span><text:span text:style-name="T96">&gt;<text:line-break/></text:span><text:span text:style-name="T101"> <text:s text:c="7"/>&lt;</text:span><text:span text:style-name="T108">ds11</text:span><text:span text:style-name="T101">:</text:span><text:span text:style-name="T28">ECKeyValue</text:span><text:span text:style-name="T101">&gt;</text:span></text:p>
            <text:p text:style-name="P59"><text:s text:c="12"/>&lt;<text:span text:style-name="T103">ds11</text:span><text:span text:style-name="T95">:</text:span><text:span text:style-name="T28">NamedCurve</text:span> <text:span text:style-name="T37">URI</text:span>="urn:oid:1.2.840.10045.3.1.7"/&gt;</text:p>
            <text:p text:style-name="P59"><text:s text:c="12"/>&lt;<text:span text:style-name="T103">ds11</text:span><text:span text:style-name="T95">:</text:span><text:span text:style-name="T28">PublicKey</text:span>&gt;<text:span text:style-name="T95">JK/mSALhBpUjjPAe/ … fXG8z17eZV3mVDZTBM</text:span>&lt;/<text:span text:style-name="T103">ds11</text:span><text:span text:style-name="T95">:</text:span><text:span text:style-name="T28">PublicKey</text:span>&gt;</text:p>
            <text:p text:style-name="P59"><text:s text:c="8"/>&lt;/<text:span text:style-name="T103">ds11</text:span><text:span text:style-name="T95">:</text:span><text:span text:style-name="T28">ECKeyValue</text:span>&gt;</text:p>
            <text:p text:style-name="P59"><text:span text:style-name="T96"><text:s text:c="4"/>&lt;/</text:span><text:span text:style-name="T28">ServerEphemeralKey</text:span><text:span text:style-name="T96">&gt;<text:line-break/></text:span></text:p>
            <text:p text:style-name="P69"><text:span text:style-name="T96">&lt;/</text:span><text:span text:style-name="T34">ProvisioningSessionRequest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82"/>
      <text:p text:style-name="P31"/>
      <text:p text:style-name="P31"/>
      <text:p text:style-name="P31"/>
      <text:p text:style-name="P51">Continued on the next page...</text:p>
      <text:p text:style-name="P84"><text:span text:style-name="T75">When using </text:span><text:span text:style-name="CrossRef"><text:reference-ref text:reference-format="text" text:ref-name="keygen2">KeyGen2</text:reference-ref></text:span><text:span text:style-name="T75"> the </text:span><text:span text:style-name="T2">output</text:span><text:span text:style-name="T75"> from </text:span><text:span text:style-name="T84">createProvisioningSession</text:span><text:span text:style-name="T75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9"><text:span text:style-name="T97">&lt;</text:span><text:reference-mark-start text:name="prov.sess.resp"/><text:span text:style-name="T29">ProvisioningSessionResponse</text:span><text:reference-mark-end text:name="prov.sess.resp"/><text:span text:style-name="T29"> </text:span><text:span text:style-name="T38">ID</text:span><text:span text:style-name="T14">="_126992b6 … a8a6b484db8f"</text:span></text:p>
            <text:p text:style-name="P59"><text:span text:style-name="T41"><text:s/></text:span><text:span text:style-name="T39"><text:s text:c="51"/>ServerSessionID</text:span><text:span text:style-name="T14">="_0fa47ab3c00c … a67992b6ac61c"<text:line-break/> </text:span><text:span text:style-name="T41"><text:s/></text:span><text:span text:style-name="T39"><text:s/></text:span><text:span text:style-name="T14"><text:s/></text:span><text:span text:style-name="T30"><text:s text:c="48"/></text:span><text:span text:style-name="T39">ClientTime</text:span><text:span text:style-name="T14">="2010-03-18T11:23:29Z"</text:span><text:span text:style-name="T100"><text:line-break/></text:span><text:span text:style-name="T14"> </text:span><text:span text:style-name="T41"><text:s/></text:span><text:span text:style-name="T39"><text:s/></text:span><text:span text:style-name="T14"><text:s/></text:span><text:span text:style-name="T30"><text:s text:c="48"/></text:span><text:span text:style-name="T39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100"><text:line-break/></text:span></text:p>
            <text:p text:style-name="P59"><text:span text:style-name="T96"><text:s text:c="4"/>&lt;</text:span><text:span text:style-name="T28">ClientEphemeralKey</text:span><text:span text:style-name="T96">&gt;<text:line-break/> <text:s text:c="4"/></text:span><text:span text:style-name="T101"><text:s text:c="3"/>&lt;</text:span><text:span text:style-name="T108">ds11</text:span><text:span text:style-name="T101">:</text:span><text:span text:style-name="T28">ECKeyValue</text:span><text:span text:style-name="T101">&gt;</text:span></text:p>
            <text:p text:style-name="P59"><text:s text:c="12"/>&lt;<text:span text:style-name="T103">ds11</text:span><text:span text:style-name="T95">:</text:span><text:span text:style-name="T28">NamedCurve</text:span> <text:span text:style-name="T37">URI</text:span>="urn:oid:1.2.840.10045.3.1.7"/&gt;</text:p>
            <text:p text:style-name="P59"><text:s text:c="12"/>&lt;<text:span text:style-name="T103">ds11</text:span><text:span text:style-name="T95">:</text:span><text:span text:style-name="T28">PublicKey</text:span>&gt;<text:span text:style-name="T96">PRZre90SQLp … 16m9FokKxV3F40Y=</text:span>&lt;/<text:span text:style-name="T103">ds11</text:span><text:span text:style-name="T95">:</text:span><text:span text:style-name="T28">PublicKey</text:span>&gt;</text:p>
            <text:p text:style-name="P59"><text:s text:c="8"/>&lt;/<text:span text:style-name="T103">ds11</text:span><text:span text:style-name="T95">:</text:span><text:span text:style-name="T28">ECKeyValue</text:span>&gt;</text:p>
            <text:p text:style-name="P59"><text:span text:style-name="T96"><text:s text:c="4"/>&lt;/</text:span><text:span text:style-name="T28">ClientEphemeralKey</text:span><text:span text:style-name="T96">&gt;<text:line-break/> <text:s text:c="3"/>&lt;</text:span><text:span text:style-name="T28">DeviceCertificate</text:span><text:span text:style-name="T96">&gt; </text:span></text:p>
            <text:p text:style-name="P59"><text:span text:style-name="T96"><text:s text:c="8"/>&lt;</text:span><text:span text:style-name="T104">ds</text:span><text:span text:style-name="T96">:</text:span><text:span text:style-name="T28">X509Data</text:span><text:span text:style-name="T96">&gt; </text:span></text:p>
            <text:p text:style-name="P59"><text:span text:style-name="T96"><text:s text:c="12"/>&lt;</text:span><text:span text:style-name="T104">ds</text:span><text:span text:style-name="T96">:</text:span><text:span text:style-name="T28">X509Certificate</text:span><text:span text:style-name="T96">&gt;MIIC2TCCAcGgAwIBAg ... hugc53W4nNzggt2w==&lt;/</text:span><text:span text:style-name="T104">ds</text:span><text:span text:style-name="T96">:</text:span><text:span text:style-name="T28">X509Certificate</text:span><text:span text:style-name="T96">&gt; </text:span></text:p>
            <text:p text:style-name="P59"><text:span text:style-name="T96"><text:s text:c="8"/>&lt;/</text:span><text:span text:style-name="T104">ds</text:span><text:span text:style-name="T96">:</text:span><text:span text:style-name="T28">X509Data</text:span><text:span text:style-name="T96">&gt; </text:span></text:p>
            <text:p text:style-name="P59"><text:span text:style-name="T96"><text:s text:c="4"/>&lt;/</text:span><text:span text:style-name="T28">DeviceCertificate</text:span><text:span text:style-name="T96">&gt;</text:span></text:p>
            <text:p text:style-name="P59"><text:span text:style-name="T96"><text:s text:c="4"/>&lt;</text:span><text:span text:style-name="T104">ds</text:span><text:span text:style-name="T96">:</text:span><text:span text:style-name="T28">Signature</text:span><text:span text:style-name="T96">&gt; </text:span></text:p>
            <text:p text:style-name="P59"><text:span text:style-name="T96"><text:s text:c="8"/>&lt;</text:span><text:span text:style-name="T108">ds</text:span><text:span text:style-name="T28">:SignedInfo</text:span><text:span text:style-name="T96">&gt; </text:span></text:p>
            <text:p text:style-name="P59"><text:span text:style-name="T96"><text:s text:c="12"/>&lt;</text:span><text:span text:style-name="T108">ds</text:span><text:span text:style-name="T28">:CanonicalizationMethod</text:span><text:span text:style-name="T96"> </text:span><text:span text:style-name="T37">Algorithm</text:span><text:span text:style-name="T96">="http://www.w3.org/2001/10/xml-exc-c14n#"/&gt; </text:span></text:p>
            <text:p text:style-name="P59"><text:span text:style-name="T96"><text:s text:c="12"/>&lt;</text:span><text:span text:style-name="T108">ds</text:span><text:span text:style-name="T28">:SignatureMethod</text:span><text:span text:style-name="T96"> </text:span><text:span text:style-name="T37">Algorithm</text:span><text:span text:style-name="T96">="http://www.w3.org/2001/04/xmldsig-more#hmac-sha256"/&gt; </text:span></text:p>
            <text:p text:style-name="P59"><text:span text:style-name="T96"><text:s text:c="12"/>&lt;</text:span><text:span text:style-name="T104">ds</text:span><text:span text:style-name="T96">:</text:span><text:span text:style-name="T28">Reference</text:span><text:span text:style-name="T96"> </text:span><text:span text:style-name="T37">URI</text:span><text:span text:style-name="T96">="#</text:span><text:span text:style-name="T14">_126992b6 … a8a6b484db8f</text:span><text:span text:style-name="T96">"&gt; </text:span></text:p>
            <text:p text:style-name="P59"><text:span text:style-name="T96"><text:s text:c="16"/>&lt;</text:span><text:span text:style-name="T104">ds</text:span><text:span text:style-name="T96">:</text:span><text:span text:style-name="T28">Transforms</text:span><text:span text:style-name="T96">&gt; </text:span></text:p>
            <text:p text:style-name="P59"><text:span text:style-name="T96"><text:s text:c="20"/>&lt;</text:span><text:span text:style-name="T104">ds</text:span><text:span text:style-name="T96">:</text:span><text:span text:style-name="T28">Transform</text:span><text:span text:style-name="T96"> </text:span><text:span text:style-name="T37">Algorithm</text:span><text:span text:style-name="T96">="http://www.w3.org/2000/09/xmldsig#enveloped-signature"/&gt; </text:span></text:p>
            <text:p text:style-name="P59"><text:span text:style-name="T96"><text:s text:c="20"/>&lt;</text:span><text:span text:style-name="T104">ds</text:span><text:span text:style-name="T96">:</text:span><text:span text:style-name="T28">Transform</text:span><text:span text:style-name="T96"> </text:span><text:span text:style-name="T37">Algorithm</text:span><text:span text:style-name="T96">="http://www.w3.org/2001/10/xml-exc-c14n#"/&gt; </text:span></text:p>
            <text:p text:style-name="P59"><text:span text:style-name="T96"><text:s text:c="16"/>&lt;/</text:span><text:span text:style-name="T104">ds</text:span><text:span text:style-name="T96">:</text:span><text:span text:style-name="T28">Transforms</text:span><text:span text:style-name="T96">&gt; </text:span></text:p>
            <text:p text:style-name="P59"><text:span text:style-name="T96"><text:s text:c="16"/>&lt;</text:span><text:span text:style-name="T104">ds</text:span><text:span text:style-name="T96">:</text:span><text:span text:style-name="T28">DigestMethod</text:span><text:span text:style-name="T96"> </text:span><text:span text:style-name="T37">Algorithm</text:span><text:span text:style-name="T96">="http://www.w3.org/2001/04/xmlenc#sha256"/&gt; </text:span></text:p>
            <text:p text:style-name="P59"><text:span text:style-name="T96"><text:s text:c="16"/>&lt;</text:span><text:span text:style-name="T104">ds</text:span><text:span text:style-name="T96">:</text:span><text:span text:style-name="T28">DigestValue</text:span><text:span text:style-name="T96">&gt;yLD0zNA48Xt9xXNHuBUlK0hL51zn0SYj2IfDXm42PLc=&lt;/</text:span><text:span text:style-name="T104">ds</text:span><text:span text:style-name="T96">:</text:span><text:span text:style-name="T28">DigestValue</text:span><text:span text:style-name="T96">&gt; </text:span></text:p>
            <text:p text:style-name="P59"><text:span text:style-name="T96"><text:s text:c="12"/>&lt;/</text:span><text:span text:style-name="T104">ds</text:span><text:span text:style-name="T96">:</text:span><text:span text:style-name="T28">Reference</text:span><text:span text:style-name="T96">&gt; </text:span></text:p>
            <text:p text:style-name="P59"><text:span text:style-name="T96"><text:s text:c="8"/>&lt;/</text:span><text:span text:style-name="T104">ds</text:span><text:span text:style-name="T96">:</text:span><text:span text:style-name="T28">SignedInfo</text:span><text:span text:style-name="T96">&gt; </text:span></text:p>
            <text:p text:style-name="P59"><text:span text:style-name="T96"><text:s text:c="8"/>&lt;</text:span><text:span text:style-name="T104">ds</text:span><text:span text:style-name="T96">:</text:span><text:span text:style-name="T28">SignatureValue</text:span><text:span text:style-name="T96">&gt;aRiSdmrn/KgtjqtTReF+6DOuIemRuw2xV9yuOPAlMj8=&lt;/</text:span><text:span text:style-name="T104">ds</text:span><text:span text:style-name="T96">:</text:span><text:span text:style-name="T28">SignatureValue</text:span><text:span text:style-name="T96">&gt; </text:span></text:p>
            <text:p text:style-name="P59"><text:span text:style-name="T96"><text:s text:c="8"/>&lt;</text:span><text:span text:style-name="T104">ds</text:span><text:span text:style-name="T96">:</text:span><text:span text:style-name="T28">KeyInfo</text:span><text:span text:style-name="T96">&gt; </text:span></text:p>
            <text:p text:style-name="P59"><text:span text:style-name="T96"><text:s text:c="12"/>&lt;</text:span><text:span text:style-name="T104">ds</text:span><text:span text:style-name="T96">:</text:span><text:span text:style-name="T28">KeyName</text:span><text:span text:style-name="T96">&gt;derived-session-key&lt;/</text:span><text:span text:style-name="T104">ds</text:span><text:span text:style-name="T96">:</text:span><text:span text:style-name="T28">KeyName</text:span><text:span text:style-name="T96">&gt; </text:span></text:p>
            <text:p text:style-name="P59"><text:span text:style-name="T96"><text:s text:c="8"/>&lt;/</text:span><text:span text:style-name="T104">ds</text:span><text:span text:style-name="T96">:</text:span><text:span text:style-name="T28">KeyInfo</text:span><text:span text:style-name="T96">&gt; </text:span></text:p>
            <text:p text:style-name="P59"><text:span text:style-name="T96"><text:s text:c="4"/>&lt;/</text:span><text:span text:style-name="T104">ds</text:span><text:span text:style-name="T96">:</text:span><text:span text:style-name="T28">Signature</text:span><text:span text:style-name="T96">&gt;</text:span></text:p>
            <text:p text:style-name="P61"/>
            <text:p text:style-name="P69"><text:span text:style-name="T96">&lt;/</text:span><text:span text:style-name="T34">ProvisioningSessionResponse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Certificate <text:span text:style-name="T1">path</text:span> from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5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25" text:outline-level="2"><text:reference-mark-start text:name="closeProvisioningSession"/><text:span text:style-name="T75">closeProvisioningSession</text:span><text:reference-mark-end text:name="closeProvisioningSession"/><text:span text:style-name="T75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8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. <text:s/>See <text:span text:style-name="CrossRef"><text:reference-ref text:reference-format="text" text:ref-name="SKSAttestations">Attestations</text:reference-ref></text:span> </text:p>
          </table:table-cell>
        </table:table-row>
      </table:table>
      <text:p text:style-name="P38"/>
      <text:p text:style-name="Text_20_body"><text:span text:style-name="T78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1445784707" text:continue-numbering="true" text:style-name="L1">
        <text:list-item>
          <text:p text:style-name="P111">There is an open provisioning session associated with <text:span text:style-name="T78">ProvisioningHandle</text:span></text:p>
        </text:list-item>
        <text:list-item>
          <text:p text:style-name="P105">The <text:span text:style-name="T81">MAC</text:span><text:span text:style-name="T52"> computes correctly using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    <text:p text:style-name="P105"><text:span text:style-name="T52"><text:s text:c="8"/></text:span><text:span text:style-name="T51">Data = </text:span><text:span text:style-name="T78">ClientSessionID</text:span><text:span text:style-name="T47"> || </text:span><text:span text:style-name="T78">ServerSessionID</text:span><text:span text:style-name="T47"> || </text:span><text:span text:style-name="T78">IssuerURI</text:span></text:p>
        </text:list-item>
        <text:list-item>
          <text:p text:style-name="P112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05">There are no unreferenced PIN or PUK policy objects.<text:span text:style-name="T47">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  <text:list-item>
          <text:p text:style-name="P105">The post provisioning operations succeed during the commit. See <text:span text:style-name="CrossRef"><text:reference-ref text:reference-format="text" text:ref-name="atomic.op">Atomic Operation</text:reference-ref></text:span></text:p>
        </text:list-item>
        <text:list-item>
          <text:p text:style-name="P127">There are no missing calls to <text:span text:style-name="CrossRef"><text:reference-ref text:reference-format="text" text:ref-name="restorePrivateKey">restorePrivateKey</text:reference-ref></text:span></text:p>
          <text:p text:style-name="P127"><text:span text:style-name="CrossRef"/></text:p>
        </text:list-item>
      </text:list>
      <text:p text:style-name="Text_20_body"><text:span text:style-name="T61">When a provisioning session has been successfully closed by this method, it remains stored until all associated keys have been deleted. <text:s/>However, a closed provisioned session will only be a target for updates if its </text:span><text:span text:style-name="CrossRef"><text:span text:style-name="T72"><text:reference-ref text:reference-format="text" text:ref-name="sess.updatable">Updatable</text:reference-ref></text:span></text:span> <text:span text:style-name="T61">flag is true.</text:span></text:p>
      <text:p text:style-name="Text_20_body"><text:span text:style-name="T61">If the verification is successful, </text:span><text:span text:style-name="T84">closeProvisioningSession</text:span><text:span text:style-name="T61"> MUST also reassign the provisioning session ownership to the current (closing) session for </text:span><text:span text:style-name="T63">all</text:span><text:span text:style-name="T61"> objects belonging to sessions that have been subject to a post provisioning operation. <text:s/>The original session objects MUST subsequently be deleted since they have no mission anymore.</text:span></text:p>
      <text:p text:style-name="P49">If verification fails, all objects created in the session MUST be deleted and post provisioning operations MUST be rolled back.</text:p>
      <text:p text:style-name="P31"><text:span text:style-name="T61">Using </text:span><text:span text:style-name="CrossRef"><text:span text:style-name="T72"><text:reference-ref text:reference-format="text" text:ref-name="keygen2">KeyGen2</text:reference-ref></text:span></text:span><text:span text:style-name="T61"> </text:span><text:span text:style-name="T84">closeProvisioningSession</text:span><text:span text:style-name="T61"> is invoked as the last step of processing </text:span><text:span text:style-name="CrossRef"><text:span text:style-name="T72"><text:reference-ref text:reference-format="text" text:ref-name="cred.depl.req">CredentialDeploymentRequest</text:reference-ref></text:span></text:span><text:span text:style-name="T61">.</text:span></text:p>
      <text:p text:style-name="P38"><text:span text:style-name="T62">The </text:span><text:span text:style-name="T81">AttestedResponse</text:span><text:span text:style-name="T62"> is the result of attesting:</text:span></text:p>
      <text:p text:style-name="P38"><text:span text:style-name="T62"><text:tab/> </text:span><text:span text:style-name="T64">Data</text:span><text:span text:style-name="T62"> = </text:span><text:span text:style-name="T86">"</text:span><text:span text:style-name="T84">Success"</text:span><text:span text:style-name="T61"> || </text:span><text:span text:style-name="CrossRef"><text:span text:style-name="T72"><text:reference-ref text:reference-format="text" text:ref-name="mac.seq.cnt">MACSequenceCounter</text:reference-ref></text:span></text:span></text:p>
      <text:p text:style-name="Text_20_body">Note that <text:span text:style-name="CrossRef"><text:span text:style-name="T72"><text:reference-ref text:reference-format="text" text:ref-name="mac.seq.cnt">MACSequenceCounter</text:reference-ref></text:span></text:span> is <text:span text:style-name="T1">incremented</text:span> by the initial MAC operation.</text:p>
      <text:p text:style-name="Text_20_body"><text:span text:style-name="T48">Also see </text:span><text:span text:style-name="CrossRef"><text:reference-ref text:reference-format="text" text:ref-name="sess.key.op">SessionKeyLimit</text:reference-ref></text:span><text:span text:style-name="T48">. <text:s/></text:span></text:p>
      <text:h text:style-name="P125" text:outline-level="2"><text:reference-mark-start text:name="enum.prov.sess"/>enumerateProvisioningSessions<text:reference-mark-end text:name="enum.prov.sess"/> (3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5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1">open</text:span> provisioning sessions. <text:s/>If false list only <text:span text:style-name="T1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64">The following elements MUST only be emitted if</text:span><text:span text:style-name="T65"> </text:span>ProvisioningHandle<text:span text:style-name="T62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int</text:p>
          </table:table-cell>
          <table:table-cell table:style-name="Table39.C2" table:number-rows-spanned="5" office:value-type="string">
            <text:p text:style-name="Table_20_Contents"><text:span text:style-name="T48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</table:table-row>
      </table:table>
      <text:p text:style-name="P38"/>
      <text:p text:style-name="P38"><text:span text:style-name="T84">enumerateProvisioningSessions</text:span> is primarily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p text:style-name="P38"><text:span text:style-name="T84">enumerateProvisioningSessions</text:span> may also be useful for debugging and “cleaning” purposes.</text:p>
      <text:p text:style-name="P38">The input <text:span text:style-name="T83">ProvisioningHandle</text:span><text:span text:style-name="T55"> is initially set to 0xFFFFFFFF to start an enumeration round.</text:span></text:p>
      <text:p text:style-name="P38"><text:span text:style-name="T55">Succeeding calls should use the output </text:span><text:span text:style-name="T83">ProvisioningHandle</text:span><text:span text:style-name="T55"> as input to the next call.</text:span></text:p>
      <text:p text:style-name="P38"><text:span text:style-name="T55">When </text:span><text:span text:style-name="T81">enumerateProvisioningSessions</text:span><text:span text:style-name="T52"> returns with a </text:span><text:span text:style-name="T81">ProvisioningHandle</text:span><text:span text:style-name="T52"> = 0xFFFFFFFF there are no more provisioning objects to read.</text:span></text:p>
      <text:h text:style-name="P126" text:outline-level="2">abortProvisioningSession (4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25" text:outline-level="2"><text:reference-mark-start text:name="sign.prov.sess.data"/>signProvisioningSessionData<text:reference-mark-end text:name="sign.prov.sess.data"/> (5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9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6"/>
      <text:p text:style-name="Text_20_body"><text:span text:style-name="T84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84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8"><text:tab/>Result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 || <text:span text:style-name="T86">"</text:span><text:span text:style-name="T84">External Signature"</text:span><text:span text:style-name="T47">, </text:span><text:span text:style-name="T81">Data</text:span><text:span text:style-name="T47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26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9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5">MAC</text:p>
          </table:table-cell>
          <table:table-cell table:style-name="Table12.A2" office:value-type="string">
            <text:p text:style-name="P3">byte<text:span text:style-name="T68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78">createPUKPolicy</text:span><text:span text:style-name="T75"> creates a local PUK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75">to be referenced by subsequent calls to the </text:span><text:span text:style-name="CrossRef"><text:reference-ref text:reference-format="text" text:ref-name="createPINPolicy">createPINPolicy</text:reference-ref></text:span><text:span text:style-name="T75"> method.</text:span></text:p>
      <text:p text:style-name="Text_20_body">The 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 </text:span><text:span text:style-name="T81">PUKValue</text:span><text:span text:style-name="T52"> ||</text:span><text:span text:style-name="T51"> </text:span><text:span text:style-name="T81">Format</text:span><text:span text:style-name="T52"> ||</text:span><text:span text:style-name="T51"> </text:span><text:span text:style-name="T81">RetryLimit</text:span></text:p>
      <text:p text:style-name="Text_20_body"><text:span text:style-name="T52">Note that </text:span><text:span text:style-name="T81">PUKValue</text:span><text:span text:style-name="T52"> is MACed “as is” and </text:span><text:span text:style-name="T51">then</text:span><text:span text:style-name="T52"> decrypted by the SKS before storing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25" text:outline-level="2"><text:reference-mark-start text:name="createPINPolicy"/><text:span text:style-name="T75">createPINPolicy</text:span><text:reference-mark-end text:name="createPINPolicy"/><text:span text:style-name="T75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<text:span text:style-name="T1">decoded</text:span> PIN length<text:span text:style-name="T72">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<text:span text:style-name="T1">decoded</text:span> PIN lengt<text:span text:style-name="T72">h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C</text:p>
          </table:table-cell>
          <table:table-cell table:style-name="Table14.A2" office:value-type="string">
            <text:p text:style-name="P3">byte<text:span text:style-name="T68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78">createPINPolicy</text:span><text:span text:style-name="T75"> creates a local PIN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75">to be referenced by subsequent calls to the </text:span><text:span text:style-name="CrossRef"><text:reference-ref text:reference-format="text" text:ref-name="createKeyPair">createKeyPair</text:reference-ref></text:span><text:span text:style-name="T75"> method.</text:span></text:p>
      <text:p text:style-name="Text_20_body">The 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 </text:span><text:span text:style-name="T51">PUKReference</text:span><text:span text:style-name="T52"> || </text:span><text:span text:style-name="T81">UserDefined</text:span><text:span text:style-name="T52"> ||</text:span><text:span text:style-name="T51"> </text:span><text:span text:style-name="T81">UserModifiable</text:span><text:span text:style-name="T52"> ||</text:span><text:span text:style-name="T51"> </text:span><text:span text:style-name="T81">Format</text:span><text:span text:style-name="T52"> ||</text:span><text:span text:style-name="T51"> </text:span><text:span text:style-name="T81">RetryLimit</text:span><text:span text:style-name="T52"> ||</text:span><text:span text:style-name="T51"> </text:span><text:span text:style-name="T81">Grouping</text:span><text:span text:style-name="T52"> ||</text:span><text:span text:style-name="T81"><text:line-break/></text:span><text:span text:style-name="T52"> <text:s text:c="24"/></text:span><text:span text:style-name="T81">PatternRestrictions</text:span><text:span text:style-name="T52"> ||</text:span><text:span text:style-name="T51"> </text:span><text:span text:style-name="T81">MinLength</text:span><text:span text:style-name="T52"> ||</text:span><text:span text:style-name="T51"> </text:span><text:span text:style-name="T81">MaxLength</text:span><text:span text:style-name="T52"> ||</text:span><text:span text:style-name="T51"> </text:span><text:span text:style-name="T81">InputMethod</text:span><text:span text:style-name="T54"> <text:s/></text:span></text:p>
      <text:p text:style-name="Text_20_body"><text:span text:style-name="T51">PUKReference</text:span><text:span text:style-name="T52"> is set to </text:span><text:span text:style-name="T82">"</text:span><text:span text:style-name="T81">#N/A</text:span><text:span text:style-name="T81">"</text:span><text:span text:style-name="T52"> if </text:span><text:span text:style-name="T81">PUKPolicyHandle</text:span><text:span text:style-name="T52"> is zero, else it is set to the </text:span><text:span text:style-name="T81">ID</text:span><text:span text:style-name="T52"> of the referenced PUK policy object.</text:span></text:p>
      <text:p text:style-name="P38"><text:span text:style-name="T75">If </text:span><text:span text:style-name="T78">PUKPolicyHandle</text:span><text:span text:style-name="T75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8"/>
      <text:h text:style-name="P125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8">byte⁮[</text:span><text:span text:style-name="T70"> </text:span><text:span text:style-name="T68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ServerSeed</text:p>
          </table:table-cell>
          <table:table-cell table:style-name="Table16.A2" office:value-type="string">
            <text:p text:style-name="P3">byte<text:span text:style-name="T68">⁮[32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. <text:s/>See <text:span text:style-name="CrossRef"><text:reference-ref text:reference-format="text" text:ref-name="pin.policy.handle">PINPolicyHandl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Value</text:p>
          </table:table-cell>
          <table:table-cell table:style-name="Table1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6.C2" office:value-type="string">
            <text:p text:style-name="Table_20_Contents">See <text:span text:style-name="CrossRef"><text:reference-ref text:reference-format="text" text:ref-name="pinvalue">PINValue</text:reference-ref></text:span><text:span text:style-name="CrossRef"><text:span text:style-name="T9">, </text:span></text:span><text:span text:style-name="CrossRef"><text:reference-ref text:reference-format="text" text:ref-name="pinpatternrestrictions">PIN Pattern Control</text:reference-ref></text:span><text:span text:style-name="CrossRef"><text:span text:style-name="T9"> and </text:span></text:span>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8">PrivateKey</text:span><text:span text:style-name="T47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7" table:number-columns-spanned="3" office:value-type="string">
            <text:p text:style-name="P10">The following two elements MUST only be set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MUST only be set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8">byte⁮[</text:span><text:span text:style-name="T70"> </text:span><text:span text:style-name="T68">]</text:span></text:p>
          </table:table-cell>
          <table:table-cell table:style-name="Table16.C2" office:value-type="string">
            <text:p text:style-name="Table_20_Contents"><text:span text:style-name="T55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MAC</text:p>
          </table:table-cell>
          <table:table-cell table:style-name="Table16.A2" office:value-type="string">
            <text:p text:style-name="P3">byte<text:span text:style-name="T68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  <table:table-row table:style-name="Table17.2">
          <table:table-cell table:style-name="Table17.A2" office:value-type="string">
            <text:p text:style-name="P15">PublicKey</text:p>
          </table:table-cell>
          <table:table-cell table:style-name="Table1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7.C2" office:value-type="string">
            <text:p text:style-name="P2">See <text:span text:style-name="CrossRef"><text:reference-ref text:reference-format="text" text:ref-name="key.attestation.data">KeyAttestation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7.C2" office:value-type="string">
            <text:p text:style-name="P2"><text:span text:style-name="T1">Optional generated private key</text:span><text:span text:style-name="T72">.</text:span> <text:s/>See <text:span text:style-name="CrossRef"><text:reference-ref text:reference-format="text" text:ref-name="private.key.export">PrivateKey</text:reference-ref></text:span></text:p>
          </table:table-cell>
        </table:table-row>
      </table:table>
      <text:p text:style-name="P38"/>
      <text:p text:style-name="P38"><text:span text:style-name="T78">createKeyPair</text:span><text:span text:style-name="T75"> generates an asymmetric key-pair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75">according to the issuer's specification.</text:span></text:p>
      <text:p text:style-name="P30"/>
      <text:p text:style-name="P30"/>
      <text:p text:style-name="P30"/>
      <text:p text:style-name="P30">Continued on the next page...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9">The following operations match the mandatory to support key generation and attestation algorithm: <text:span text:style-name="T102">http://xmlns.webpki.org/keygen2/1.0#algorithm.ka1</text:span></text:p>
          </table:table-cell>
        </table:table-row>
      </table:table>
      <text:p text:style-name="Text_20_body"/>
      <text:p text:style-name="Text_20_body">The 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</text:span><text:span text:style-name="T51"> </text:span><text:span text:style-name="T81">AttestationAlgorithm</text:span><text:span text:style-name="T52"> || </text:span><text:span text:style-name="T81">ServerSeed</text:span><text:span text:style-name="T52"> || </text:span><text:span text:style-name="T51">PINPolicyReference</text:span><text:span text:style-name="T52"> || </text:span><text:span text:style-name="T51">PINValueReference</text:span><text:span text:style-name="T52"> ||</text:span><text:span text:style-name="T81"><text:line-break/></text:span><text:span text:style-name="T52"> <text:s text:c="24"/></text:span><text:span text:style-name="T81">BiometricProtection</text:span><text:span text:style-name="T52"> || </text:span><text:span text:style-name="T81">PrivateKeyBackup</text:span><text:span text:style-name="T52"> ||</text:span><text:span text:style-name="T51"> </text:span><text:span text:style-name="T81">ExportPolicy</text:span><text:span text:style-name="T52"> ||</text:span><text:span text:style-name="T51"> </text:span><text:span text:style-name="T81">DeletePolicy</text:span><text:span text:style-name="T52"> ||<text:line-break/> <text:s text:c="24"/></text:span><text:span text:style-name="T81">EnablePINCaching</text:span><text:span text:style-name="T52"> ||</text:span><text:span text:style-name="T51"> </text:span><text:span text:style-name="T81">ImportPrivateKey</text:span><text:span text:style-name="T52"> || </text:span><text:span text:style-name="T81">KeyUsage</text:span><text:span text:style-name="T52"> || </text:span><text:span text:style-name="T81">FriendlyName</text:span><text:span text:style-name="T52"> || </text:span><text:span text:style-name="T51">KeySpecifier</text:span><text:span text:style-name="T52"> <text:s text:c="19"/></text:span></text:p>
      <text:p text:style-name="Text_20_body"><text:span text:style-name="T51">PINPolicyReference</text:span><text:span text:style-name="T52"> is set to </text:span><text:span text:style-name="T82">"</text:span><text:span text:style-name="T81">#N/A"</text:span><text:span text:style-name="T52"> if </text:span><text:span text:style-name="T81">PINPolicyHandle</text:span><text:span text:style-name="T52"> is zero, to </text:span><text:span text:style-name="T82">"</text:span><text:span text:style-name="T81">#Device PIN</text:span><text:span text:style-name="T82">"</text:span><text:span text:style-name="T52"> if </text:span><text:span text:style-name="T81">PINPolicyHandle</text:span><text:span text:style-name="T52"> is equal to 0xFFFFFFFF, else it is set to the </text:span><text:span text:style-name="T81">ID</text:span><text:span text:style-name="T52"> of the referenced PIN policy object.</text:span></text:p>
      <text:p text:style-name="Text_20_body"><text:span text:style-name="T51">PINValueReference</text:span><text:span text:style-name="T52"> is set to </text:span><text:span text:style-name="T82">"</text:span><text:span text:style-name="T81">#N/A"</text:span><text:span text:style-name="T52"> if </text:span><text:span text:style-name="T81">PINPolicyHandle</text:span><text:span text:style-name="T52"> is zero, 0xFFFFFFF, or if the PIN is </text:span><text:span text:style-name="CrossRef"><text:span text:style-name="T72"><text:reference-ref text:reference-format="text" text:ref-name="pinuserdefined">UserDefined</text:reference-ref></text:span></text:span>, else it is set to the encrypted <text:span text:style-name="T85">PINValue</text:span>.</text:p>
      <text:p text:style-name="Text_20_body"><text:span text:style-name="T1">KeySpecifier</text:span> denotes <text:span text:style-name="T83">KeyAlgorithmType</text:span> and its related parameters in the same order and format as in the API.</text:p>
      <text:p text:style-name="P38"><text:reference-mark-start text:name="key.attestation.data"/><text:span text:style-name="T83">KeyAttestation</text:span><text:reference-mark-end text:name="key.attestation.data"/><text:span text:style-name="T74"> vouches for </text:span><text:span text:style-name="T75">that generated key-pairs actually reside in the SKS by attesting (s</text:span><text:span text:style-name="T55">ee </text:span><text:span text:style-name="CrossRef"><text:reference-ref text:reference-format="text" text:ref-name="SKSAttestations">Attestations</text:reference-ref></text:span><text:span text:style-name="T75">) keys according to the following </text:span><text:span text:style-name="T2">Data</text:span><text:span text:style-name="T75"> scheme:</text:span></text:p>
      <text:p text:style-name="P38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 </text:span><text:span text:style-name="T81">PublicKey</text:span><text:span text:style-name="T52"> || </text:span><text:span text:style-name="T81">PrivateKey</text:span></text:p>
      <text:p text:style-name="P40">Note that the encrypted <text:span text:style-name="T78">PrivateKey</text:span> MUST only be used in the attestation <text:span text:style-name="T1">Data</text:span> if actually emitted.</text:p>
      <text:p text:style-name="P43"/>
      <text:p text:style-name="P43">Remarks</text:p>
      <text:p text:style-name="P38"><text:span text:style-name="T83">KeyHandle</text:span><text:span text:style-name="T74"> MUST be </text:span><text:span text:style-name="T2">static</text:span><text:span text:style-name="T74">, </text:span><text:span text:style-name="T2">unique</text:span><text:span text:style-name="T74"> and never be reused.</text:span></text:p>
      <text:p text:style-name="P38"><text:reference-mark-start text:name="object.ids"/><text:span text:style-name="T74">Object IDs</text:span><text:reference-mark-end text:name="object.ids"/><text:span text:style-name="T74"> for </text:span><text:span text:style-name="CrossRef"><text:span text:style-name="T72"><text:reference-ref text:reference-format="text" text:ref-name="createKeyPair">createKeyPair</text:reference-ref></text:span></text:span><text:span text:style-name="T75">, </text:span><text:span text:style-name="CrossRef"><text:span text:style-name="T72"><text:reference-ref text:reference-format="text" text:ref-name="createPINPolicy">createPINPolicy</text:reference-ref></text:span></text:span><text:span text:style-name="T75"> and </text:span><text:span text:style-name="CrossRef"><text:span text:style-name="T72"><text:reference-ref text:reference-format="text" text:ref-name="createPUKPolicy">createPUKPolicy</text:reference-ref></text:span></text:span><text:span text:style-name="T75"> </text:span><text:span text:style-name="T2">share a common namespace</text:span><text:span text:style-name="T75"> but the namespace is entirely local to the </text:span><text:span text:style-name="T2">provisioning session</text:span><text:span text:style-name="T75">.</text:span></text:p>
      <text:p text:style-name="P31">A compliant SKS SHOULD use 65537 as the default RSA exponent value.</text:p>
      <text:p text:style-name="P38">How <text:reference-mark-start text:name="issuer.seed"/><text:span text:style-name="T80">Serv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75">A non-zero </text:span><text:span text:style-name="T83">BiometricProtection</text:span><text:span text:style-name="T75"> value presumes that the target SKS supports </text:span><text:span text:style-name="CrossRef"><text:reference-ref text:reference-format="text" text:ref-name="biometricoption">Biometric Protection</text:reference-ref></text:span><text:span text:style-name="T75">, </text:span><text:span text:style-name="T2">otherwise an error is returned</text:span><text:span text:style-name="T75">. <text:s/>See </text:span><text:span text:style-name="CrossRef"><text:reference-ref text:reference-format="text" text:ref-name="getDeviceData">getDeviceInfo</text:reference-ref></text:span><text:span text:style-name="T75">.</text:span></text:p>
      <text:p text:style-name="Text_20_body"><text:span text:style-name="T55">The </text:span><text:reference-mark-start text:name="private.key.export"/><text:span text:style-name="T83">PrivateKey</text:span><text:reference-mark-end text:name="private.key.export"/><text:span text:style-name="T55"> element MUST only be created if </text:span><text:span text:style-name="CrossRef"><text:reference-ref text:reference-format="text" text:ref-name="privatekeybackup">PrivateKeyBackup</text:reference-ref></text:span><text:span text:style-name="T55"> is true. <text:s/></text:span><text:span text:style-name="T75">If </text:span><text:span text:style-name="T83">PrivateKey</text:span><text:span text:style-name="T75"> is present it MUST hold the generated private key in </text:span><text:span text:style-name="CrossRef"><text:reference-ref text:reference-format="text" text:ref-name="pkcs8">PKCS #8</text:reference-ref></text:span><text:span text:style-name="T75"> format but </text:span><text:span text:style-name="T2">wrapped</text:span><text:span text:style-name="T75"> as described in </text:span><text:span text:style-name="CrossRef"><text:reference-ref text:reference-format="text" text:ref-name="EncryptedData">Encrypted Data</text:reference-ref></text:span>.</text:p>
      <text:p text:style-name="P38"><text:span text:style-name="T75">If </text:span><text:reference-mark-start text:name="pin.policy.handle"/><text:span text:style-name="T78">PINPolicyHandle</text:span><text:reference-mark-end text:name="pin.policy.handle"/><text:span text:style-name="T75"> is zero the key is not PIN-protected.</text:span></text:p>
      <text:p text:style-name="P38"><text:span text:style-name="T75">A </text:span><text:span text:style-name="T78">PINPolicyHandle</text:span><text:span text:style-name="T75"> value of 0xFFFFFFFF presumes that the target SKS supports a “device PUK/PIN”, </text:span><text:span text:style-name="T2">otherwise an error is returned</text:span><text:span text:style-name="T75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75">.</text:span></text:p>
      <text:p text:style-name="P38"><text:span text:style-name="T75">The </text:span><text:reference-mark-start text:name="pinvalue"/><text:span text:style-name="T83">PINValue</text:span><text:reference-mark-end text:name="pinvalue"/><text:span text:style-name="T55"> object MUST be set depending on if the key is PIN-protected or not according to the following formula:</text:span></text:p>
      <text:p text:style-name="P101"><text:span text:style-name="T55">if (</text:span><text:span text:style-name="T83">PINPolicyHandle</text:span><text:span text:style-name="T55"> == 0 || </text:span><text:span text:style-name="T83">PINPolicyHandle</text:span><text:span text:style-name="T55"> == 0xFFFFFFFF) <text:s text:c="3"/>// No PIN respectively device PIN</text:span></text:p>
      <text:p text:style-name="P102"><text:s text:c="2"/>{</text:p>
      <text:p text:style-name="P101"><text:span text:style-name="T55"><text:s text:c="5"/></text:span><text:span text:style-name="T83">PINValue</text:span><text:span text:style-name="T55"> = </text:span><text:span text:style-name="T51">zero length array</text:span><text:span text:style-name="T52">;</text:span></text:p>
      <text:p text:style-name="P102"><text:s text:c="2"/>}</text:p>
      <text:p text:style-name="P101"><text:span text:style-name="T55">else if (</text:span><text:span text:style-name="T83">PINPolicyHandle.UsedDefined</text:span><text:span text:style-name="T55">) <text:s text:c="5"/>// see </text:span><text:span text:style-name="CrossRef"><text:reference-ref text:reference-format="text" text:ref-name="pinuserdefined">UserDefined</text:reference-ref></text:span></text:p>
      <text:p text:style-name="P102"><text:s text:c="2"/>{</text:p>
      <text:p text:style-name="P101"><text:span text:style-name="T55"><text:s text:c="5"/></text:span><text:span text:style-name="T83">PINValue</text:span><text:span text:style-name="T55"> = </text:span><text:span text:style-name="T51">user-defined clear text PIN value</text:span><text:span text:style-name="T52">; <text:s text:c="2"/>// taken from a local provisioning GUI</text:span></text:p>
      <text:p text:style-name="P102"><text:s text:c="2"/>}</text:p>
      <text:p text:style-name="P102">else</text:p>
      <text:p text:style-name="P102"><text:s text:c="2"/>{</text:p>
      <text:p text:style-name="P101"><text:span text:style-name="T55"><text:s text:c="5"/></text:span><text:span text:style-name="T83">PINValue</text:span><text:span text:style-name="T55"> = </text:span><text:span text:style-name="T51">encrypted issuer-set PIN value</text:span><text:span text:style-name="T52">; <text:s text:c="3"/>// see </text:span><text:span text:style-name="CrossRef"><text:span text:style-name="T72"><text:reference-ref text:reference-format="text" text:ref-name="EncryptedData">Encrypted Data</text:reference-ref></text:span></text:span></text:p>
      <text:p text:style-name="P102"><text:s text:c="2"/>}</text:p>
      <text:p text:style-name="P45"/>
      <text:p text:style-name="P29"><text:span text:style-name="T51"><text:line-break/></text:span><text:span text:style-name="T2">Continued on the next page...</text:span></text:p>
      <text:p text:style-name="P84">The following XML extract shows a typical key generation (initialization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9"><text:span text:style-name="T97">&lt;</text:span><text:reference-mark-start text:name="keyinitreq"/><text:span text:style-name="T29">KeyInitializationRequest</text:span><text:reference-mark-end text:name="keyinitreq"/><text:span text:style-name="T7"> </text:span><text:span text:style-name="T38">KeyAttestationAlgorithm</text:span><text:span text:style-name="T97">="http://xmlns.webpki.org/keygen2/1.0#algorithm.ka1" </text:span><text:span text:style-name="T7"> </text:span><text:span text:style-name="T16">…</text:span><text:span text:style-name="T7"> <text:s/>&gt;<text:line-break/></text:span><text:span text:style-name="T96"><text:line-break/></text:span>    &lt;<text:span text:style-name="T27">PUKPolicy</text:span> <text:span text:style-name="T36">ID</text:span>="PUK.1" <text:span text:style-name="T36">Format</text:span>="numeric" <text:span text:style-name="T36">RetryLimit</text:span>="3" <text:span text:style-name="T36">Value</text:span>="mjRuO<text:span text:style-name="T75"> …</text:span>1Oqw" <text:span text:style-name="T38">MAC</text:span><text:span text:style-name="T97">="uPqE ... HlF="</text:span>&gt;<text:line-break/>        &lt;<text:span text:style-name="T27">PINPolicy</text:span> <text:span text:style-name="T36">ID</text:span>="PIN.1" <text:span text:style-name="T36">Format</text:span>="numeric" <text:span text:style-name="T36">Grouping</text:span>="shared" <text:span text:style-name="T36">MaxLength</text:span>="8" <text:span text:style-name="T36">MinLength</text:span>="4"<text:line-break/> <text:s text:c="26"/><text:span text:style-name="T36">PatternRestrictions</text:span>="three-in-a-row sequence" <text:span text:style-name="T36">RetryLimit</text:span>="3" <text:span text:style-name="T38">MAC</text:span><text:span text:style-name="T97">="gz56 ... 2B7="</text:span>&gt;<text:line-break/>            &lt;<text:span text:style-name="T27">KeyPair</text:span> <text:span text:style-name="T36">ID</text:span>="Key.1" <text:span text:style-name="T36">KeyUsage</text:span>="encryption"<text:span text:style-name="T97"> </text:span><text:span text:style-name="T38">MAC</text:span><text:span text:style-name="T97">="gSg4chh ... H2BEE7="</text:span>&gt;<text:line-break/>                &lt;<text:span text:style-name="T27">RSA</text:span> <text:span text:style-name="T36">KeySize</text:span>="2048"/&gt;<text:line-break/>            &lt;/<text:span text:style-name="T27">KeyPair</text:span>&gt;<text:line-break/>            &lt;<text:span text:style-name="T27">KeyPair</text:span> <text:span text:style-name="T36">ID</text:span>="Key.2" <text:span text:style-name="T36">KeyUsage</text:span>="authentication"<text:span text:style-name="T97"> </text:span><text:span text:style-name="T38">MAC</text:span><text:span text:style-name="T97">="nFRuPgz ... H2B429S="</text:span>&gt;<text:line-break/>                &lt;<text:span text:style-name="T27">EC</text:span> <text:span text:style-name="T36">NamedCurve</text:span>="urn:oid:1.2.840.10045.3.1.7"/&gt;<text:line-break/>            &lt;/<text:span text:style-name="T27">KeyPair</text:span>&gt;<text:line-break/>        &lt;/<text:span text:style-name="T27">PINPolicy</text:span>&gt;<text:line-break/>    &lt;/<text:span text:style-name="T27">PUKPolicy</text:span>&gt;<text:line-break/></text:p>
            <text:p text:style-name="P59"><text:span text:style-name="T97">&lt;/</text:span><text:span text:style-name="T29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75">In the sample </text:span><text:span text:style-name="CrossRef"><text:reference-ref text:reference-format="text" text:ref-name="keygen2">KeyGen2</text:reference-ref></text:span><text:span text:style-name="T75"> </text:span><text:span text:style-name="T2">default values</text:span><text:span text:style-name="T75"> have been utilized which is why there are few </text:span><text:span text:style-name="T2">visible</text:span><text:span text:style-name="T75"> key generation attributes.</text:span></text:p>
      <text:p text:style-name="P31"/>
      <text:p text:style-name="Standard"><text:span text:style-name="T75">When using </text:span><text:span text:style-name="CrossRef"><text:reference-ref text:reference-format="text" text:ref-name="keygen2">KeyGen2</text:reference-ref></text:span><text:span text:style-name="T75"> the </text:span><text:span text:style-name="T2">output</text:span><text:span text:style-name="T75"> from </text:span><text:span text:style-name="T78">createKeyPair</text:span><text:span text:style-name="T75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9"><text:span text:style-name="T97">&lt;</text:span><text:span text:style-name="T29">KeyInitializationResponse</text:span><text:span text:style-name="T7">  </text:span><text:span text:style-name="T16">…</text:span><text:span text:style-name="T7"> <text:s/>&gt;</text:span><text:span text:style-name="T96"><text:line-break/></text:span></text:p>
            <text:p text:style-name="P59"><text:span text:style-name="T96"><text:s text:c="4"/>&lt;</text:span><text:span text:style-name="T28">GeneratedPublicKey</text:span><text:span text:style-name="T96"> </text:span><text:span text:style-name="T37">ID</text:span><text:span text:style-name="T96">="Key.1" </text:span><text:span text:style-name="T37">KeyAttestation</text:span><text:span text:style-name="T96">="X2oMtrm8rRL … XyTvPuTbergHfnJw=="&gt;<text:line-break/> <text:s text:c="7"/>&lt;</text:span><text:span text:style-name="T104">ds</text:span><text:span text:style-name="T96">:</text:span><text:span text:style-name="T28">RSAKeyValue</text:span><text:span text:style-name="T96">&gt;<text:line-break/> <text:s text:c="11"/>&lt;</text:span><text:span text:style-name="T104">ds</text:span><text:span text:style-name="T96">:</text:span><text:span text:style-name="T28">Modulus</text:span><text:span text:style-name="T96">&gt;ALhBpUjJK/mSjPAe/ … fXG8z1V3mVDZTBM7eZ&lt;/</text:span><text:span text:style-name="T104">ds</text:span><text:span text:style-name="T96">:</text:span><text:span text:style-name="T28">Modulus</text:span><text:span text:style-name="T96">&gt;<text:line-break/> <text:s text:c="11"/>&lt;</text:span><text:span text:style-name="T104">ds</text:span><text:span text:style-name="T96">:</text:span><text:span text:style-name="T28">Exponent</text:span><text:span text:style-name="T96">&gt;AQAB&lt;/</text:span><text:span text:style-name="T104">ds</text:span><text:span text:style-name="T96">:</text:span><text:span text:style-name="T28">Exponent</text:span><text:span text:style-name="T96">&gt;<text:line-break/> <text:s text:c="7"/>&lt;/</text:span><text:span text:style-name="T104">ds</text:span><text:span text:style-name="T96">:</text:span><text:span text:style-name="T28">RSAKeyValue</text:span><text:span text:style-name="T96">&gt;<text:line-break/> <text:s text:c="3"/>&lt;/</text:span><text:span text:style-name="T28">GeneratedPublicKey</text:span><text:span text:style-name="T96">&gt;<text:line-break/> <text:s text:c="3"/>&lt;</text:span><text:span text:style-name="T28">GeneratedPublicKey</text:span><text:span text:style-name="T96"> </text:span><text:span text:style-name="T37">ID</text:span><text:span text:style-name="T96">="Key.2" </text:span><text:span text:style-name="T37">KeyAttestation</text:span><text:span text:style-name="T96">="TbergHftrm8rRL … wyTvPX2XoMunJ=="&gt;</text:span></text:p>
            <text:p text:style-name="P59"><text:s text:c="8"/>&lt;<text:span text:style-name="T104">ds11</text:span>:<text:span text:style-name="T28">ECKeyValue</text:span>&gt; </text:p>
            <text:p text:style-name="P59"><text:s text:c="12"/>&lt;<text:span text:style-name="T104">ds11</text:span>:<text:span text:style-name="T28">NamedCurve</text:span> <text:span text:style-name="T37">URI</text:span>="urn:oid:1.2.840.10045.3.1.7"/&gt; </text:p>
            <text:p text:style-name="P59"><text:s text:c="12"/>&lt;<text:span text:style-name="T104">ds11</text:span>:<text:span text:style-name="T28">PublicKey</text:span>&gt;BMUY+QiZdFJyzozMgQqA … ptPGNy/LcDVSXx7s/Y=&lt;/<text:span text:style-name="T104">ds11</text:span>:<text:span text:style-name="T28">PublicKey</text:span>&gt; </text:p>
            <text:p text:style-name="P59"><text:span text:style-name="T96"><text:s text:c="8"/>&lt;/</text:span><text:span text:style-name="T104">ds11</text:span><text:span text:style-name="T96">:</text:span><text:span text:style-name="T28">ECKeyValue</text:span><text:span text:style-name="T96">&gt;<text:line-break/> <text:s text:c="3"/>&lt;/</text:span><text:span text:style-name="T28">GeneratedPublicKey</text:span><text:span text:style-name="T96">&gt;<text:line-break/></text:span></text:p>
            <text:p text:style-name="P69"><text:span text:style-name="T96">&lt;/</text:span><text:span text:style-name="T34">KeyInitializationResponse</text:span><text:span text:style-name="T20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25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belonging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8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0.C2" office:value-type="string">
            <text:p text:style-name="P66"><text:span text:style-name="T75">DER-encoded </text:span><text:span text:style-name="CrossRef"><text:reference-ref text:reference-format="text" text:ref-name="X.509">X.509</text:reference-ref></text:span><text:span text:style-name="T75"> certificate object</text:span> <text:span text:style-name="T1">repeated</text:span> as defined by <text:span text:style-name="T78">PathLength</text:span><text:span text:style-name="T46">‪‫‬‭‪‏‪‏</text:span><text:span text:style-name="T79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8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setCertificatePath</text:span><text:span text:style-name="T75"> attaches an </text:span><text:span text:style-name="CrossRef"><text:reference-ref text:reference-format="text" text:ref-name="X.509">X.509</text:reference-ref></text:span><text:span text:style-name="T75"> certificate path to an already created key-pair. <text:s/>See </text:span><text:span text:style-name="CrossRef"><text:reference-ref text:reference-format="text" text:ref-name="createKeyPair">createKeyPair</text:reference-ref></text:span><text:span text:style-name="T75">.</text:span></text:p>
      <text:p text:style-name="Text_20_body"><text:span text:style-name="T75">The SKS does not verify that the certificate path and the public key match for keys having the </text:span><text:span text:style-name="CrossRef"><text:span text:style-name="T93"><text:reference-ref text:reference-format="text" text:ref-name="importprivatekey">ImportPrivateKey</text:reference-ref></text:span></text:span><text:span text:style-name="T75"> flag set because that would disable the </text:span><text:span text:style-name="CrossRef"><text:span text:style-name="T91"><text:reference-ref text:reference-format="text" text:ref-name="restorePrivateKey">restorePrivateKey</text:reference-ref></text:span></text:span><text:span text:style-name="T75"> method. <text:s/>For other keys, the SKS MAY perform such a test although it is redundant since the </text:span><text:span text:style-name="T78">MAC</text:span><text:span text:style-name="T75"> is assumed to cater for the binding between certificate path and the generated public key. <text:s/>That is, a conforming SKS MAY always treat </text:span><text:span text:style-name="T92">certificate path</text:span><text:span text:style-name="T75"> data as “an array of blobs”.</text:span></text:p>
      <text:p text:style-name="Text_20_body"><text:span text:style-name="T55">Note that </text:span><text:span text:style-name="T83">X509Certificate</text:span><text:span text:style-name="T55"> objects MUST form an </text:span><text:span text:style-name="T51">ordered</text:span><text:span text:style-name="T52"> certificate </text:span><text:span text:style-name="T55">path so that the </text:span><text:span text:style-name="T51">first</text:span><text:span text:style-name="T55"> object contains the </text:span><text:reference-mark-start text:name="eecert"/><text:span text:style-name="T51">End‑Entity Certificate</text:span><text:reference-mark-end text:name="eecert"/><text:span text:style-name="T55"> holding the public key of the target key‑pair.</text:span></text:p>
      <text:p text:style-name="Text_20_body">The<text:span text:style-name="T91"> certificate path</text:span> MUST NOT contain any “holes” but does not have to be complete (include all CAs).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KeyHandle.PublicKey</text:span><text:span text:style-name="T52"> || </text:span><text:span text:style-name="T81">KeyHandle.ID</text:span><text:span text:style-name="T52"> || </text:span><text:span text:style-name="T81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4"><text:span text:style-name="T52">The following </text:span><text:span text:style-name="CrossRef"><text:span text:style-name="T72"><text:reference-ref text:reference-format="text" text:ref-name="keygen2">KeyGen2</text:reference-ref></text:span></text:span><text:span text:style-name="T52"> fragment shows its interaction with </text:span><text:span text:style-name="T81">setCertificatePath</text:span><text:span text:style-name="T52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9">&lt;<text:reference-mark-start text:name="cred.depl.req"/><text:span text:style-name="T28">CredentialDeploymentRequest</text:span><text:reference-mark-end text:name="cred.depl.req"/><text:span text:style-name="T28">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59"><text:span text:style-name="T43"><text:s text:c="52"/>CloseSessionMAC</text:span><text:span text:style-name="T8">="GcaqnPqb6RxW ... 8kabXDgfMhEMWr="</text:span><text:span text:style-name="T7"> </text:span><text:span text:style-name="T4"> </text:span><text:span text:style-name="T45">…</text:span> <text:s/>&gt;</text:p>
            <text:p text:style-name="P69"><text:span text:style-name="T96"><text:line-break/>    &lt;</text:span><text:span text:style-name="T34">CertifiedPublicKey</text:span><text:span text:style-name="T96"> </text:span><text:span text:style-name="T44">ID</text:span><text:span text:style-name="T96">="Key.1" </text:span><text:span text:style-name="T44">MAC</text:span><text:span text:style-name="T96">="ngSgm4cYeJnFRuPgznqE ... H2BEElFWrM421w9SYAbY="&gt;<text:line-break/>  <text:s/>   <text:s text:c="2"/>&lt;</text:span><text:span text:style-name="T104">ds</text:span><text:span text:style-name="T96">:</text:span><text:span text:style-name="T34">X509Data</text:span><text:span text:style-name="T96">&gt;<text:line-break/>    <text:s text:c="2"/>    <text:s text:c="2"/>&lt;</text:span><text:span text:style-name="T104">ds</text:span><text:span text:style-name="T96">:</text:span><text:span text:style-name="T34">X509Certificate</text:span><text:span text:style-name="T96">&gt;MIIC2TCCAcGgAwIBAgS … NRT+VokJJsBecyALgeT0Dw==&lt;/</text:span><text:span text:style-name="T104">ds</text:span><text:span text:style-name="T96">:</text:span><text:span text:style-name="T34">X509Certificate</text:span><text:span text:style-name="T96">&gt;<text:line-break/>    <text:s text:c="4"/>&lt;</text:span><text:span text:style-name="T112">/</text:span><text:span text:style-name="T104">ds</text:span><text:span text:style-name="T96">:</text:span><text:span text:style-name="T34">X509Data</text:span><text:span text:style-name="T96">&gt;<text:line-break/> <text:s text:c="2"/> &lt;/</text:span><text:span text:style-name="T34">CertifiedPublicKey</text:span><text:span text:style-name="T96">&gt;<text:line-break/> </text:span></text:p>
            <text:p text:style-name="P69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<text:span text:style-name="T20">CertifiedPublicKey/X509Data/</text:span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65">The owning </text:span><text:span text:style-name="T78">ProvisioningHandle</text:span> and local <text:span text:style-name="T78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getKeyHandle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25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6.C2" office:value-type="string">
            <text:p text:style-name="P2">“Piggybacked” symmetric key encrypted as described in<text:span text:style-name="T74"> </text:span><text:span text:style-name="CrossRef"><text:span text:style-name="T72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8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6.C2" office:value-type="string">
            <text:p text:style-name="P66"><text:span text:style-name="T75">Endorsed symmetric key algorithm URI </text:span><text:span text:style-name="T2">repeated</text:span><text:span text:style-name="T75"> as defined by </text:span><text:span text:style-name="T78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8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setSymmetricKey</text:span><text:span text:style-name="T75"> imports and associates a symmetric key with an already created key-pair and certificate.</text:span>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72"><text:reference-ref text:reference-format="text" text:ref-name="eecert">End-Entity Certificate</text:reference-ref></text:span></text:span><text:span text:style-name="T52"> || </text:span><text:span text:style-name="T81">SymmetricKey</text:span><text:span text:style-name="T52"> ||</text:span><text:span text:style-name="T51"> </text:span><text:span text:style-name="T81">EndorsedAlgorithm...</text:span></text:p>
      <text:p text:style-name="P33"><text:span text:style-name="T55">Note that </text:span><text:span text:style-name="T83">SymmetricKey</text:span><text:span text:style-name="T55"> is MACed “as is” and </text:span><text:span text:style-name="T51">then</text:span><text:span text:style-name="T55"> decrypted by the SKS before storing.</text:span></text:p>
      <text:p text:style-name="P33"><text:span text:style-name="T83">EndorsedAlgorithm</text:span><text:span text:style-name="T55"> URIs MUST be </text:span><text:span text:style-name="T51">sorted in ascending alphabetical order</text:span><text:span text:style-name="T55"> before calling </text:span><text:span text:style-name="T83">setSymmetricKey</text:span><text:span text:style-name="T55">.</text:span></text:p>
      <text:p text:style-name="P33"><text:span text:style-name="T83">EndorsedAlgorithm</text:span><text:span text:style-name="T55"> URIs MUST be compatible with </text:span><text:span text:style-name="CrossRef"><text:reference-ref text:reference-format="text" text:ref-name="algo.support">Algorithm Support</text:reference-ref></text:span><text:span text:style-name="T55"> for </text:span><text:span text:style-name="T51">symmetric</text:span><text:span text:style-name="T55"> keys.</text:span></text:p>
      <text:p text:style-name="P33"><text:span text:style-name="T55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5">.</text:span></text:p>
      <text:p text:style-name="P70"/>
      <text:p text:style-name="Standard"><text:span text:style-name="T55">The following </text:span><text:span text:style-name="CrossRef"><text:reference-ref text:reference-format="text" text:ref-name="keygen2">KeyGen2</text:reference-ref></text:span><text:span text:style-name="T55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9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Standard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SymmetricKey</text:span><text:span text:style-name="T97"> </text:span><text:span text:style-name="T38">EndorsedAlgorithms</text:span><text:span text:style-name="T97">=</text:span>"http://www.w3.org/2000/09/xmldsig#hmac-sha1"</text:p>
            <text:p text:style-name="Standard"><text:span text:style-name="T97"><text:s text:c="34"/></text:span><text:span text:style-name="T38">MAC</text:span><text:span text:style-name="T97">="je7KiznTlQXFdUMRl … vInumZCjxSl1CrcqcGkI="&gt;vInt09Esmg94v ...<text:line-break/> <text:s text:c="125"/>YU3tgIdhcNNby&lt;/</text:span><text:span text:style-name="T29">SymmetricKey</text:span><text:span text:style-name="T97">&gt;<text:line-break/> <text:s text:c="2"/> &lt;/</text:span><text:span text:style-name="T29">CertifiedPublicKey</text:span><text:span text:style-name="T97">&gt;<text:line-break/> </text:span></text:p>
            <text:p text:style-name="P69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P33"><text:span text:style-name="T55">For details on how to map keys and sessions, see </text:span><text:span text:style-name="CrossRef"><text:reference-ref text:reference-format="text" text:ref-name="setCertificatePath">setCertificatePath</text:reference-ref></text:span><text:span text:style-name="T55">.</text:span></text:p>
      <text:p text:style-name="Standard"><text:span text:style-name="T52">Note that the </text:span><text:span text:style-name="CrossRef"><text:span text:style-name="T72"><text:reference-ref text:reference-format="text" text:ref-name="X.509">X.509</text:reference-ref></text:span></text:span><text:span text:style-name="T52"> certificate serves as the key ID</text:span>. <text:s/>That is, <text:span text:style-name="T1">SKS treats asymmetric and symmetric keys close to identically</text:span>.</text:p>
      <text:h text:style-name="P125" text:outline-level="2"><text:reference-mark-start text:name="addextensiondata"/>addExtension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75"> </text:span><text:span text:style-name="T83">Type</text:span><text:span text:style-name="T75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75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8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addExtension</text:span><text:span text:style-name="T75"> adds attribute (extension) data to an already created key-pair and certificate.</text:span>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72"><text:reference-ref text:reference-format="text" text:ref-name="eecert">End-Entity Certificate</text:reference-ref></text:span></text:span><text:span text:style-name="T52"> || </text:span><text:span text:style-name="T81">BaseType</text:span> || <text:span text:style-name="T83">Qualifier</text:span> || <text:span text:style-name="T83">ExtensionType</text:span> || <text:span text:style-name="T83">ExtensionData</text:span></text:p>
      <text:p text:style-name="Standard"><text:span text:style-name="T83"><text:line-break/></text:span><text:span text:style-name="T55">The following table shows </text:span><text:span text:style-name="T83">BaseType</text:span><text:span text:style-name="T55">, </text:span><text:span text:style-name="T83">Qualifier</text:span><text:span text:style-name="T55"> and </text:span><text:span text:style-name="T83">ExtensionData</text:span><text:span text:style-name="T55"> mapping using </text:span><text:span text:style-name="CrossRef"><text:reference-ref text:reference-format="text" text:ref-name="keygen2">KeyGen2</text:reference-ref></text:span>:<text:span text:style-name="T51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8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8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8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8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8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e handling of the <text:span text:style-name="T80">EncryptedExtension</text:span>: <text:span text:style-name="T83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72">decrypted</text:span> by the SKS before storing.</text:p>
      <text:p text:style-name="Text_20_body">All <text:span text:style-name="T83">ExtensionType</text:span> attributes associated with a given key MUST be unique.</text:p>
      <text:p text:style-name="Text_20_body"><text:span text:style-name="T83">ExtensionType</text:span> attributes <text:span text:style-name="T1">do not have to be recognized by the SKS</text:span>, since they are intended for interpretation by external applications.</text:p>
      <text:p text:style-name="Standard"><text:span text:style-name="T75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75"> code. <text:s/>In that case the associated </text:span><text:span text:style-name="T83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5">Continued on the next page...</text:p>
      <text:p text:style-name="P84"><text:span text:style-name="T55">The XML schema extract below describes the </text:span><text:span text:style-name="CrossRef"><text:reference-ref text:reference-format="text" text:ref-name="keygen2">KeyGen2</text:reference-ref></text:span><text:span text:style-name="T55"> representation of </text:span><text:reference-mark-start text:name="propertybag"/><text:span text:style-name="T83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XML Schema</text:p>
          </table:table-cell>
        </table:table-row>
        <table:table-row table:style-name="Table78.2">
          <table:table-cell table:style-name="Table78.A2" office:value-type="string">
            <text:p text:style-name="P96"><text:span text:style-name="T55"><text:s text:c="3"/>&lt;</text:span><text:span text:style-name="T106">xs</text:span><text:span text:style-name="T55">:</text:span><text:span text:style-name="T31">element </text:span><text:span text:style-name="T40">name</text:span><text:span text:style-name="T55">="PropertyBag"&gt; </text:span></text:p>
            <text:p text:style-name="P93"><text:span text:style-name="T55"><text:s text:c="6"/>&lt;</text:span><text:span text:style-name="T106">xs</text:span><text:span text:style-name="T55">:</text:span><text:span text:style-name="T31">complexType</text:span><text:span text:style-name="T55">&gt; </text:span></text:p>
            <text:p text:style-name="P93"><text:span text:style-name="T55"><text:s text:c="9"/>&lt;</text:span><text:span text:style-name="T106">xs</text:span><text:span text:style-name="T55">:</text:span><text:span text:style-name="T31">sequence</text:span><text:span text:style-name="T55">&gt; </text:span></text:p>
            <text:p text:style-name="P93"><text:span text:style-name="T55"><text:s text:c="12"/>&lt;</text:span><text:span text:style-name="T106">xs</text:span><text:span text:style-name="T55">:</text:span><text:span text:style-name="T31">element</text:span><text:span text:style-name="T55"> </text:span><text:span text:style-name="T40">name</text:span><text:span text:style-name="T55">="Property" </text:span><text:span text:style-name="T40">maxOccurs</text:span><text:span text:style-name="T55">="unbounded"&gt; </text:span></text:p>
            <text:p text:style-name="P93"><text:span text:style-name="T55"><text:s text:c="15"/>&lt;</text:span><text:span text:style-name="T106">xs</text:span><text:span text:style-name="T55">:</text:span><text:span text:style-name="T31">complexType</text:span><text:span text:style-name="T55">&gt; </text:span></text:p>
            <text:p text:style-name="P97"/>
            <text:p text:style-name="P93"><text:span text:style-name="T55"><text:s text:c="18"/></text:span><text:span text:style-name="T119">&lt;!-- The name of the property --&gt;</text:span><text:span text:style-name="T55"> </text:span></text:p>
            <text:p text:style-name="P93"><text:span text:style-name="T55"><text:s text:c="18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Name" </text:span><text:span text:style-name="T40">use</text:span><text:span text:style-name="T55">="required"/&gt; </text:span></text:p>
            <text:p text:style-name="P93"><text:s text:c="21"/>&lt;<text:span text:style-name="T110">xs</text:span>:<text:span text:style-name="T33">simpleType</text:span>&gt;</text:p>
            <text:p text:style-name="P93"><text:s text:c="24"/>&lt;<text:span text:style-name="T110">xs</text:span>:<text:span text:style-name="T33">restriction</text:span> <text:span text:style-name="T42">base</text:span>="<text:span text:style-name="T109">xs</text:span>:string"&gt;</text:p>
            <text:p text:style-name="P93"><text:s text:c="27"/>&lt;<text:span text:style-name="T110">xs</text:span>:<text:span text:style-name="T33">minLength</text:span> <text:span text:style-name="T42">value</text:span>="1"/&gt;</text:p>
            <text:p text:style-name="P93"><text:s text:c="27"/>&lt;<text:span text:style-name="T110">xs</text:span>:<text:span text:style-name="T33">maxLength</text:span> <text:span text:style-name="T42">value</text:span>="100"/&gt;</text:p>
            <text:p text:style-name="P93"><text:s text:c="24"/>&lt;/<text:span text:style-name="T110">xs</text:span>:<text:span text:style-name="T33">restriction</text:span>&gt;</text:p>
            <text:p text:style-name="P93"><text:s text:c="21"/>&lt;/<text:span text:style-name="T110">xs</text:span>:<text:span text:style-name="T33">simpleType</text:span>&gt;</text:p>
            <text:p text:style-name="P94"><text:span text:style-name="T120"><text:s text:c="18"/>&lt;/</text:span><text:span text:style-name="T111">xs</text:span><text:span text:style-name="T120">:</text:span><text:span text:style-name="T35">attribute</text:span><text:span text:style-name="T120">&gt;</text:span></text:p>
            <text:p text:style-name="P94"/>
            <text:p text:style-name="P93"><text:span text:style-name="T55"><text:s text:c="18"/></text:span><text:span text:style-name="T119">&lt;!-- The value of the property --&gt;</text:span><text:span text:style-name="T55"> </text:span></text:p>
            <text:p text:style-name="P93"><text:span text:style-name="T55"><text:s text:c="18"/>&lt;</text:span><text:span text:style-name="T106">xs</text:span><text:span text:style-name="T55">:</text:span><text:span text:style-name="T31">attribute</text:span><text:span text:style-name="T55"> name="Value" </text:span><text:span text:style-name="T40">type</text:span><text:span text:style-name="T55">="</text:span><text:span text:style-name="T106">xs</text:span><text:span text:style-name="T55">:string" </text:span><text:span text:style-name="T40">use</text:span><text:span text:style-name="T55">="required"/&gt; </text:span></text:p>
            <text:p text:style-name="P97"/>
            <text:p text:style-name="P93"><text:span text:style-name="T55"><text:s text:c="18"/></text:span><text:span text:style-name="T119">&lt;!-- By default values are read-only but they may be <text:s/>declared as read/writable as well --&gt; </text:span></text:p>
            <text:p text:style-name="P93"><text:span text:style-name="T55"><text:s text:c="18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Writable" </text:span><text:span text:style-name="T40">type</text:span><text:span text:style-name="T55">="</text:span><text:span text:style-name="T106">xs</text:span><text:span text:style-name="T55">:boolean" </text:span><text:span text:style-name="T40">use</text:span><text:span text:style-name="T55">="optional"/&gt; </text:span></text:p>
            <text:p text:style-name="P97"/>
            <text:p text:style-name="P93"><text:span text:style-name="T55"><text:s text:c="15"/>&lt;/</text:span><text:span text:style-name="T106">xs</text:span><text:span text:style-name="T55">:</text:span><text:span text:style-name="T31">complexType</text:span><text:span text:style-name="T55">&gt; </text:span></text:p>
            <text:p text:style-name="P93"><text:span text:style-name="T55"><text:s text:c="12"/>&lt;/</text:span><text:span text:style-name="T106">xs</text:span><text:span text:style-name="T55">:</text:span><text:span text:style-name="T31">element</text:span><text:span text:style-name="T55">&gt; </text:span></text:p>
            <text:p text:style-name="P93"><text:span text:style-name="T55"><text:s text:c="9"/>&lt;/</text:span><text:span text:style-name="T106">xs</text:span><text:span text:style-name="T55">:</text:span><text:span text:style-name="T31">sequence</text:span><text:span text:style-name="T55">&gt; </text:span></text:p>
            <text:p text:style-name="P97"/>
            <text:p text:style-name="P93"><text:span text:style-name="T55"><text:s text:c="5"/></text:span><text:span text:style-name="T119"><text:s text:c="4"/>&lt;!-- ExtensionType in SKS terms --&gt; </text:span></text:p>
            <text:p text:style-name="P93"><text:span text:style-name="T55"><text:s text:c="9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Type" </text:span><text:span text:style-name="T40">type</text:span><text:span text:style-name="T55">="</text:span><text:span text:style-name="T106">xs</text:span><text:span text:style-name="T55">:anyURI" </text:span><text:span text:style-name="T40">use</text:span><text:span text:style-name="T55">="required"/&gt; </text:span></text:p>
            <text:p text:style-name="P97"/>
            <text:p text:style-name="P93"><text:span text:style-name="T55"><text:s text:c="9"/></text:span><text:span text:style-name="T119">&lt;!-- MAC (Message Authentication Code) --&gt; </text:span></text:p>
            <text:p text:style-name="P93"><text:span text:style-name="T55"><text:s text:c="9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MAC" </text:span><text:span text:style-name="T40">type</text:span><text:span text:style-name="T55">="</text:span><text:span text:style-name="T106">xs</text:span><text:span text:style-name="T55">:base64Binary" </text:span><text:span text:style-name="T40">use</text:span><text:span text:style-name="T55">="required"/&gt; </text:span></text:p>
            <text:p text:style-name="P97"/>
            <text:p text:style-name="P93"><text:span text:style-name="T55"><text:s text:c="6"/>&lt;/</text:span><text:span text:style-name="T106">xs</text:span><text:span text:style-name="T55">:</text:span><text:span text:style-name="T31">complexType</text:span><text:span text:style-name="T55">&gt; </text:span></text:p>
            <text:p text:style-name="P95"><text:span text:style-name="CrossRef"><text:span text:style-name="T90"><text:s text:c="3"/>&lt;/</text:span></text:span><text:span text:style-name="CrossRef"><text:span text:style-name="T107">xs</text:span></text:span><text:span text:style-name="CrossRef"><text:span text:style-name="T90">:</text:span></text:span><text:span text:style-name="CrossRef"><text:span text:style-name="T32">element</text:span></text:span><text:span text:style-name="CrossRef"><text:span text:style-name="T90">&gt;</text:span></text:span></text:p>
          </table:table-cell>
        </table:table-row>
      </table:table>
      <text:p text:style-name="P91"/>
      <text:p text:style-name="P90"><text:span text:style-name="T55">A </text:span><text:span text:style-name="T83">PropertyBag</text:span><text:span text:style-name="T55"> MUST be converted to a </text:span><text:span text:style-name="T51">binary blob</text:span><text:span text:style-name="T55"> before storage in SKS and MACing according to the following:<text:line-break/></text:span></text:p>
      <text:list xml:id="list1291471411" text:style-name="L2">
        <text:list-item>
          <text:p text:style-name="P118"><text:span text:style-name="T55">Each </text:span><text:span text:style-name="T83">Property</text:span><text:span text:style-name="T55"> is translated into a composite object consisting of the following attributes and transformed representation:</text:span></text:p>
        </text:list-item>
      </text:list>
      <text:p text:style-name="P59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7">byte⁮[</text:span><text:span text:style-name="T71"> </text:span><text:span text:style-name="T77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7">byte⁮[</text:span><text:span text:style-name="T71"> </text:span><text:span text:style-name="T77">] </text:span></text:p>
          </table:table-cell>
        </table:table-row>
      </table:table>
      <text:list xml:id="list1704171181" text:continue-numbering="true" text:style-name="L2">
        <text:list-header>
          <text:p text:style-name="P119"><text:span text:style-name="T55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20">The resulting <text:span text:style-name="T83">Property</text:span><text:span text:style-name="T55"> </text:span>objects are <text:span text:style-name="T1">concatenated</text:span> in the order they occur in the <text:span text:style-name="T83">PropertyBag</text:span></text:p>
        </text:list-item>
      </text:list>
      <text:p text:style-name="P92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63"/>
      <text:p text:style-name="P44"/>
      <text:p text:style-name="P62">Continued on the next page...</text:p>
      <text:p text:style-name="P84"><text:span text:style-name="T55">Below is a </text:span><text:span text:style-name="CrossRef"><text:reference-ref text:reference-format="text" text:ref-name="keygen2">KeyGen2</text:reference-ref></text:span><text:span text:style-name="T55"> fragment showing an </text:span><text:span text:style-name="T83">Extension</text:span><text:span text:style-name="T55"> object holding a </text:span><text:span text:style-name="CrossRef"><text:reference-ref text:reference-format="text" text:ref-name="base64">Base64</text:reference-ref></text:span><text:span text:style-name="T55">-encoded </text:span><text:span text:style-name="CrossRef"><text:reference-ref text:reference-format="text" text:ref-name="info.cards">Information Card</text:reference-ref></text:span><text:span text:style-name="T55">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9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P65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Extension</text:span><text:span text:style-name="T97"> </text:span><text:span text:style-name="T38">Type</text:span><text:span text:style-name="T97">=</text:span>"http://schemas.xmlsoap.org/ws/2005/05/identity"</text:p>
            <text:p text:style-name="Standard"><text:span text:style-name="T38"><text:s text:c="27"/>MAC</text:span><text:span text:style-name="T97">="UMRlje7KiznTlQXFd … CrcqcGkIvInumZCjxSl1="&gt;PD94bWwgdmVyc2lvbj0iMS4w</text:span></text:p>
            <text:p text:style-name="Standard"><text:span text:style-name="T97"><text:s text:c="120"/>IiBlbmHVyZS ... <text:s/>B4bWxuczpkc <text:s text:c="3"/><text:line-break/> <text:s text:c="119"/>d3dy53My5vc&lt;/</text:span><text:span text:style-name="T29">Extension</text:span><text:span text:style-name="T97">&gt;</text:span></text:p>
            <text:p text:style-name="Standard"><text:span text:style-name="T97"><text:s text:c="3"/> &lt;/</text:span><text:span text:style-name="T29">CertifiedPublicKey</text:span><text:span text:style-name="T97">&gt;<text:line-break/> </text:span></text:p>
            <text:p text:style-name="P69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Text_20_body"><text:span text:style-name="T52">For details on how to map keys and sessions, see </text:span><text:span text:style-name="CrossRef"><text:span text:style-name="T72"><text:reference-ref text:reference-format="text" text:ref-name="setCertificatePath">setCertificatePath</text:reference-ref></text:span></text:span><text:span text:style-name="T52">.</text:span></text:p>
      <text:p text:style-name="P40"/>
      <text:p text:style-name="Standard">The following is a <text:span text:style-name="CrossRef"><text:span text:style-name="T72"><text:reference-ref text:reference-format="text" text:ref-name="keygen2">KeyGen2</text:reference-ref></text:span></text:span><text:span text:style-name="T52"> sample showing the </text:span><text:span text:style-name="T81">PropertyBag</text:span><text:span text:style-name="T52"> and </text:span><text:span text:style-name="T81">Logotype</text:span><text:span text:style-name="T52"> objects added to a symmetric key for usage by an </text:span><text:span text:style-name="CrossRef"><text:span text:style-name="T72"><text:reference-ref text:reference-format="text" text:ref-name="hotp">HOTP</text:reference-ref></text:span></text:span><text:span text:style-name="T52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9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Standard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SymmetricKey</text:span><text:span text:style-name="T97"> </text:span><text:span text:style-name="T38">EndorsedAlgorithms</text:span><text:span text:style-name="T97">="http://www.w3.org/2000/09/xmldsig#hmac-sha1"</text:span></text:p>
            <text:p text:style-name="Standard"><text:span text:style-name="T97"><text:s text:c="34"/></text:span><text:span text:style-name="T38">MAC</text:span><text:span text:style-name="T97">="je7KiznTlQXFdUMRl … vInumZCjxSl1CrcqcGkI="&gt;vInt09Esmg94v ...<text:line-break/> <text:s text:c="125"/>YU3tgIdhcNNby&lt;/</text:span><text:span text:style-name="T29">SymmetricKey</text:span><text:span text:style-name="T97">&gt;<text:line-break/> <text:s text:c="7"/>&lt;</text:span><text:span text:style-name="T29">PropertyBag</text:span><text:span text:style-name="T97"> </text:span><text:span text:style-name="T38">Type</text:span><text:span text:style-name="T97">=</text:span>"http://xmlns.webpki.org/keygen2/1.0#provider.ietf-hotp"</text:p>
            <text:p text:style-name="Standard"><text:span text:style-name="T97"><text:s text:c="31"/></text:span><text:span text:style-name="T38">MAC</text:span><text:span text:style-name="T97">="jIOHDgwI4dO7Kzs … uEH8MtykIS46JfiJ3N="&gt;</text:span></text:p>
            <text:p text:style-name="Standard"><text:span text:style-name="T97"><text:s text:c="12"/>&lt;</text:span><text:span text:style-name="T29">Property</text:span><text:span text:style-name="T97"> </text:span><text:span text:style-name="T38">Name</text:span><text:span text:style-name="T97">="Counter" </text:span><text:span text:style-name="T38">Value</text:span><text:span text:style-name="T97">="0" </text:span><text:span text:style-name="T38">Writable</text:span><text:span text:style-name="T97">="true"/&gt;</text:span></text:p>
            <text:p text:style-name="Standard"><text:span text:style-name="T97"><text:s text:c="12"/>&lt;</text:span><text:span text:style-name="T29">Property</text:span><text:span text:style-name="T97"> </text:span><text:span text:style-name="T38">Name</text:span><text:span text:style-name="T97">="Digits" </text:span><text:span text:style-name="T38">Value</text:span><text:span text:style-name="T97">="8"/&gt;</text:span></text:p>
            <text:p text:style-name="Standard"><text:span text:style-name="T97"><text:s text:c="8"/>&lt;/</text:span><text:span text:style-name="T29">PropertyBag</text:span><text:span text:style-name="T97">&gt;</text:span></text:p>
            <text:p text:style-name="Standard"><text:span text:style-name="T97"><text:s text:c="8"/>&lt;</text:span><text:span text:style-name="T29">Logotype</text:span><text:span text:style-name="T97"> </text:span><text:span text:style-name="T38">MimeType</text:span><text:span text:style-name="T97">="image/png" </text:span></text:p>
            <text:p text:style-name="Standard"><text:span text:style-name="T97"><text:s text:c="26"/></text:span><text:span text:style-name="T38">Type</text:span><text:span text:style-name="T97">=</text:span>"http://xmlns.webpki.org/keygen2/1.0#logotype.application"</text:p>
            <text:p text:style-name="Standard"><text:span text:style-name="T97"><text:s text:c="26"/></text:span><text:span text:style-name="T38">MAC</text:span><text:span text:style-name="T97">="+crSq5fv+7z+fx+f … ZmRnhxljO0bh0d="&gt;iVBORw0KGgoAAAANSUhEUgAAALo</text:span></text:p>
            <text:p text:style-name="P74"><text:s text:c="104"/>AAABKCAIAAACD … /tm/AAALjUlEQVR42u</text:p>
            <text:p text:style-name="Standard"><text:span text:style-name="T97"><text:s text:c="104"/>2d6W8UyRXA+=&lt;/</text:span><text:span text:style-name="T29">Logotype</text:span><text:span text:style-name="T97">&gt;<text:line-break/> <text:s text:c="2"/> &lt;/</text:span><text:span text:style-name="T29">CertifiedPublicKey</text:span><text:span text:style-name="T97">&gt;<text:line-break/> </text:span></text:p>
            <text:p text:style-name="P69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Standard"/>
      <text:h text:style-name="P125" text:outline-level="2"><text:reference-mark-start text:name="enumerate.keys"/>getKeyHandle<text:reference-mark-end text:name="enumerate.keys"/> (19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Provisioning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Local handle to an <text:span text:style-name="T1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5">ID</text:p>
          </table:table-cell>
          <table:table-cell table:style-name="Table44.A2" office:value-type="string">
            <text:p text:style-name="P11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office:value-type="string">
            <text:p text:style-name="P12">Comment</text:p>
          </table:table-cell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Local handle to a key belonging to an <text:span text:style-name="T1">open</text:span> provisioning session</text:p>
          </table:table-cell>
        </table:table-row>
      </table:table>
      <text:p text:style-name="P38"/>
      <text:p text:style-name="P38"><text:span text:style-name="T84">getKeyHandle</text:span> returns a <text:span text:style-name="T83">KeyHandle</text:span> based on the provisioning session specific key ID.</text:p>
      <text:h text:style-name="P125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8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restorePrivateKey</text:span><text:span text:style-name="T75"> replaces a generated private key with a key supplied by the issuer.</text:span>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72"><text:reference-ref text:reference-format="text" text:ref-name="eecert">End-Entity Certificate</text:reference-ref></text:span></text:span><text:span text:style-name="T52"> || </text:span><text:span text:style-name="T81">PrivateKey</text:span></text:p>
      <text:p text:style-name="P34"><text:span text:style-name="T55">Note that </text:span><text:span text:style-name="T83">PrivateKey</text:span><text:span text:style-name="T55"> is MACed “as is” and </text:span><text:span text:style-name="T51">then</text:span><text:span text:style-name="T55"> decrypted by the SKS before storing.</text:span></text:p>
      <text:p text:style-name="P34"><text:span text:style-name="T55">The purpose of </text:span><text:span text:style-name="T83">restorePrivateKey</text:span><text:span text:style-name="T55"> (preceded by </text:span><text:span text:style-name="CrossRef"><text:reference-ref text:reference-format="text" text:ref-name="setCertificatePath">setCertificatePath</text:reference-ref></text:span><text:span text:style-name="T55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5">Prerequisite: see the </text:span><text:span text:style-name="CrossRef"><text:reference-ref text:reference-format="text" text:ref-name="importprivatekey">ImportPrivateKey</text:reference-ref></text:span><text:span text:style-name="T55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9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P65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PrivateKey </text:span><text:span text:style-name="T38">MAC</text:span><text:span text:style-name="T97">="umZCjxSl1znTlQX … CrcqcGkIvInFdUMRlje7Ki="&gt;c2lvbj0iMSwgdmVy4wPD94bW</text:span></text:p>
            <text:p text:style-name="Standard"><text:span text:style-name="T97"><text:s text:c="121"/>VyZSIiBlbmH ... <text:s/>uczpkcB4bWx <text:s text:c="3"/><text:line-break/> <text:s text:c="120"/>My5vcd3dy53&lt;/</text:span><text:span text:style-name="T29">PrivateKey</text:span><text:span text:style-name="T97">&gt;</text:span></text:p>
            <text:p text:style-name="Standard"><text:span text:style-name="T97"><text:s text:c="3"/> &lt;/</text:span><text:span text:style-name="T29">CertifiedPublicKey</text:span><text:span text:style-name="T97">&gt;<text:line-break/> </text:span></text:p>
            <text:p text:style-name="P69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Text_20_body"><text:span text:style-name="T52">For details on how to map keys and sessions, see </text:span><text:span text:style-name="CrossRef"><text:span text:style-name="T72"><text:reference-ref text:reference-format="text" text:ref-name="setCertificatePath">setCertificatePath</text:reference-ref></text:span></text:span><text:span text:style-name="T52">.</text:span></text:p>
      <text:h text:style-name="P125" text:outline-level="2"><text:reference-mark-start text:name="getDeviceData"/>getDeviceInfo<text:reference-mark-end text:name="getDeviceData"/> (30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6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8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P66"><text:span text:style-name="T75">DER-encoded </text:span><text:span text:style-name="CrossRef"><text:reference-ref text:reference-format="text" text:ref-name="X.509">X.509</text:reference-ref></text:span><text:span text:style-name="T75"> certificate object</text:span> <text:span text:style-name="T1">repeated</text:span> as defined by <text:span text:style-name="T78">PathLength</text:span>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83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Standard">Algorithm URI<text:span text:style-name="T52"> </text:span><text:span text:style-name="T50">repeated </text:span><text:span text:style-name="T53">as defined by</text:span><text:span text:style-name="T72"> </text:span><text:span text:style-name="T83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8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8">Maximum size of </text:span><text:span text:style-name="CrossRef"><text:span text:style-name="T48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84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5">Note that </text:span><text:span text:style-name="T83">X509Certificate</text:span><text:span text:style-name="T55"> objects MUST form an </text:span><text:span text:style-name="T51">ordered</text:span><text:span text:style-name="T52"> certificate </text:span><text:span text:style-name="T55">path so that the </text:span><text:span text:style-name="T51">first</text:span><text:span text:style-name="T55"> object contains the actual SKS </text:span><text:span text:style-name="CrossRef"><text:reference-ref text:reference-format="text" text:ref-name="devcert">Device Certificate</text:reference-ref></text:span><text:span text:style-name="T55">.</text:span></text:p>
      <text:p text:style-name="Text_20_body">The<text:span text:style-name="T91"> certificate path</text:span> MUST NOT contain any “holes” but does not have to be complete (include all CAs).</text:p>
      <text:p text:style-name="Text_20_body"><text:span text:style-name="T81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8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25" text:outline-level="2"><text:reference-mark-start text:name="pp.delkey"/>pp_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Target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8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pp_deleteKey</text:span><text:span text:style-name="T75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5"> where </text:span><text:span text:style-name="T2">Data</text:span><text:span text:style-name="T75"> is arranged as follows:</text:span></text:p>
      <text:p text:style-name="Text_20_body"><text:span text:style-name="T75"><text:tab/></text:span><text:span text:style-name="T2">Data</text:span><text:span text:style-name="T75"> = </text:span><text:span text:style-name="CrossRef"><text:reference-ref text:reference-format="text" text:ref-name="ppmac">Post Provisioning MAC</text:reference-ref></text:span></text:p>
      <text:p text:style-name="Text_20_body"><text:span text:style-name="T75"><text:line-break/>If the key to be deleted is not present the provisioning session MUST be aborted. <text:s/>See </text:span><text:span text:style-name="CrossRef"><text:reference-ref text:reference-format="text" text:ref-name="poi.ops">Remote Key Lookup</text:reference-ref></text:span><text:span text:style-name="T75">.</text:span></text:p>
      <text:p text:style-name="Text_20_body"><text:span text:style-name="T75">A conforming SKS MUST abort the provisioning session if </text:span><text:span text:style-name="T78">pp_deleteKey</text:span><text:span text:style-name="T75"> is mixed with other post provisioning operations using the same </text:span><text:span text:style-name="T83">TargetKeyHandle</text:span><text:span text:style-name="T75">.</text:span></text:p>
      <text:p text:style-name="Text_20_body"><text:span text:style-name="T75">Note that the </text:span><text:span text:style-name="T2">execution</text:span><text:span text:style-name="T75"> of this method MUST be </text:span><text:span text:style-name="T2">postponed</text:span><text:span text:style-name="T75"> to </text:span><text:span text:style-name="CrossRef"><text:reference-ref text:reference-format="text" text:ref-name="closeProvisioningSession">closeProvisioningSession</text:reference-ref></text:span><text:span text:style-name="T75">. <text:s/>Also see </text:span><text:span text:style-name="CrossRef"><text:reference-ref text:reference-format="text" text:ref-name="atomic.op">Atomic Operation</text:reference-ref></text:span><text:span text:style-name="T75">.</text:span></text:p>
      <text:h text:style-name="P125" text:outline-level="2">pp_updateKey (51)</text:h>
      <text:p text:style-name="Text_20_body">Input</text:p>
      <table:table table:name="Table83" table:style-name="Table83">
        <table:table-column table:style-name="Table83.A"/>
        <table:table-column table:style-name="Table83.B"/>
        <table:table-column table:style-name="Table83.C"/>
        <table:table-row table:style-name="Table83.1">
          <table:table-cell table:style-name="Table83.A1" office:value-type="string">
            <text:p text:style-name="P12">Name</text:p>
          </table:table-cell>
          <table:table-cell table:style-name="Table83.A1" office:value-type="string">
            <text:p text:style-name="P12">Type</text:p>
          </table:table-cell>
          <table:table-cell table:style-name="Table83.C1" office:value-type="string">
            <text:p text:style-name="P12">Comment</text:p>
          </table:table-cell>
        </table:table-row>
        <table:table-row table:style-name="Table83.2">
          <table:table-cell table:style-name="Table83.A2" office:value-type="string">
            <text:p text:style-name="P15">KeyHandle</text:p>
          </table:table-cell>
          <table:table-cell table:style-name="Table83.A2" office:value-type="string">
            <text:p text:style-name="P3">int</text:p>
          </table:table-cell>
          <table:table-cell table:style-name="Table83.C2" office:value-type="string">
            <text:p text:style-name="P2">Local handle to a <text:span text:style-name="T1">new</text:span> key belonging to an <text:span text:style-name="T1">open</text:span> provisioning session</text:p>
          </table:table-cell>
        </table:table-row>
        <table:table-row table:style-name="Table83.2">
          <table:table-cell table:style-name="Table83.A2" office:value-type="string">
            <text:p text:style-name="P15">TargetKeyHandle</text:p>
          </table:table-cell>
          <table:table-cell table:style-name="Table83.A2" office:value-type="string">
            <text:p text:style-name="P3">int</text:p>
          </table:table-cell>
          <table:table-cell table:style-name="Table83.C2" office:value-type="string">
            <text:p text:style-name="P2">Local handle to the key to be updated</text:p>
          </table:table-cell>
        </table:table-row>
        <table:table-row table:style-name="Table83.2">
          <table:table-cell table:style-name="Table83.A2" office:value-type="string">
            <text:p text:style-name="P15">MAC</text:p>
          </table:table-cell>
          <table:table-cell table:style-name="Table83.A2" office:value-type="string">
            <text:p text:style-name="P3">byte<text:span text:style-name="T68">⁮[32]</text:span></text:p>
          </table:table-cell>
          <table:table-cell table:style-name="Table83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84" table:style-name="Table84">
        <table:table-column table:style-name="Table84.A"/>
        <table:table-column table:style-name="Table84.B"/>
        <table:table-column table:style-name="Table84.C"/>
        <table:table-row table:style-name="Table84.1">
          <table:table-cell table:style-name="Table84.A1" office:value-type="string">
            <text:p text:style-name="P12">Name</text:p>
          </table:table-cell>
          <table:table-cell table:style-name="Table84.A1" office:value-type="string">
            <text:p text:style-name="P12">Type</text:p>
          </table:table-cell>
          <table:table-cell table:style-name="Table84.C1" office:value-type="string">
            <text:p text:style-name="P12">Comment</text:p>
          </table:table-cell>
        </table:table-row>
        <table:table-row table:style-name="Table84.2">
          <table:table-cell table:style-name="Table84.A2" office:value-type="string">
            <text:p text:style-name="P15">Status</text:p>
          </table:table-cell>
          <table:table-cell table:style-name="Table84.A2" office:value-type="string">
            <text:p text:style-name="P3">byte</text:p>
          </table:table-cell>
          <table:table-cell table:style-name="Table84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pp_updateKey</text:span><text:span text:style-name="T75"> updates (replaces)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5"> where </text:span><text:span text:style-name="T2">Data</text:span><text:span text:style-name="T75"> is arranged as follows:</text:span></text:p>
      <text:p text:style-name="Text_20_body"><text:span text:style-name="T75"><text:tab/></text:span><text:span text:style-name="T2">Data</text:span><text:span text:style-name="T75"> = </text:span><text:span text:style-name="CrossRef"><text:span text:style-name="T72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72"><text:reference-ref text:reference-format="text" text:ref-name="ppmac">Post Provisioning MAC</text:reference-ref></text:span></text:span></text:p>
      <text:p text:style-name="P30"><text:span text:style-name="T72"><text:line-break/>The new (update) key MUST have been fitted with a certificate before this method is called. <text:s/>In addition, the new key MUST NOT be PIN‑protected since it supposed to </text:span><text:span text:style-name="T1">inherit</text:span><text:span text:style-name="T72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 protection as the only exception. <text:s/>That is, an updated key <text:span text:style-name="T1">inherits</text:span> the old key's protection scheme.</text:p>
      <text:p text:style-name="P38"><text:span text:style-name="T75">The </text:span><text:span text:style-name="T83">KeyHandle</text:span><text:span text:style-name="T75"> of the updated key MUST after a successful update be set equal to </text:span><text:span text:style-name="T83">TargetKeyHandle</text:span><text:span text:style-name="T75">.</text:span></text:p>
      <text:p text:style-name="Text_20_body"><text:span text:style-name="T75">A conforming SKS MUST allow a (single) </text:span><text:span text:style-name="T78">pp_updateKey</text:span><text:span text:style-name="T75"> combined with an arbitrary number of </text:span><text:span text:style-name="T78">pp_cloneKeyProtection</text:span><text:span text:style-name="T75"> calls using the same </text:span><text:span text:style-name="T83">TargetKeyHandle</text:span><text:span text:style-name="T75">.</text:span></text:p>
      <text:p text:style-name="P38"><text:span text:style-name="T75">Note that the </text:span><text:span text:style-name="T2">execution</text:span><text:span text:style-name="T75"> of this method MUST be </text:span><text:span text:style-name="T2">postponed</text:span><text:span text:style-name="T75"> to </text:span><text:span text:style-name="CrossRef"><text:reference-ref text:reference-format="text" text:ref-name="closeProvisioningSession">closeProvisioningSession</text:reference-ref></text:span><text:span text:style-name="T75">. <text:s/>Also see </text:span><text:span text:style-name="CrossRef"><text:reference-ref text:reference-format="text" text:ref-name="atomic.op">Atomic Operation</text:reference-ref></text:span><text:span text:style-name="T75">.</text:span></text:p>
      <text:h text:style-name="P125" text:outline-level="2">pp_cloneKeyProtection (52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<text:span text:style-name="T1">new</text:span> key belonging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Target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previously provisioned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8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pp_cloneKeyProtection</text:span><text:span text:style-name="T75"> clones the </text:span><text:span text:style-name="T2">protection scheme</text:span><text:span text:style-name="T75"> of a key created in an earlier provisioning session and applies it to a newly created key. <text:s/>In order to perform this operation the issuer MUST supply a matching MAC according to<text:line-break/></text:span><text:span text:style-name="CrossRef"><text:reference-ref text:reference-format="text" text:ref-name="MACOperations">MAC Operations</text:reference-ref></text:span><text:span text:style-name="T75"> where </text:span><text:span text:style-name="T2">Data</text:span><text:span text:style-name="T75"> is arranged as follows:</text:span></text:p>
      <text:p text:style-name="Text_20_body"><text:span text:style-name="T75"><text:tab/></text:span><text:span text:style-name="T2">Data</text:span><text:span text:style-name="T75"> = </text:span><text:span text:style-name="CrossRef"><text:span text:style-name="T72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72"><text:reference-ref text:reference-format="text" text:ref-name="ppmac">Post Provisioning MAC</text:reference-ref></text:span></text:span></text:p>
      <text:p text:style-name="P30"><text:span text:style-name="T72"><text:line-break/>The new key MUST have been fitted with a certificate before this method is called. <text:s/>In addition, the new key MUST NOT be PIN‑protected since it supposed to </text:span><text:span text:style-name="T1">inherit</text:span><text:span text:style-name="T72"> the old key's PIN protection scheme (if there is one).</text:span></text:p>
      <text:p text:style-name="Text_20_body"><text:span text:style-name="T75">Note that an SKS MUST NOT allow inheritance of PIN protection schemes except device PIN (see </text:span><text:span text:style-name="CrossRef"><text:reference-ref text:reference-format="text" text:ref-name="createKeyPair">createKeyPair</text:reference-ref></text:span><text:span text:style-name="T75">) or a custom protection scheme with grouping = </text:span><text:span text:style-name="T78">shared</text:span><text:span text:style-name="T75"> (see </text:span><text:span text:style-name="CrossRef"><text:reference-ref text:reference-format="text" text:ref-name="pingrouping">PIN Grouping Control</text:reference-ref></text:span><text:span text:style-name="T75">).</text:span></text:p>
      <text:p text:style-name="Text_20_body"><text:span text:style-name="T75">A conforming SKS MUST allow multiple </text:span><text:span text:style-name="T78">pp_cloneKeyProtection</text:span><text:span text:style-name="T75"> calls using the same </text:span><text:span text:style-name="T83">TargetKeyHandle</text:span><text:span text:style-name="T75">.</text:span></text:p>
      <text:p text:style-name="Text_20_body"><text:span text:style-name="T75">Note that the </text:span><text:span text:style-name="T2">execution</text:span><text:span text:style-name="T75"> of this method MUST be </text:span><text:span text:style-name="T2">postponed</text:span><text:span text:style-name="T75"> to </text:span><text:span text:style-name="CrossRef"><text:reference-ref text:reference-format="text" text:ref-name="closeProvisioningSession">closeProvisioningSession</text:reference-ref></text:span><text:span text:style-name="T75">. <text:s/>Also see </text:span><text:span text:style-name="CrossRef"><text:reference-ref text:reference-format="text" text:ref-name="atomic.op">Atomic Operation</text:reference-ref></text:span><text:span text:style-name="T75">.</text:span></text:p>
      <text:h text:style-name="P125" text:outline-level="2"><text:reference-mark-start text:name="enum.keys"/>enumerateKeys<text:reference-mark-end text:name="enum.keys"/> (100)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2">Name</text:p>
          </table:table-cell>
          <table:table-cell table:style-name="Table80.A1" office:value-type="string">
            <text:p text:style-name="P12">Type</text:p>
          </table:table-cell>
          <table:table-cell table:style-name="Table80.C1" office:value-type="string">
            <text:p text:style-name="P12">Comment</text:p>
          </table:table-cell>
        </table:table-row>
        <table:table-row table:style-name="Table80.2">
          <table:table-cell table:style-name="Table80.A2" office:value-type="string">
            <text:p text:style-name="P15">KeyHandle</text:p>
          </table:table-cell>
          <table:table-cell table:style-name="Table80.A2" office:value-type="string">
            <text:p text:style-name="P3">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ame</text:p>
          </table:table-cell>
          <table:table-cell table:style-name="Table81.A1" office:value-type="string">
            <text:p text:style-name="P12">Type</text:p>
          </table:table-cell>
          <table:table-cell table:style-name="Table81.C1" office:value-type="string">
            <text:p text:style-name="P12">Comment</text:p>
          </table:table-cell>
        </table:table-row>
        <table:table-row table:style-name="Table81.2">
          <table:table-cell table:style-name="Table81.A2" office:value-type="string">
            <text:p text:style-name="P15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5">Key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6"><text:span text:style-name="T64">The following element MUST only be emitted if</text:span><text:span text:style-name="T65"> </text:span>KeyHandle<text:span text:style-name="T62"> &lt;&gt; 0xFFFFFFFF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5">Provisioning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38"/>
      <text:p text:style-name="P38"><text:span text:style-name="T84">enumerateKeys</text:span> enumerate keys for <text:span text:style-name="T1">closed</text:span> provisioning sessions. <text:s/>Closed provisioning session means that the key is ready for usage by <text:span text:style-name="T1">applications</text:span>.</text:p>
      <text:p text:style-name="P38">The input <text:span text:style-name="T81">KeyHandle</text:span><text:span text:style-name="T55"> is initially set to 0xFFFFFFFF to start an enumeration round.</text:span></text:p>
      <text:p text:style-name="P38"><text:span text:style-name="T55">Succeeding calls should use the output </text:span><text:span text:style-name="T81">KeyHandle</text:span><text:span text:style-name="T55"> as input to the next call.</text:span></text:p>
      <text:p text:style-name="P60"><text:span text:style-name="T55">When </text:span><text:span text:style-name="T81">enumerateKeys</text:span><text:span text:style-name="T52"> returns with a </text:span><text:span text:style-name="T81">KeyHandle</text:span><text:span text:style-name="T52"> = 0xFFFFFFFF there are no more key objects to read.</text:span></text:p>
      <text:h text:style-name="P125" text:outline-level="2">getKeyAttributes (101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KeyHandle</text:p>
          </table:table-cell>
          <table:table-cell table:style-name="Table36.A2" office:value-type="string">
            <text:p text:style-name="P3">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table:number-columns-spanned="2" office:value-type="string">
            <text:p text:style-name="P12">Comment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Key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FriendlyName</text:p>
          </table:table-cell>
          <table:table-cell table:style-name="Table37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PathLength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8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X509Certificate...</text:p>
          </table:table-cell>
          <table:table-cell table:style-name="Table37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Algorithm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9">‎</text:span>See 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EndorsedAlgorithm...</text:p>
          </table:table-cell>
          <table:table-cell table:style-name="Table37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Extensions</text:p>
          </table:table-cell>
          <table:table-cell table:style-name="Table37.A2" office:value-type="string">
            <text:p text:style-name="P3">short</text:p>
          </table:table-cell>
          <table:table-cell table:style-name="Table37.A2" office:value-type="string">
            <text:p text:style-name="Standard"><text:span text:style-name="T48">Number of</text:span> <text:span text:style-name="T83">ExtensionType</text:span> URIs <text:span text:style-name="T48"><text:s/></text:span></text:p>
          </table:table-cell>
          <table:table-cell table:style-name="Table37.C2" table:number-rows-spanned="2" office:value-type="string">
            <text:p text:style-name="Standard">See <text:span text:style-name="CrossRef"><text:reference-ref text:reference-format="text" text:ref-name="addextensiondata">addExtension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ExtensionType...</text:p>
          </table:table-cell>
          <table:table-cell table:style-name="Table37.A2" office:value-type="string">
            <text:p text:style-name="P3"><text:span text:style-name="T68">byte⁮[</text:span><text:span text:style-name="T70"> </text:span><text:span text:style-name="T68">]</text:span></text:p>
          </table:table-cell>
          <table:table-cell table:style-name="Table37.A2" office:value-type="string">
            <text:p text:style-name="Standard"><text:span text:style-name="CrossRef"><text:reference-ref text:reference-format="text" text:ref-name="keygen2">KeyGen2</text:reference-ref></text:span> <text:span text:style-name="T80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84">getKeyAttributes</text:span> returns key attributes for provisioned keys.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83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h text:style-name="P125" text:outline-level="2"><text:reference-mark-start text:name="getkeyprotectiondata"/>getKeyProtectionInfo<text:reference-mark-end text:name="getkeyprotectiondata"/> (102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opy of </text:span><text:span text:style-name="T83">RetryLimit</text:span> defined by <text:span text:style-name="CrossRef"><text:span text:style-name="T48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6" office:value-type="string">
            <text:p text:style-name="P69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84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52">The following table illustrates how the </text:span><text:span text:style-name="T81">ProtectionStatus</text:span><text:span text:style-name="T52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80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80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80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80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80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/>
      <text:h text:style-name="P125" text:outline-level="2"><text:reference-mark-start text:name="enumerateExtensions"/>getExtensionObject<text:reference-mark-end text:name="enumerateExtensions"/> (103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83">Type</text:span>. <text:s/>S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69"><text:span text:style-name="T75">Exact copies of the corresponding </text:span><text:span text:style-name="CrossRef"><text:reference-ref text:reference-format="text" text:ref-name="addextensiondata">addExtension</text:reference-ref></text:span><text:span text:style-name="T75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84">getExtensionObject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83">ExtensionData</text:span> will be a zero-length array.</text:p>
      <text:h text:style-name="P125" text:outline-level="2"><text:reference-mark-start text:name="deletekey"/>deleteKey<text:reference-mark-end text:name="deletekey"/> (104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Authorization</text:p>
          </table:table-cell>
          <table:table-cell table:style-name="Table6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4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75">A conforming SKS MAY introduce physical presence methods like GPIO-based buttons, </text:span><text:span text:style-name="T2">circumventing</text:span><text:span text:style-name="T75"> key delete policy settings.</text:span></text:p>
      <text:h text:style-name="P125" text:outline-level="2"><text:reference-mark-start text:name="unlockey"/>unlockKey<text:reference-mark-end text:name="unlockey"/> (105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4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25" text:outline-level="2"><text:reference-mark-start text:name="exportkey"/>exportKey<text:reference-mark-end text:name="exportkey"/> (106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Authorization</text:p>
          </table:table-cell>
          <table:table-cell table:style-name="Table6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getKeyHandle</text:reference-ref></text:span></text:p>
          </table:table-cell>
        </table:table-row>
      </table:table>
      <text:p text:style-name="P38"/>
      <text:p text:style-name="P38"><text:span text:style-name="T84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4">non-exportable</text:span> key is referred to, <text:span text:style-name="T84">exportKey</text:span><text:span text:style-name="T62"> MUST return </text:span><text:span text:style-name="CrossRef"><text:span text:style-name="T72"><text:reference-ref text:reference-format="text" text:ref-name="err.not.allowed">ERROR_NOT_ALLOWED</text:reference-ref></text:span></text:span><text:span text:style-name="T62"> status.</text:span></text:p>
      <text:p text:style-name="P73"/>
      <text:h text:style-name="P125" text:outline-level="2"><text:reference-mark-start text:name="signdata"/><text:span text:style-name="T62">signHashedData</text:span><text:reference-mark-end text:name="signdata"/><text:span text:style-name="T62"> (110)</text:span>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9.C2" office:value-type="string">
            <text:p text:style-name="Standard"><text:span text:style-name="T55">Algorithm</text:span><text:span text:style-name="T56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7">‎</text:span></text:p>
          </table:table-cell>
        </table:table-row>
        <table:table-row table:style-name="Table29.2">
          <table:table-cell table:style-name="Table29.A2" office:value-type="string">
            <text:p text:style-name="P15">Authorization</text:p>
          </table:table-cell>
          <table:table-cell table:style-name="Table2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9.C2" office:value-type="string">
            <text:p text:style-name="P2">Hashed data to be signed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8">signHashedData</text:span> performs an asymmetric key signature where the data MUST be hashed <text:span text:style-name="T1">as required by the signature algorithm</text:span>.</text:p>
      <text:p text:style-name="Standard"><text:span text:style-name="T62">In addition to possible internal errors that do not have any obvious handling in user programs, invalid authorization data (PIN) to the key MUST return a non-fatal </text:span><text:span text:style-name="CrossRef"><text:span text:style-name="T72"><text:reference-ref text:reference-format="text" text:ref-name="auth.error">ERROR_AUTHORIZATION</text:reference-ref></text:span></text:span><text:span text:style-name="T62"> status.</text:span></text:p>
      <text:p text:style-name="P72"/>
      <text:p text:style-name="Text_20_body"><text:span text:style-name="T52">The length of </text:span><text:span text:style-name="T81">HashedData</text:span><text:span text:style-name="T52"> MUST match the hash algorithm. <text:s/>Note that signature algorithms that do not specify a hash algorithm impose no tests on </text:span><text:span text:style-name="T81">HashedData</text:span><text:span text:style-name="T52"> length. <text:s/>For RSA signatures without hash algorithm the signature packet MUST be formatted according to </text:span><text:span text:style-name="CrossRef"><text:span text:style-name="T72"><text:reference-ref text:reference-format="text" text:ref-name="pkcs1">PKCS #1</text:reference-ref></text:span></text:span><text:span text:style-name="T52"> but without hash algorithm identifiers:</text:span></text:p>
      <text:p text:style-name="Text_20_body"><text:tab/>EMSA = <text:span text:style-name="T85">0x00</text:span> || <text:span text:style-name="T85">0x01</text:span> || <text:span text:style-name="T85">PS</text:span> || <text:span text:style-name="T85">0x00</text:span> || <text:span text:style-name="T81">HashedData</text:span></text:p>
      <text:h text:style-name="P121" text:outline-level="1"><text:reference-mark-start text:name="sess.security.mech"/>Session Security Mechanisms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 <text:s/>Also s<text:span text:style-name="T61">ee </text:span><text:span text:style-name="CrossRef"><text:span text:style-name="T72"><text:reference-ref text:reference-format="text" text:ref-name="sess.key.op">SessionKeyLimit</text:reference-ref></text:span></text:span><text:span text:style-name="T61">.</text:span></text:p>
      <text:p text:style-name="Text_20_body"><text:span text:style-name="T61">String literals like </text:span><text:span text:style-name="T84">"Encryption Key"</text:span><text:span text:style-name="T61"> featured in the following definitions MUST be supplied “as is” </text:span><text:span text:style-name="T63">without</text:span><text:span text:style-name="T61"> length indicators, while when being a part of a MAC or attestation argument MUST be treated as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8"><text:tab/>EncryptionKey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8">"Encryption Key"</text:span>)</text:p>
      <text:p text:style-name="Text_20_body"><text:span text:style-name="T78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8"><text:tab/>MAC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7"> || </text:span><text:span text:style-name="T63">MethodName</text:span><text:span text:style-name="T47"> || </text:span><text:span text:style-name="CrossRef"><text:reference-ref text:reference-format="text" text:ref-name="mac.seq.cnt">MACSequenceCounter</text:reference-ref></text:span><text:span text:style-name="T47">, </text:span><text:span text:style-name="T63">Data</text:span><text:span text:style-name="T47">)</text:span></text:p>
      <text:p text:style-name="Text_20_body"><text:span text:style-name="T63">MethodName</text:span><text:span text:style-name="T47"> is the string literal of the target method like </text:span><text:span text:style-name="T78">"closeProvisioningSession"</text:span><text:span text:style-name="T47">, while </text:span><text:span text:style-name="T63">Data</text:span><text:span text:style-name="T61"> represents the arguments as specified for the actual method.</text:span></text:p>
      <text:p text:style-name="Text_20_body"><text:span text:style-name="T61">Individual elements featured in </text:span><text:span text:style-name="T63">Data</text:span><text:span text:style-name="T61"> MUST use the representation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Text_20_body"><text:span text:style-name="T61">After each MAC operation, </text:span><text:span text:style-name="CrossRef"><text:span text:style-name="T72"><text:reference-ref text:reference-format="text" text:ref-name="mac.seq.cnt">MACSequenceCounter</text:reference-ref></text:span></text:span><text:span text:style-name="T61"> MUST be incremented by one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8"><text:tab/>Attestation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7"> ||</text:span> <text:span text:style-name="T86">"</text:span><text:span text:style-name="T84">Device Attestation"</text:span><text:span text:style-name="T47">, </text:span><text:span text:style-name="T63">Data</text:span><text:span text:style-name="T47">)</text:span></text:p>
      <text:p text:style-name="Text_20_body"><text:span text:style-name="T63">Data</text:span><text:span text:style-name="T61"> represents the data to be attested. <text:s/>Also see </text:span><text:span text:style-name="CrossRef"><text:span text:style-name="T72"><text:reference-ref text:reference-format="text" text:ref-name="sign.prov.sess.data">signProvisioningSessionData</text:reference-ref></text:span></text:span><text:span text:style-name="T61">.</text:span></text:p>
      <text:p text:style-name="Text_20_body"><text:span text:style-name="T61">Individual elements featured in </text:span><text:span text:style-name="T63">Data</text:span><text:span text:style-name="T61"> MUST use the representation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P50"/>
      <text:h text:style-name="Heading_20_2" text:outline-level="2"><text:reference-mark-start text:name="ppmac"/><text:span text:style-name="T72">Post Provisioning MAC</text:span><text:reference-mark-end text:name="ppmac"/><text:span text:style-name="T72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8"><text:tab/>MAC</text:span> = <text:span text:style-name="CrossRef"><text:span text:style-name="T72"><text:reference-ref text:reference-format="text" text:ref-name="HMAC_SHA256">HMAC-SHA256</text:reference-ref></text:span></text:span> (<text:span text:style-name="T1">OriginalSessionKey</text:span><text:span text:style-name="T63"> || </text:span><text:span text:style-name="T84">"Proof Of Ownership"</text:span>, <text:span text:style-name="CrossRef"><text:span text:style-name="T72"><text:reference-ref text:reference-format="text" text:ref-name="eecert">End-Entity Certificate</text:reference-ref></text:span></text:span>)</text:p>
      <text:p text:style-name="Text_20_body"><text:span text:style-name="T63">OriginalSessionKey</text:span><text:span text:style-name="T61"> is the </text:span><text:span text:style-name="CrossRef"><text:span text:style-name="T72"><text:reference-ref text:reference-format="text" text:ref-name="sess.key">SessionKey</text:reference-ref></text:span></text:span><text:span text:style-name="T61"> of the </text:span><text:span text:style-name="T63">original</text:span><text:span text:style-name="T61"> provisioning session while </text:span><text:span text:style-name="CrossRef"><text:span text:style-name="T72"><text:reference-ref text:reference-format="text" text:ref-name="eecert">End-Entity Certificate</text:reference-ref></text:span></text:span><text:span text:style-name="T61"> points to the </text:span><text:span text:style-name="T63">target key</text:span><text:span text:style-name="T61">. <text:s/>Note that post provisioning operations require that the </text:span><text:span text:style-name="CrossRef"><text:span text:style-name="T72"><text:reference-ref text:reference-format="text" text:ref-name="sess.updatable">Updatable</text:reference-ref></text:span></text:span><text:span text:style-name="T61"> flag of the target key's provisioning session is set.</text:span></text:p>
      <text:p text:style-name="Text_20_body"><text:span text:style-name="T61">If </text:span><text:span text:style-name="CrossRef"><text:span text:style-name="T72"><text:reference-ref text:reference-format="text" text:ref-name="sess.key.op">SessionKeyLimit</text:reference-ref></text:span></text:span><text:span text:style-name="T61"> for the </text:span><text:span text:style-name="T63">OriginalSessionKey</text:span><text:span text:style-name="T61"> is exceeded (use count is incremented for each post provisioning MAC), the post provisioning operation MUST be aborted.</text:span></text:p>
      <text:p text:style-name="P50"/>
      <text:h text:style-name="P123" text:outline-level="1">Missing Methods</text:h>
      <text:p text:style-name="P50">Symmetric key encryption and hmac, asymmetric decryption, and some utility methods</text:p>
      <text:h text:style-name="P121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6"><text:span text:style-name="T78">ProvisioningHandle</text:span><text:span text:style-name="T65">, ...</text:span> = <text:span text:style-name="CrossRef"><text:reference-ref text:reference-format="text" text:ref-name="createProvisioningSession">createProvisioningSession</text:reference-ref></text:span> (…)</text:p>
      <text:p text:style-name="P87"><text:span text:style-name="T78">PUKPolicyHandle</text:span> = <text:span text:style-name="CrossRef"><text:reference-ref text:reference-format="text" text:ref-name="createPUKPolicy">createPUKPolicy</text:reference-ref></text:span> (<text:span text:style-name="T78">ProvisioningHandle</text:span><text:span text:style-name="T65">, ...)</text:span></text:p>
      <text:p text:style-name="P87"><text:span text:style-name="T78">PINPolicyHandle</text:span><text:span text:style-name="T65"> = </text:span><text:span text:style-name="CrossRef"><text:reference-ref text:reference-format="text" text:ref-name="createPINPolicy">createPINPolicy</text:reference-ref></text:span><text:span text:style-name="T65"> (</text:span><text:span text:style-name="T78">ProvisioningHandle</text:span><text:span text:style-name="T65">, , </text:span><text:span text:style-name="T78">PUKPolicyHandle</text:span><text:span text:style-name="T65">, ...)</text:span></text:p>
      <text:p text:style-name="P87"><text:span text:style-name="T78">KeyHandle</text:span><text:span text:style-name="T65">, ...</text:span> = <text:span text:style-name="CrossRef"><text:reference-ref text:reference-format="text" text:ref-name="createKeyPair">createKeyPair</text:reference-ref></text:span> (<text:span text:style-name="T78">ProvisioningHandle</text:span><text:span text:style-name="T65">, , </text:span><text:span text:style-name="T78">PINPolicyHandle</text:span><text:span text:style-name="T65">, …)</text:span></text:p>
      <text:p text:style-name="P88">External certification of the generated public key happens here...</text:p>
      <text:p text:style-name="P86"><text:span text:style-name="CrossRef"><text:reference-ref text:reference-format="text" text:ref-name="setCertificatePath">setCertificatePath</text:reference-ref></text:span><text:span text:style-name="T65"> (</text:span><text:span text:style-name="T78">KeyHandle</text:span><text:span text:style-name="T65">, ...)</text:span></text:p>
      <text:p text:style-name="P87"><text:span text:style-name="CrossRef"><text:reference-ref text:reference-format="text" text:ref-name="closeProvisioningSession">closeProvisioningSession</text:reference-ref></text:span><text:span text:style-name="T65"> (</text:span><text:span text:style-name="T78">ProvisioningHandle</text:span><text:span text:style-name="T65">, ...)</text:span></text:p>
      <text:p text:style-name="Text_20_body"><text:span text:style-name="T65"><text:line-break/>Note that </text:span><text:span text:style-name="T78">Handle</text:span><text:span text:style-name="T65"> variables are only used by local middleware, while (not shown) variables like </text:span><text:span text:style-name="T78">SessionKey</text:span><text:span text:style-name="T65">, </text:span><text:span text:style-name="T78">MAC</text:span><text:span text:style-name="T65">, </text:span><text:span text:style-name="T78">ID</text:span><text:span text:style-name="T65">, etc. are primarily used in the communication between an issuer and the SKS.</text:span></text:p>
      <text:p text:style-name="P47">If keys are to be created entirely locally, this requires local software emulation of an issuer.</text:p>
      <text:p text:style-name="P47"/>
      <text:h text:style-name="Heading_20_1" text:outline-level="1">Reference Implementation</text:h>
      <text:p text:style-name="P47">To further guide implementers, an open source SKS reference implementation in java<text:span text:style-name="T47">®</text:span> is available including a JUnit suite.</text:p>
      <text:p text:style-name="Text_20_body"><text:span text:style-name="T65">URL: </text:span><text:a xlink:type="simple" xlink:href="http://code.google.com/p/openkeystore">http://code.google.com/p/openkeystore</text:a></text:p>
      <text:p text:style-name="Text_20_body"/>
      <text:h text:style-name="P121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p_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7">&lt;</text:span><text:span text:style-name="T29">CredentialDiscoveryRequest</text:span><text:span text:style-name="T10">  </text:span><text:span text:style-name="T98">…</text:span><text:span text:style-name="T97"> <text:s/>&gt;<text:line-break/></text:span></text:p>
            <text:p text:style-name="P65"><text:span text:style-name="T97">    &lt;</text:span><text:span text:style-name="T29">LookupSpecifier</text:span><text:span text:style-name="T97"> </text:span><text:span text:style-name="T38">ID</text:span><text:span text:style-name="T97">="Lookup.1" </text:span><text:span text:style-name="T38">Nonce</text:span><text:span text:style-name="T97">="nSgmg4cznqE ... WrH2421w9SYA="&gt;<text:line-break/> <text:s text:c="3"/>    &lt;</text:span><text:span text:style-name="T29">SearchFilter</text:span><text:span text:style-name="T97"> </text:span><text:span text:style-name="T38">Email</text:span><text:span text:style-name="T97">="john.doe@example.com"/&gt;<text:line-break/>        &lt;</text:span><text:span text:style-name="T105">ds</text:span><text:span text:style-name="T97">:</text:span><text:span text:style-name="T29">Signature</text:span><text:span text:style-name="T97">&gt;<text:line-break/>            &lt;</text:span><text:span text:style-name="T105">ds</text:span><text:span text:style-name="T97">:</text:span><text:span text:style-name="T29">SignedInfo</text:span><text:span text:style-name="T97">&gt;<text:line-break/>                &lt;</text:span><text:span text:style-name="T105">ds</text:span><text:span text:style-name="T97">:</text:span><text:span text:style-name="T29">CanonicalizationMethod</text:span><text:span text:style-name="T97"> </text:span><text:span text:style-name="T38">Algorithm</text:span><text:span text:style-name="T97">="http://www.w3.org/2001/10/xml-exc-c14n#"/&gt;<text:line-break/>                &lt;</text:span><text:span text:style-name="T105">ds</text:span><text:span text:style-name="T97">:</text:span><text:span text:style-name="T29">SignatureMethod</text:span><text:span text:style-name="T97"> </text:span><text:span text:style-name="T38">Algorithm</text:span><text:span text:style-name="T97">="http://www.w3.org/2001/04/xmldsig-more#rsa-sha256"/&gt;<text:line-break/>                &lt;</text:span><text:span text:style-name="T105">ds</text:span><text:span text:style-name="T97">:</text:span><text:span text:style-name="T29">Reference</text:span><text:span text:style-name="T97"> </text:span><text:span text:style-name="T38">URI</text:span><text:span text:style-name="T97">="#Lookup.1"&gt;<text:line-break/>                    &lt;</text:span><text:span text:style-name="T105">ds</text:span><text:span text:style-name="T97">:</text:span><text:span text:style-name="T29">Transforms</text:span><text:span text:style-name="T97">&gt;<text:line-break/>                        &lt;</text:span><text:span text:style-name="T105">ds</text:span><text:span text:style-name="T97">:</text:span><text:span text:style-name="T29">Transform</text:span><text:span text:style-name="T97"> </text:span><text:span text:style-name="T38">Algorithm</text:span><text:span text:style-name="T97">="http://www.w3.org/2000/09/xmldsig#enveloped-signature"/&gt;<text:line-break/>                        &lt;</text:span><text:span text:style-name="T105">ds</text:span><text:span text:style-name="T97">:</text:span><text:span text:style-name="T29">Transform</text:span><text:span text:style-name="T97"> </text:span><text:span text:style-name="T38">Algorithm</text:span><text:span text:style-name="T97">="http://www.w3.org/2001/10/xml-exc-c14n#"/&gt;<text:line-break/>                    &lt;/</text:span><text:span text:style-name="T105">ds</text:span><text:span text:style-name="T97">:</text:span><text:span text:style-name="T29">Transforms</text:span><text:span text:style-name="T97">&gt;<text:line-break/>                    &lt;</text:span><text:span text:style-name="T105">ds</text:span><text:span text:style-name="T97">:</text:span><text:span text:style-name="T29">DigestMethod</text:span><text:span text:style-name="T97"> </text:span><text:span text:style-name="T38">Algorithm</text:span><text:span text:style-name="T97">="http://www.w3.org/2001/04/xmlenc#sha256"/&gt;<text:line-break/>                    &lt;</text:span><text:span text:style-name="T105">ds</text:span><text:span text:style-name="T97">:</text:span><text:span text:style-name="T29">DigestValue</text:span><text:span text:style-name="T97">&gt;JBfoi8iBKRyWxXYlTTU1cdyybMTyJr+WDW+qCJdxoGE=&lt;/</text:span><text:span text:style-name="T105">ds</text:span><text:span text:style-name="T97">:</text:span><text:span text:style-name="T29">DigestValue</text:span><text:span text:style-name="T97">&gt;<text:line-break/>                &lt;/</text:span><text:span text:style-name="T105">ds</text:span><text:span text:style-name="T97">:</text:span><text:span text:style-name="T29">Reference</text:span><text:span text:style-name="T97">&gt;<text:line-break/>            &lt;/</text:span><text:span text:style-name="T105">ds</text:span><text:span text:style-name="T97">:</text:span><text:span text:style-name="T29">SignedInfo</text:span><text:span text:style-name="T97">&gt;<text:line-break/>            &lt;</text:span><text:span text:style-name="T105">ds</text:span><text:span text:style-name="T97">:</text:span><text:span text:style-name="T29">SignatureValue</text:span><text:span text:style-name="T97">&gt;mSMaH6wChPQRDT... JKrW3n/dL7seGbg==&lt;/</text:span><text:span text:style-name="T105">ds</text:span><text:span text:style-name="T97">:</text:span><text:span text:style-name="T29">SignatureValue</text:span><text:span text:style-name="T97">&gt;<text:line-break/>            &lt;</text:span><text:span text:style-name="T105">ds</text:span><text:span text:style-name="T97">:</text:span><text:span text:style-name="T29">KeyInfo</text:span><text:span text:style-name="T97">&gt;<text:line-break/>                &lt;</text:span><text:span text:style-name="T105">ds</text:span><text:span text:style-name="T97">:</text:span><text:span text:style-name="T29">X509Data</text:span><text:span text:style-name="T97">&gt;<text:line-break/>                    &lt;</text:span><text:span text:style-name="T105">ds</text:span><text:span text:style-name="T97">:</text:span><text:span text:style-name="T29">X509IssuerSerial</text:span><text:span text:style-name="T97">&gt;<text:line-break/>                        &lt;</text:span><text:span text:style-name="T105">ds</text:span><text:span text:style-name="T97">:</text:span><text:span text:style-name="T29">X509IssuerName</text:span><text:span text:style-name="T97">&gt;CN=Root CA,O=example.com,C=us&lt;/</text:span><text:span text:style-name="T105">ds</text:span><text:span text:style-name="T97">:</text:span><text:span text:style-name="T29">X509IssuerName</text:span><text:span text:style-name="T97">&gt;<text:line-break/>                        &lt;</text:span><text:span text:style-name="T105">ds</text:span><text:span text:style-name="T97">:</text:span><text:span text:style-name="T29">X509SerialNumber</text:span><text:span text:style-name="T97">&gt;2&lt;/</text:span><text:span text:style-name="T105">ds</text:span><text:span text:style-name="T97">:</text:span><text:span text:style-name="T29">X509SerialNumber</text:span><text:span text:style-name="T97">&gt;<text:line-break/>                    &lt;/</text:span><text:span text:style-name="T105">ds</text:span><text:span text:style-name="T97">:</text:span><text:span text:style-name="T29">X509IssuerSerial</text:span><text:span text:style-name="T97">&gt;<text:line-break/>                    </text:span><text:span text:style-name="T118">&lt;!-- The Issuer's Certificate: --&gt;</text:span><text:span text:style-name="T97"><text:line-break/>                    &lt;</text:span><text:span text:style-name="T105">ds</text:span><text:span text:style-name="T97">:</text:span><text:span text:style-name="T29">X509Certificate</text:span><text:span text:style-name="T97">&gt;MIIDbzCCAlegAw … gtzO/rITZcbKHyCZvQ==&lt;/</text:span><text:span text:style-name="T105">ds</text:span><text:span text:style-name="T97">:</text:span><text:span text:style-name="T29">X509Certificate</text:span><text:span text:style-name="T97">&gt;<text:line-break/>                &lt;/</text:span><text:span text:style-name="T105">ds</text:span><text:span text:style-name="T97">:</text:span><text:span text:style-name="T29">X509Data</text:span><text:span text:style-name="T97">&gt;<text:line-break/>            &lt;/</text:span><text:span text:style-name="T105">ds</text:span><text:span text:style-name="T97">:</text:span><text:span text:style-name="T29">KeyInfo</text:span><text:span text:style-name="T97">&gt;<text:line-break/>        &lt;/</text:span><text:span text:style-name="T105">ds</text:span><text:span text:style-name="T97">:</text:span><text:span text:style-name="T29">Signature</text:span><text:span text:style-name="T97">&gt;<text:line-break/>    &lt;/</text:span><text:span text:style-name="T29">LookupSpecifier</text:span><text:span text:style-name="T97">&gt;<text:line-break/></text:span></text:p>
            <text:p text:style-name="Standard"><text:span text:style-name="T97">&lt;/</text:span><text:span text:style-name="T29">CredentialDiscoveryRequest</text:span><text:span text:style-name="T97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148887418" text:style-name="L3">
        <text:list-item>
          <text:p text:style-name="P128">Verify that the <text:span text:style-name="T84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28">Verify that the freshness <text:span text:style-name="T78">Nonce</text:span> matches <text:span text:style-name="CrossRef"><text:reference-ref text:reference-format="text" text:ref-name="SHA256">SHA256</text:reference-ref></text:span> (<text:span text:style-name="T78">ClientSessionID</text:span> || <text:span text:style-name="T78">ServerSessionID</text:span> || I<text:span text:style-name="T78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28">Enumerate all SKS keys and related certificates. <text:s/>See <text:span text:style-name="CrossRef"><text:reference-ref text:reference-format="text" text:ref-name="enum.keys">enumerateKeys</text:reference-ref></text:span></text:p>
        </text:list-item>
        <text:list-item>
          <text:p text:style-name="P128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8">X509Certificate</text:span> element which (together with the <text:span text:style-name="T84">Signature</text:span><text:span text:style-name="T62">),</text:span><text:span text:style-name="T65"> serv</text:span>es as an <text:span text:style-name="T1">Issuer Filter</text:span></text:p>
        </text:list-item>
        <text:list-item>
          <text:p text:style-name="P128">Collect the keys from step #4 that also feature the e-mail addresss <text:span text:style-name="T117">"</text:span><text:span text:style-name="T22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121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Missing or repeated object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<text:span text:style-name="T1">issuer</text:span>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13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121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89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121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42, WebPKI.org, 2010-06-02<text:tab/>Page <text:page-number text:select-page="current">54</text:page-number> of <text:page-count>5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6-02T23:11:50</meta:creation-date>
    <meta:editing-cycles>2</meta:editing-cycles>
    <meta:editing-duration>PT00H00M22S</meta:editing-duration>
    <dc:title>Secure Key Store - API and Architecture</dc:title>
    <meta:document-statistic meta:table-count="84" meta:image-count="0" meta:object-count="4" meta:page-count="54" meta:paragraph-count="1734" meta:word-count="11316" meta:character-count="83838"/>
    <dc:date>2010-06-02T23:11:52</dc:date>
    <dc:creator>Anders Rundgren</dc:creator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